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3b1f2d"/>
    </style:style>
    <style:style style:name="P2" style:family="paragraph" style:parent-style-name="Standard">
      <style:paragraph-properties fo:text-align="justify" style:justify-single-word="false"/>
      <style:text-properties officeooo:paragraph-rsid="003f8e9e"/>
    </style:style>
    <style:style style:name="P3" style:family="paragraph" style:parent-style-name="Standard">
      <style:paragraph-properties fo:text-align="justify" style:justify-single-word="false"/>
      <style:text-properties officeooo:paragraph-rsid="003ec1fb"/>
    </style:style>
    <style:style style:name="P4" style:family="paragraph" style:parent-style-name="Standard">
      <style:paragraph-properties fo:text-align="justify" style:justify-single-word="false"/>
      <style:text-properties officeooo:paragraph-rsid="00dd7d09"/>
    </style:style>
    <style:style style:name="P5" style:family="paragraph" style:parent-style-name="Standard">
      <style:paragraph-properties fo:text-align="justify" style:justify-single-word="false"/>
      <style:text-properties style:font-name="arial" fo:font-size="12pt" officeooo:rsid="000b0842" officeooo:paragraph-rsid="000b0842" style:font-size-asian="12pt" style:font-size-complex="12pt"/>
    </style:style>
    <style:style style:name="P6" style:family="paragraph" style:parent-style-name="Standard">
      <style:paragraph-properties fo:text-align="justify" style:justify-single-word="false"/>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officeooo:paragraph-rsid="002ffd53" style:font-size-asian="12pt" style:font-size-complex="12pt"/>
    </style:style>
    <style:style style:name="P8" style:family="paragraph" style:parent-style-name="Standard">
      <style:paragraph-properties fo:text-align="justify" style:justify-single-word="false"/>
      <style:text-properties fo:color="#000000" style:font-name="arial" fo:font-size="12pt" fo:font-weight="bold" officeooo:rsid="000b0842" officeooo:paragraph-rsid="000b0842"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arial" fo:font-size="12pt" officeooo:rsid="000b0842" officeooo:paragraph-rsid="000b0842" style:font-size-asian="12pt" style:font-size-complex="12pt"/>
    </style:style>
    <style:style style:name="P10" style:family="paragraph" style:parent-style-name="Standard">
      <style:paragraph-properties fo:text-align="justify" style:justify-single-word="false"/>
      <style:text-properties fo:color="#000000" style:font-name="arial" fo:font-size="12pt" style:font-size-asian="12pt" style:font-size-complex="12pt"/>
    </style:style>
    <style:style style:name="P11" style:family="paragraph" style:parent-style-name="Standard">
      <style:paragraph-properties fo:text-align="justify" style:justify-single-word="false"/>
      <style:text-properties fo:color="#000000" style:font-name="arial" fo:font-size="12pt" officeooo:paragraph-rsid="002ffd53" style:font-size-asian="12pt" style:font-size-complex="12pt"/>
    </style:style>
    <style:style style:name="P12" style:family="paragraph" style:parent-style-name="Standard">
      <style:paragraph-properties fo:text-align="justify" style:justify-single-word="false"/>
      <style:text-properties fo:color="#000000" style:font-name="arial" fo:font-size="12pt" officeooo:rsid="00349018" officeooo:paragraph-rsid="003b1f2d" style:font-size-asian="12pt" style:font-size-complex="12pt"/>
    </style:style>
    <style:style style:name="P13" style:family="paragraph" style:parent-style-name="Standard">
      <style:paragraph-properties fo:text-align="justify" style:justify-single-word="false"/>
      <style:text-properties fo:color="#000000" style:font-name="arial" fo:font-size="12pt" officeooo:rsid="0078d81b" officeooo:paragraph-rsid="0078d81b" style:font-size-asian="12pt" style:font-size-complex="12pt"/>
    </style:style>
    <style:style style:name="P14" style:family="paragraph" style:parent-style-name="Standard">
      <style:text-properties fo:color="#000000" style:font-name="arial" fo:font-size="12pt" officeooo:paragraph-rsid="00397cb3" style:font-size-asian="12pt" style:font-size-complex="12pt"/>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50057a"/>
    </style:style>
    <style:style style:name="P17" style:family="paragraph" style:parent-style-name="Text_20_body">
      <style:paragraph-properties fo:text-align="justify" style:justify-single-word="false"/>
      <style:text-properties officeooo:paragraph-rsid="0051c7d4"/>
    </style:style>
    <style:style style:name="P18" style:family="paragraph" style:parent-style-name="Text_20_body">
      <style:paragraph-properties fo:text-align="justify" style:justify-single-word="false"/>
      <style:text-properties officeooo:paragraph-rsid="00586ba8"/>
    </style:style>
    <style:style style:name="P19" style:family="paragraph" style:parent-style-name="Text_20_body">
      <style:paragraph-properties fo:text-align="justify" style:justify-single-word="false"/>
      <style:text-properties officeooo:paragraph-rsid="00414909"/>
    </style:style>
    <style:style style:name="P20" style:family="paragraph" style:parent-style-name="Text_20_body">
      <style:paragraph-properties fo:text-align="justify" style:justify-single-word="false"/>
      <style:text-properties officeooo:paragraph-rsid="003e5b82"/>
    </style:style>
    <style:style style:name="P21" style:family="paragraph" style:parent-style-name="Text_20_body">
      <style:paragraph-properties fo:text-align="justify" style:justify-single-word="false"/>
      <style:text-properties officeooo:paragraph-rsid="00a4d36f"/>
    </style:style>
    <style:style style:name="P22" style:family="paragraph" style:parent-style-name="Text_20_body">
      <style:text-properties officeooo:paragraph-rsid="0063ecde"/>
    </style:style>
    <style:style style:name="P23" style:family="paragraph" style:parent-style-name="Text_20_body">
      <style:text-properties fo:color="#000000"/>
    </style:style>
    <style:style style:name="P24" style:family="paragraph" style:parent-style-name="Text_20_body">
      <style:paragraph-properties fo:text-align="justify" style:justify-single-word="false"/>
      <style:text-properties fo:color="#000000" style:font-name="arial" fo:font-size="12pt" style:font-size-asian="12pt" style:font-size-complex="12pt"/>
    </style:style>
    <style:style style:name="P25" style:family="paragraph" style:parent-style-name="Text_20_body">
      <style:text-properties fo:color="#000000" style:font-name="arial" fo:font-size="12pt" fo:language="es" fo:country="ES" style:font-size-asian="12pt" style:font-size-complex="12pt"/>
    </style:style>
    <style:style style:name="P26" style:family="paragraph" style:parent-style-name="Text_20_body">
      <style:paragraph-properties fo:text-align="justify" style:justify-single-word="false"/>
      <style:text-properties fo:color="#000000" style:font-name="arial" fo:font-size="12pt" fo:language="es" fo:country="ES" officeooo:paragraph-rsid="00586ba8" style:font-size-asian="12pt" style:font-size-complex="12pt"/>
    </style:style>
    <style:style style:name="P27" style:family="paragraph" style:parent-style-name="Text_20_body">
      <style:text-properties fo:color="#000000" style:font-name="arial" fo:font-size="12pt" fo:language="es" fo:country="ES" officeooo:paragraph-rsid="00c9fb25" style:font-size-asian="12pt" style:font-size-complex="12pt"/>
    </style:style>
    <style:style style:name="P28" style:family="paragraph" style:parent-style-name="Text_20_body">
      <style:text-properties fo:color="#000000" style:font-name="arial" fo:font-size="12pt" fo:language="es" fo:country="ES" style:text-underline-style="solid" style:text-underline-width="auto" style:text-underline-color="font-color" style:font-size-asian="12pt" style:font-size-complex="12pt"/>
    </style:style>
    <style:style style:name="P29" style:family="paragraph" style:parent-style-name="Text_20_body">
      <style:paragraph-properties fo:text-align="justify" style:justify-single-word="false"/>
      <style:text-properties fo:color="#000000" style:font-name="arial" fo:font-size="12pt" fo:language="es" fo:country="ES" fo:font-weight="bold" officeooo:rsid="00cf8845" officeooo:paragraph-rsid="00f2abde" style:font-size-asian="12pt" style:font-weight-asian="bold" style:font-size-complex="12pt" style:font-weight-complex="bold"/>
    </style:style>
    <style:style style:name="P30" style:family="paragraph" style:parent-style-name="Text_20_body">
      <style:paragraph-properties fo:text-align="justify" style:justify-single-word="false"/>
      <style:text-properties fo:color="#000000" style:font-name="arial" fo:font-size="12pt" fo:language="es" fo:country="ES" fo:font-weight="normal" officeooo:rsid="00cf8845" officeooo:paragraph-rsid="00f2abde"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fo:color="#000000" style:font-name="arial"/>
    </style:style>
    <style:style style:name="P32" style:family="paragraph" style:parent-style-name="Text_20_body">
      <style:paragraph-properties fo:text-align="justify" style:justify-single-word="false"/>
      <style:text-properties fo:color="#000000" style:font-name="arial" fo:background-color="#ffff00"/>
    </style:style>
    <style:style style:name="P33" style:family="paragraph" style:parent-style-name="Text_20_body">
      <style:paragraph-properties fo:text-align="justify" style:justify-single-word="false"/>
      <style:text-properties fo:color="#000000"/>
    </style:style>
    <style:style style:name="P34" style:family="paragraph" style:parent-style-name="Text_20_body">
      <style:text-properties officeooo:paragraph-rsid="00a300ee" fo:background-color="transparent"/>
    </style:style>
    <style:style style:name="P35" style:family="paragraph" style:parent-style-name="Text_20_body">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fo:language="es" fo:country="ES" officeooo:paragraph-rsid="00664592" style:font-size-asian="12pt" style:font-size-complex="12pt"/>
    </style:style>
    <style:style style:name="P36" style:family="paragraph" style:parent-style-name="Text_20_body">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fo:color="#000000" style:font-name="arial" fo:font-size="12pt" officeooo:paragraph-rsid="00f47606" style:font-size-asian="12pt" style:font-size-complex="12pt"/>
    </style:style>
    <style:style style:name="P37"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font-variant="normal" fo:text-transform="none" fo:color="#3a3a3a" style:font-name="arial" fo:font-size="12pt" fo:letter-spacing="normal" fo:language="es" fo:country="ES" fo:font-style="normal" fo:font-weight="normal" officeooo:rsid="00363492" officeooo:paragraph-rsid="0060521d" style:font-name-asian="DejaVu Sans Mono" style:font-size-asian="12pt" style:font-name-complex="Liberation Mono" style:font-size-complex="12pt"/>
    </style:style>
    <style:style style:name="P38"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font-variant="normal" fo:text-transform="none" fo:color="#3a3a3a" style:font-name="arial" fo:font-size="12pt" fo:letter-spacing="normal" fo:language="es" fo:country="ES" fo:font-style="normal" fo:font-weight="normal" officeooo:rsid="00363492" officeooo:paragraph-rsid="0062b247" style:font-name-asian="DejaVu Sans Mono" style:font-size-asian="12pt" style:font-name-complex="Liberation Mono" style:font-size-complex="12pt"/>
    </style:style>
    <style:style style:name="P39"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font-variant="normal" fo:text-transform="none" fo:color="#3a3a3a" style:font-name="arial" fo:font-size="12pt" fo:letter-spacing="normal" fo:language="es" fo:country="ES" fo:font-style="normal" fo:font-weight="normal" officeooo:rsid="00363492" officeooo:paragraph-rsid="00664592" style:font-name-asian="DejaVu Sans Mono" style:font-size-asian="12pt" style:font-name-complex="Liberation Mono" style:font-size-complex="12pt"/>
    </style:style>
    <style:style style:name="P40"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font-variant="normal" fo:text-transform="none" fo:color="#000000" style:font-name="arial" fo:font-size="12pt" fo:letter-spacing="normal" fo:language="es" fo:country="ES" fo:font-style="normal" fo:font-weight="bold" officeooo:rsid="00363492" officeooo:paragraph-rsid="0060521d" style:font-name-asian="DejaVu Sans Mono" style:font-size-asian="12pt" style:font-weight-asian="bold" style:font-name-complex="Liberation Mono" style:font-size-complex="12pt" style:font-weight-complex="bold"/>
    </style:style>
    <style:style style:name="P41"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fo:language="es" fo:country="ES" officeooo:paragraph-rsid="00664592" style:font-size-asian="12pt" style:font-size-complex="12pt"/>
    </style:style>
    <style:style style:name="P42"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fo:language="es" fo:country="ES" officeooo:paragraph-rsid="0069bd71" style:font-size-asian="12pt" style:font-size-complex="12pt"/>
    </style:style>
    <style:style style:name="P43"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fo:language="es" fo:country="ES" officeooo:paragraph-rsid="00768f9f" style:font-size-asian="12pt" style:font-size-complex="12pt"/>
    </style:style>
    <style:style style:name="P44"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officeooo:paragraph-rsid="00768f9f" style:font-size-asian="12pt" style:font-size-complex="12pt"/>
    </style:style>
    <style:style style:name="P45"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officeooo:paragraph-rsid="007f33e0" style:font-size-asian="12pt" style:font-size-complex="12pt"/>
    </style:style>
    <style:style style:name="P46"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officeooo:paragraph-rsid="0087587f" style:font-size-asian="12pt" style:font-size-complex="12pt"/>
    </style:style>
    <style:style style:name="P47"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officeooo:paragraph-rsid="008b2206" style:font-size-asian="12pt" style:font-size-complex="12pt"/>
    </style:style>
    <style:style style:name="P48"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officeooo:paragraph-rsid="0090b212" style:font-size-asian="12pt" style:font-size-complex="12pt"/>
    </style:style>
    <style:style style:name="P49"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style:font-name="arial" fo:font-size="12pt" fo:font-weight="bold" officeooo:paragraph-rsid="008b2206" style:font-size-asian="12pt" style:font-weight-asian="bold" style:font-size-complex="12pt" style:font-weight-complex="bold"/>
    </style:style>
    <style:style style:name="P50"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6676a8"/>
    </style:style>
    <style:style style:name="P51"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69bd71"/>
    </style:style>
    <style:style style:name="P52"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700d4e"/>
    </style:style>
    <style:style style:name="P53"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703fb3"/>
    </style:style>
    <style:style style:name="P54"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7f33e0"/>
    </style:style>
    <style:style style:name="P55"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87587f"/>
    </style:style>
    <style:style style:name="P56"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officeooo:paragraph-rsid="0090b212"/>
    </style:style>
    <style:style style:name="P57"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officeooo:paragraph-rsid="009e294b"/>
    </style:style>
    <style:style style:name="P58"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officeooo:paragraph-rsid="00a8fbeb"/>
    </style:style>
    <style:style style:name="P59"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text-align="justify" style:justify-single-word="false" fo:orphans="2" fo:widows="2" fo:text-indent="0cm" style:auto-text-indent="false" fo:background-color="#f2f2f2" fo:padding="0.318cm" fo:border="0.06pt solid #cccccc"/>
      <style:text-properties fo:color="#000000" officeooo:paragraph-rsid="00b13337"/>
    </style:style>
    <style:style style:name="P60"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color="#000000" style:font-name="arial" fo:font-size="12pt" officeooo:paragraph-rsid="00c9fb25" style:font-size-asian="12pt" style:font-size-complex="12pt"/>
    </style:style>
    <style:style style:name="P61" style:family="paragraph" style:parent-style-name="Preformatted_20_Text">
      <loext:graphic-properties draw:fill="solid" draw:fill-color="#f2f2f2" draw:opacity="100%"/>
      <style:paragraph-properties fo:margin-left="0cm" fo:margin-right="0cm" fo:margin-top="0cm" fo:margin-bottom="0cm" loext:contextual-spacing="false" style:line-height-at-least="0.37cm" fo:orphans="2" fo:widows="2" fo:text-indent="0cm" style:auto-text-indent="false" fo:background-color="#f2f2f2" fo:padding="0.318cm" fo:border="0.06pt solid #cccccc"/>
      <style:text-properties fo:color="#000000" style:font-name="arial" fo:font-size="12pt" officeooo:paragraph-rsid="00d9d8a8" style:font-size-asian="12pt" style:font-size-complex="12pt"/>
    </style:style>
    <style:style style:name="P62"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text-align="justify" style:justify-single-word="false" fo:orphans="2" fo:widows="2" fo:text-indent="0cm" style:auto-text-indent="false" fo:background-color="#f2f2f2" fo:padding="0.318cm" fo:border="0.06pt solid #cccccc"/>
      <style:text-properties officeooo:paragraph-rsid="00943bcf"/>
    </style:style>
    <style:style style:name="P63"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text-align="justify" style:justify-single-word="false" fo:orphans="2" fo:widows="2" fo:text-indent="0cm" style:auto-text-indent="false" fo:background-color="#f2f2f2" fo:padding="0.318cm" fo:border="0.06pt solid #cccccc"/>
      <style:text-properties officeooo:paragraph-rsid="00992f35"/>
    </style:style>
    <style:style style:name="P64"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text-align="justify" style:justify-single-word="false" fo:orphans="2" fo:widows="2" fo:text-indent="0cm" style:auto-text-indent="false" fo:background-color="#f2f2f2" fo:padding="0.318cm" fo:border="0.06pt solid #cccccc"/>
      <style:text-properties officeooo:paragraph-rsid="009a3be5"/>
    </style:style>
    <style:style style:name="P65"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text-align="justify" style:justify-single-word="false" fo:orphans="2" fo:widows="2" fo:text-indent="0cm" style:auto-text-indent="false" fo:background-color="#f2f2f2" fo:padding="0.318cm" fo:border="0.06pt solid #cccccc"/>
      <style:text-properties officeooo:paragraph-rsid="009c61cb"/>
    </style:style>
    <style:style style:name="P66"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text-align="justify" style:justify-single-word="false" fo:orphans="2" fo:widows="2" fo:text-indent="0cm" style:auto-text-indent="false" fo:background-color="#f2f2f2" fo:padding="0.318cm" fo:border="0.06pt solid #cccccc"/>
      <style:text-properties officeooo:paragraph-rsid="00ae2328"/>
    </style:style>
    <style:style style:name="P67" style:family="paragraph" style:parent-style-name="Preformatted_20_Text">
      <loext:graphic-properties draw:fill="solid" draw:fill-color="#f2f2f2" draw:opacity="100%"/>
      <style:paragraph-properties fo:margin-left="0cm" fo:margin-right="0cm" fo:margin-top="0cm" fo:margin-bottom="0.499cm" loext:contextual-spacing="false" style:line-height-at-least="0.37cm" fo:orphans="2" fo:widows="2" fo:text-indent="0cm" style:auto-text-indent="false" fo:background-color="#f2f2f2" fo:padding="0.318cm" fo:border="0.06pt solid #cccccc"/>
      <style:text-properties fo:color="#000000" style:font-name="arial" fo:font-size="12pt" fo:language="es" fo:country="ES" fo:font-weight="bold" officeooo:paragraph-rsid="00ca515d" style:font-size-asian="12pt" style:font-weight-asian="bold" style:font-size-complex="12pt" style:font-weight-complex="bold"/>
    </style:style>
    <style:style style:name="P68" style:family="paragraph" style:parent-style-name="Preformatted_20_Text">
      <style:paragraph-properties fo:margin-top="0cm" fo:margin-bottom="0cm" loext:contextual-spacing="false"/>
    </style:style>
    <style:style style:name="P69" style:family="paragraph" style:parent-style-name="Preformatted_20_Text">
      <style:paragraph-properties fo:margin-top="0cm" fo:margin-bottom="0cm" loext:contextual-spacing="false"/>
      <style:text-properties fo:color="#000000" officeooo:paragraph-rsid="00703fb3"/>
    </style:style>
    <style:style style:name="P70" style:family="paragraph" style:parent-style-name="Preformatted_20_Text">
      <style:paragraph-properties fo:margin-top="0cm" fo:margin-bottom="0cm" loext:contextual-spacing="false"/>
      <style:text-properties fo:color="#000000" style:font-name="arial" fo:font-size="12pt" fo:language="es" fo:country="ES" style:font-size-asian="12pt" style:font-size-complex="12pt"/>
    </style:style>
    <style:style style:name="P71" style:family="paragraph" style:parent-style-name="Preformatted_20_Text">
      <style:paragraph-properties fo:margin-top="0cm" fo:margin-bottom="0cm" loext:contextual-spacing="false"/>
      <style:text-properties fo:color="#000000" style:font-name="arial" fo:font-size="12pt" fo:language="es" fo:country="ES" officeooo:paragraph-rsid="0085506b" style:font-size-asian="12pt" style:font-size-complex="12pt"/>
    </style:style>
    <style:style style:name="P72" style:family="paragraph" style:parent-style-name="Preformatted_20_Text">
      <style:paragraph-properties fo:margin-top="0cm" fo:margin-bottom="0cm" loext:contextual-spacing="false"/>
      <style:text-properties fo:color="#000000" style:font-name="arial" fo:font-size="12pt" fo:language="es" fo:country="ES" officeooo:paragraph-rsid="00844efa" style:font-size-asian="12pt" style:font-size-complex="12pt"/>
    </style:style>
    <style:style style:name="P73" style:family="paragraph" style:parent-style-name="Preformatted_20_Text">
      <style:paragraph-properties fo:margin-top="0cm" fo:margin-bottom="0cm" loext:contextual-spacing="false"/>
      <style:text-properties fo:color="#000000" style:font-name="arial" fo:font-size="12pt" fo:language="es" fo:country="ES" fo:font-weight="normal" officeooo:paragraph-rsid="0111a782" style:font-size-asian="12pt" style:font-weight-asian="normal" style:font-size-complex="12pt" style:font-weight-complex="normal"/>
    </style:style>
    <style:style style:name="P74" style:family="paragraph" style:parent-style-name="Preformatted_20_Text">
      <style:paragraph-properties fo:margin-top="0cm" fo:margin-bottom="0cm" loext:contextual-spacing="false"/>
      <style:text-properties fo:color="#000000" style:font-name="arial" fo:font-size="12pt" style:font-size-asian="12pt" style:font-size-complex="12pt"/>
    </style:style>
    <style:style style:name="P75" style:family="paragraph" style:parent-style-name="Preformatted_20_Text">
      <style:paragraph-properties fo:margin-top="0cm" fo:margin-bottom="0cm" loext:contextual-spacing="false"/>
      <style:text-properties fo:color="#000000" style:font-name="arial" fo:font-size="12pt" officeooo:paragraph-rsid="00b348aa" style:font-size-asian="12pt" style:font-size-complex="12pt"/>
    </style:style>
    <style:style style:name="P76" style:family="paragraph" style:parent-style-name="Preformatted_20_Text">
      <style:paragraph-properties fo:margin-top="0cm" fo:margin-bottom="0cm" loext:contextual-spacing="false"/>
      <style:text-properties fo:color="#000000" style:font-name="arial" fo:font-size="12pt" officeooo:rsid="00b348aa" officeooo:paragraph-rsid="00b348aa" style:font-size-asian="12pt" style:font-size-complex="12pt"/>
    </style:style>
    <style:style style:name="P77" style:family="paragraph" style:parent-style-name="Preformatted_20_Text">
      <style:paragraph-properties fo:margin-top="0cm" fo:margin-bottom="0cm" loext:contextual-spacing="false"/>
      <style:text-properties fo:color="#000000" style:font-name="arial" fo:font-size="12pt" officeooo:paragraph-rsid="00b4329d" style:font-size-asian="12pt" style:font-size-complex="12pt"/>
    </style:style>
    <style:style style:name="P78" style:family="paragraph" style:parent-style-name="Text_20_body">
      <style:paragraph-properties fo:margin-top="0cm" fo:margin-bottom="0cm" loext:contextual-spacing="false" fo:text-align="justify" style:justify-single-word="false"/>
      <style:text-properties fo:color="#000000" style:font-name="arial"/>
    </style:style>
    <style:style style:name="P79" style:family="paragraph" style:parent-style-name="Text_20_body">
      <style:paragraph-properties fo:margin-top="0cm" fo:margin-bottom="0cm" loext:contextual-spacing="false"/>
      <style:text-properties fo:color="#000000" style:font-name="arial" fo:font-size="12pt" style:font-size-asian="12pt" style:font-size-complex="12pt"/>
    </style:style>
    <style:style style:name="P80" style:family="paragraph" style:parent-style-name="Text_20_body">
      <style:paragraph-properties fo:margin-top="0cm" fo:margin-bottom="0cm" loext:contextual-spacing="false"/>
      <style:text-properties fo:color="#000000" style:font-name="arial" fo:font-size="12pt" officeooo:rsid="00a300ee" officeooo:paragraph-rsid="00a300ee" fo:background-color="#ffff00" style:font-size-asian="12pt" style:font-size-complex="12pt"/>
    </style:style>
    <style:style style:name="P81" style:family="paragraph" style:parent-style-name="Text_20_body">
      <style:paragraph-properties fo:margin-top="0cm" fo:margin-bottom="0cm" loext:contextual-spacing="false" fo:text-align="justify" style:justify-single-word="false"/>
      <style:text-properties officeooo:paragraph-rsid="00f3d5cf"/>
    </style:style>
    <style:style style:name="P82" style:family="paragraph" style:parent-style-name="Text_20_body">
      <style:paragraph-properties fo:margin-top="0cm" fo:margin-bottom="0cm" loext:contextual-spacing="false" fo:text-align="justify" style:justify-single-word="false"/>
      <style:text-properties style:font-name="arial" fo:font-size="12pt" fo:font-weight="bold" officeooo:paragraph-rsid="01105e59" style:font-size-asian="12pt" style:font-weight-asian="bold" style:font-size-complex="12pt" style:font-weight-complex="bold"/>
    </style:style>
    <style:style style:name="P83"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officeooo:rsid="00e53e98" officeooo:paragraph-rsid="00e53e98"/>
    </style:style>
    <style:style style:name="P84" style:family="paragraph" style:parent-style-name="Preformatted_20_Text">
      <style:text-properties style:font-name="arial" fo:font-size="12pt" fo:language="es" fo:country="ES" style:font-size-asian="12pt" style:font-size-complex="12pt"/>
    </style:style>
    <style:style style:name="P85" style:family="paragraph" style:parent-style-name="Preformatted_20_Text">
      <style:text-properties officeooo:paragraph-rsid="00397cb3"/>
    </style:style>
    <style:style style:name="P86" style:family="paragraph" style:parent-style-name="Preformatted_20_Text">
      <style:text-properties fo:color="#000000" style:font-name="arial" fo:font-size="12pt" style:font-size-asian="12pt" style:font-size-complex="12pt"/>
    </style:style>
    <style:style style:name="P87" style:family="paragraph" style:parent-style-name="Preformatted_20_Text">
      <style:text-properties fo:color="#000000" style:font-name="arial" fo:font-size="12pt" officeooo:paragraph-rsid="00397cb3" style:font-size-asian="12pt" style:font-size-complex="12pt"/>
    </style:style>
    <style:style style:name="P88" style:family="paragraph" style:parent-style-name="Preformatted_20_Text">
      <style:text-properties fo:color="#000000" style:font-name="arial" fo:font-size="12pt" fo:language="es" fo:country="ES" style:font-size-asian="12pt" style:font-size-complex="12pt"/>
    </style:style>
    <style:style style:name="P89" style:family="paragraph" style:parent-style-name="Preformatted_20_Text">
      <style:text-properties fo:color="#000000" style:font-name="arial" fo:font-size="12pt" fo:language="es" fo:country="ES" fo:font-weight="bold" style:font-size-asian="12pt" style:font-weight-asian="bold" style:font-size-complex="12pt" style:font-weight-complex="bold"/>
    </style:style>
    <style:style style:name="P90" style:family="paragraph" style:parent-style-name="Preformatted_20_Text">
      <style:text-properties fo:color="#000000" style:font-name="arial" fo:font-size="12pt" fo:language="es" fo:country="ES" fo:font-weight="bold" officeooo:rsid="00c1fa14" officeooo:paragraph-rsid="00c1fa14" style:font-size-asian="12pt" style:font-weight-asian="bold" style:font-size-complex="12pt" style:font-weight-complex="bold"/>
    </style:style>
    <style:style style:name="P91" style:family="paragraph" style:parent-style-name="Preformatted_20_Text">
      <style:paragraph-properties fo:margin-top="0cm" fo:margin-bottom="0.499cm" loext:contextual-spacing="false" fo:text-align="justify" style:justify-single-word="false"/>
      <style:text-properties style:font-name="arial" officeooo:paragraph-rsid="00397cb3"/>
    </style:style>
    <style:style style:name="P92" style:family="paragraph" style:parent-style-name="Preformatted_20_Text">
      <style:paragraph-properties fo:margin-top="0cm" fo:margin-bottom="0.499cm" loext:contextual-spacing="false"/>
      <style:text-properties officeooo:paragraph-rsid="0111a782"/>
    </style:style>
    <style:style style:name="P93" style:family="paragraph" style:parent-style-name="Heading_20_2">
      <style:text-properties fo:color="#000000" style:font-name="arial" fo:font-size="12pt" style:font-size-asian="12pt" style:font-size-complex="12pt"/>
    </style:style>
    <style:style style:name="P94" style:family="paragraph" style:parent-style-name="Heading_20_3">
      <style:paragraph-properties fo:text-align="justify" style:justify-single-word="false"/>
    </style:style>
    <style:style style:name="P95" style:family="paragraph" style:parent-style-name="Heading_20_3">
      <style:paragraph-properties fo:text-align="justify" style:justify-single-word="false"/>
      <style:text-properties officeooo:paragraph-rsid="003f8e9e"/>
    </style:style>
    <style:style style:name="P96" style:family="paragraph" style:parent-style-name="Heading_20_3">
      <style:paragraph-properties fo:text-align="justify" style:justify-single-word="false"/>
      <style:text-properties officeooo:paragraph-rsid="00943bcf"/>
    </style:style>
    <style:style style:name="P97" style:family="paragraph" style:parent-style-name="Heading_20_3">
      <style:paragraph-properties fo:text-align="justify" style:justify-single-word="false"/>
      <style:text-properties style:font-name="arial" fo:font-size="12pt" officeooo:rsid="0053b7be" officeooo:paragraph-rsid="0053b7be" style:font-size-asian="12pt" style:font-size-complex="12pt"/>
    </style:style>
    <style:style style:name="P98" style:family="paragraph" style:parent-style-name="Heading_20_3">
      <style:paragraph-properties fo:text-align="justify" style:justify-single-word="false"/>
      <style:text-properties fo:color="#000000" style:font-name="arial" fo:font-size="12pt" officeooo:rsid="0053b7be" officeooo:paragraph-rsid="0053b7be" style:font-size-asian="12pt" style:font-size-complex="12pt"/>
    </style:style>
    <style:style style:name="P99" style:family="paragraph" style:parent-style-name="Heading_20_3">
      <style:paragraph-properties fo:text-align="justify" style:justify-single-word="false"/>
      <style:text-properties fo:color="#000000" style:font-name="arial" fo:font-size="12pt" fo:language="es" fo:country="ES" style:font-size-asian="12pt" style:font-size-complex="12pt"/>
    </style:style>
    <style:style style:name="P100" style:family="paragraph" style:parent-style-name="Heading_20_4">
      <style:paragraph-properties fo:text-align="justify" style:justify-single-word="false"/>
    </style:style>
    <style:style style:name="P101" style:family="paragraph" style:parent-style-name="Preformatted_20_Text">
      <style:paragraph-properties fo:margin-left="1.251cm" fo:margin-right="0cm" fo:text-indent="0cm" style:auto-text-indent="false"/>
      <style:text-properties officeooo:paragraph-rsid="00397cb3"/>
    </style:style>
    <style:style style:name="P102" style:family="paragraph" style:parent-style-name="Standard">
      <style:paragraph-properties fo:text-align="justify" style:justify-single-word="false"/>
      <style:text-properties fo:color="#000000" style:font-name="arial" fo:font-size="12pt" officeooo:paragraph-rsid="002ffd53" style:font-size-asian="12pt" style:font-size-complex="12pt"/>
    </style:style>
    <style:style style:name="P103" style:family="paragraph" style:parent-style-name="Standard">
      <style:paragraph-properties fo:text-align="justify" style:justify-single-word="false"/>
      <style:text-properties fo:color="#000000" style:font-name="arial" fo:font-size="12pt" officeooo:rsid="000b0842" officeooo:paragraph-rsid="000b0842" style:font-size-asian="12pt" style:font-size-complex="12pt"/>
    </style:style>
    <style:style style:name="P104" style:family="paragraph" style:parent-style-name="Standard" style:list-style-name="L5">
      <style:paragraph-properties fo:text-align="justify" style:justify-single-word="false"/>
      <style:text-properties style:font-name="arial" fo:font-size="12pt" officeooo:paragraph-rsid="00b6f8b8" style:font-size-asian="12pt" style:font-size-complex="12pt"/>
    </style:style>
    <style:style style:name="P105" style:family="paragraph" style:parent-style-name="Standard" style:list-style-name="L5">
      <style:paragraph-properties fo:text-align="justify" style:justify-single-word="false"/>
      <style:text-properties style:font-name="arial" fo:font-size="12pt" officeooo:paragraph-rsid="00f4e6d9" style:font-size-asian="12pt" style:font-size-complex="12pt"/>
    </style:style>
    <style:style style:name="P106" style:family="paragraph" style:parent-style-name="Standard" style:list-style-name="L5">
      <style:paragraph-properties fo:text-align="justify" style:justify-single-word="false"/>
      <style:text-properties style:font-name="arial" fo:font-size="12pt" officeooo:paragraph-rsid="00b7e92e" style:font-size-asian="12pt" style:font-size-complex="12pt"/>
    </style:style>
    <style:style style:name="P107" style:family="paragraph" style:parent-style-name="Standard" style:list-style-name="L5">
      <style:paragraph-properties fo:text-align="justify" style:justify-single-word="false"/>
      <style:text-properties style:font-name="arial" fo:font-size="12pt" officeooo:paragraph-rsid="00f60782" style:font-size-asian="12pt" style:font-size-complex="12pt"/>
    </style:style>
    <style:style style:name="P108" style:family="paragraph" style:parent-style-name="Standard" style:list-style-name="L5">
      <style:paragraph-properties fo:text-align="justify" style:justify-single-word="false"/>
      <style:text-properties style:font-name="arial" fo:font-size="12pt" officeooo:paragraph-rsid="00f80776" style:font-size-asian="12pt" style:font-size-complex="12pt"/>
    </style:style>
    <style:style style:name="P109" style:family="paragraph" style:parent-style-name="Standard" style:list-style-name="L5">
      <style:paragraph-properties fo:text-align="justify" style:justify-single-word="false"/>
      <style:text-properties style:font-name="arial" fo:font-size="12pt" officeooo:paragraph-rsid="00f8dfd7" style:font-size-asian="12pt" style:font-size-complex="12pt"/>
    </style:style>
    <style:style style:name="P110" style:family="paragraph" style:parent-style-name="Standard" style:list-style-name="L6">
      <style:paragraph-properties fo:text-align="justify" style:justify-single-word="false"/>
      <style:text-properties officeooo:paragraph-rsid="003b1f2d"/>
    </style:style>
    <style:style style:name="P111" style:family="paragraph" style:parent-style-name="Text_20_body" style:list-style-name="L1">
      <style:paragraph-properties fo:text-align="justify" style:justify-single-word="false"/>
      <style:text-properties fo:color="#000000" style:font-name="arial" officeooo:paragraph-rsid="000ccf7c"/>
    </style:style>
    <style:style style:name="P112" style:family="paragraph" style:parent-style-name="Text_20_body" style:list-style-name="L4">
      <style:paragraph-properties fo:text-align="justify" style:justify-single-word="false"/>
      <style:text-properties fo:color="#000000" style:font-name="arial" officeooo:paragraph-rsid="001f1463"/>
    </style:style>
    <style:style style:name="P113" style:family="paragraph" style:parent-style-name="Text_20_body" style:list-style-name="L12">
      <style:paragraph-properties fo:text-align="justify" style:justify-single-word="false"/>
      <style:text-properties fo:color="#000000" style:font-name="arial" officeooo:paragraph-rsid="00a4d36f"/>
    </style:style>
    <style:style style:name="P114" style:family="paragraph" style:parent-style-name="Text_20_body">
      <style:paragraph-properties fo:text-align="justify" style:justify-single-word="false"/>
      <style:text-properties fo:color="#000000" style:font-name="arial" fo:font-size="12pt" fo:font-weight="bold" officeooo:paragraph-rsid="00e3f07e" style:font-size-asian="12pt" style:font-weight-asian="bold" style:font-size-complex="12pt" style:font-weight-complex="bold"/>
    </style:style>
    <style:style style:name="P115" style:family="paragraph" style:parent-style-name="Text_20_body" style:list-style-name="L17">
      <style:paragraph-properties fo:text-align="justify" style:justify-single-word="false"/>
      <style:text-properties fo:color="#000000" style:font-name="arial" fo:font-size="12pt" fo:language="es" fo:country="ES" fo:font-weight="normal" officeooo:rsid="00cf8845" officeooo:paragraph-rsid="0111a782" style:font-size-asian="12pt" style:font-weight-asian="normal" style:font-size-complex="12pt" style:font-weight-complex="normal"/>
    </style:style>
    <style:style style:name="P116" style:family="paragraph" style:parent-style-name="Text_20_body">
      <style:paragraph-properties fo:text-align="justify" style:justify-single-word="false"/>
      <style:text-properties fo:color="#000000" style:font-name="arial" fo:font-size="12pt" fo:language="es" fo:country="ES" fo:font-weight="bold" officeooo:rsid="00cf8845" officeooo:paragraph-rsid="00cf8845" style:font-size-asian="12pt" style:font-weight-asian="bold" style:font-size-complex="12pt" style:font-weight-complex="bold"/>
    </style:style>
    <style:style style:name="P117" style:family="paragraph" style:parent-style-name="Text_20_body" style:list-style-name="L31">
      <style:paragraph-properties fo:text-align="justify" style:justify-single-word="false"/>
      <style:text-properties fo:color="#000000" style:font-name="arial" fo:font-size="12pt" fo:language="es" fo:country="ES" officeooo:rsid="00cf8845" officeooo:paragraph-rsid="00cf8845" style:font-size-asian="12pt" style:font-size-complex="12pt"/>
    </style:style>
    <style:style style:name="P118" style:family="paragraph" style:parent-style-name="Text_20_body" style:list-style-name="L1">
      <style:paragraph-properties fo:text-align="justify" style:justify-single-word="false"/>
      <style:text-properties fo:color="#000000" officeooo:paragraph-rsid="000ccf7c"/>
    </style:style>
    <style:style style:name="P119" style:family="paragraph" style:parent-style-name="Text_20_body" style:list-style-name="L3">
      <style:paragraph-properties fo:text-align="justify" style:justify-single-word="false"/>
      <style:text-properties officeooo:paragraph-rsid="001384f5"/>
    </style:style>
    <style:style style:name="P120" style:family="paragraph" style:parent-style-name="Text_20_body" style:list-style-name="L3">
      <style:paragraph-properties fo:text-align="justify" style:justify-single-word="false"/>
      <style:text-properties officeooo:paragraph-rsid="00140c6e"/>
    </style:style>
    <style:style style:name="P121" style:family="paragraph" style:parent-style-name="Text_20_body" style:list-style-name="L4">
      <style:paragraph-properties fo:text-align="justify" style:justify-single-word="false"/>
      <style:text-properties officeooo:paragraph-rsid="002148ff"/>
    </style:style>
    <style:style style:name="P122" style:family="paragraph" style:parent-style-name="Text_20_body" style:list-style-name="L4">
      <style:paragraph-properties fo:text-align="justify" style:justify-single-word="false"/>
      <style:text-properties officeooo:paragraph-rsid="001f1463"/>
    </style:style>
    <style:style style:name="P123" style:family="paragraph" style:parent-style-name="Text_20_body" style:list-style-name="L12">
      <style:paragraph-properties fo:text-align="justify" style:justify-single-word="false"/>
      <style:text-properties officeooo:paragraph-rsid="00a4d36f"/>
    </style:style>
    <style:style style:name="P124" style:family="paragraph" style:parent-style-name="Text_20_body" style:list-style-name="L15">
      <style:paragraph-properties fo:text-align="justify" style:justify-single-word="false"/>
      <style:text-properties officeooo:paragraph-rsid="00cd2e13"/>
    </style:style>
    <style:style style:name="P125" style:family="paragraph" style:parent-style-name="Text_20_body" style:list-style-name="L32">
      <style:paragraph-properties fo:text-align="justify" style:justify-single-word="false"/>
      <style:text-properties officeooo:paragraph-rsid="00e71ceb"/>
    </style:style>
    <style:style style:name="P126" style:family="paragraph" style:parent-style-name="Text_20_body" style:list-style-name="L11">
      <style:text-properties officeooo:paragraph-rsid="00a300ee"/>
    </style:style>
    <style:style style:name="P127" style:family="paragraph" style:parent-style-name="Text_20_body" style:list-style-name="L11">
      <style:text-properties officeooo:paragraph-rsid="00a300ee" fo:background-color="transparent"/>
    </style:style>
    <style:style style:name="P128" style:family="paragraph" style:parent-style-name="Text_20_body" style:list-style-name="L32">
      <style:paragraph-properties fo:text-align="justify" style:justify-single-word="false"/>
      <style:text-properties style:font-name="arial" fo:font-size="12pt" style:font-size-asian="12pt" style:font-size-complex="12pt"/>
    </style:style>
    <style:style style:name="P129" style:family="paragraph" style:parent-style-name="Text_20_body" style:list-style-name="L32">
      <style:paragraph-properties fo:text-align="justify" style:justify-single-word="false"/>
      <style:text-properties style:font-name="arial" fo:font-size="12pt" officeooo:rsid="00e6dabd" officeooo:paragraph-rsid="00e6dabd" style:font-size-asian="12pt" style:font-size-complex="12pt"/>
    </style:style>
    <style:style style:name="P130" style:family="paragraph" style:parent-style-name="Text_20_body">
      <style:paragraph-properties fo:text-align="justify" style:justify-single-word="false"/>
      <style:text-properties style:font-name="arial" fo:font-size="12pt" officeooo:rsid="00e71ceb" officeooo:paragraph-rsid="00e71ceb" style:font-size-asian="12pt" style:font-size-complex="12pt"/>
    </style:style>
    <style:style style:name="P131" style:family="paragraph" style:parent-style-name="Text_20_body" style:list-style-name="L2">
      <style:paragraph-properties fo:margin-top="0cm" fo:margin-bottom="0cm" loext:contextual-spacing="false" fo:text-align="justify" style:justify-single-word="false"/>
      <style:text-properties officeooo:paragraph-rsid="00e41415"/>
    </style:style>
    <style:style style:name="P132" style:family="paragraph" style:parent-style-name="Text_20_body" style:list-style-name="L2">
      <style:paragraph-properties fo:margin-top="0cm" fo:margin-bottom="0cm" loext:contextual-spacing="false" fo:text-align="justify" style:justify-single-word="false"/>
      <style:text-properties officeooo:paragraph-rsid="00e539db"/>
    </style:style>
    <style:style style:name="P133" style:family="paragraph" style:parent-style-name="Text_20_body" style:list-style-name="L9">
      <style:paragraph-properties fo:margin-top="0cm" fo:margin-bottom="0cm" loext:contextual-spacing="false" fo:text-align="justify" style:justify-single-word="false"/>
      <style:text-properties officeooo:paragraph-rsid="009cda45"/>
    </style:style>
    <style:style style:name="P134" style:family="paragraph" style:parent-style-name="Text_20_body" style:list-style-name="L10">
      <style:paragraph-properties fo:margin-top="0cm" fo:margin-bottom="0cm" loext:contextual-spacing="false" fo:text-align="justify" style:justify-single-word="false"/>
      <style:text-properties officeooo:paragraph-rsid="0051c7d4"/>
    </style:style>
    <style:style style:name="P135" style:family="paragraph" style:parent-style-name="Text_20_body" style:list-style-name="L10">
      <style:paragraph-properties fo:margin-top="0cm" fo:margin-bottom="0cm" loext:contextual-spacing="false" fo:text-align="justify" style:justify-single-word="false"/>
      <style:text-properties officeooo:paragraph-rsid="00532643"/>
    </style:style>
    <style:style style:name="P136" style:family="paragraph" style:parent-style-name="Text_20_body" style:list-style-name="L14">
      <style:paragraph-properties fo:margin-top="0cm" fo:margin-bottom="0cm" loext:contextual-spacing="false" fo:text-align="justify" style:justify-single-word="false"/>
      <style:text-properties officeooo:paragraph-rsid="00586ba8"/>
    </style:style>
    <style:style style:name="P137" style:family="paragraph" style:parent-style-name="Text_20_body" style:list-style-name="L14">
      <style:paragraph-properties fo:margin-top="0cm" fo:margin-bottom="0cm" loext:contextual-spacing="false" fo:text-align="justify" style:justify-single-word="false"/>
      <style:text-properties officeooo:paragraph-rsid="00592d49"/>
    </style:style>
    <style:style style:name="P138" style:family="paragraph" style:parent-style-name="Text_20_body" style:list-style-name="L26">
      <style:paragraph-properties fo:margin-top="0cm" fo:margin-bottom="0cm" loext:contextual-spacing="false" fo:text-align="justify" style:justify-single-word="false"/>
      <style:text-properties officeooo:paragraph-rsid="007d6d8b"/>
    </style:style>
    <style:style style:name="P139" style:family="paragraph" style:parent-style-name="Text_20_body" style:list-style-name="L26">
      <style:paragraph-properties fo:margin-top="0cm" fo:margin-bottom="0cm" loext:contextual-spacing="false" fo:text-align="justify" style:justify-single-word="false"/>
      <style:text-properties officeooo:paragraph-rsid="007db80c"/>
    </style:style>
    <style:style style:name="P140" style:family="paragraph" style:parent-style-name="Text_20_body" style:list-style-name="L32">
      <style:paragraph-properties fo:margin-top="0cm" fo:margin-bottom="0cm" loext:contextual-spacing="false" fo:text-align="justify" style:justify-single-word="false"/>
    </style:style>
    <style:style style:name="P141" style:family="paragraph" style:parent-style-name="Text_20_body">
      <style:paragraph-properties fo:margin-top="0cm" fo:margin-bottom="0cm" loext:contextual-spacing="false" fo:text-align="justify" style:justify-single-word="false"/>
      <style:text-properties fo:color="#000000" style:font-name="arial" fo:font-size="12pt" officeooo:paragraph-rsid="00e539db" style:font-size-asian="12pt" style:font-size-complex="12pt"/>
    </style:style>
    <style:style style:name="P142" style:family="paragraph" style:parent-style-name="Text_20_body" style:list-style-name="L10">
      <style:paragraph-properties fo:margin-top="0cm" fo:margin-bottom="0cm" loext:contextual-spacing="false" fo:text-align="justify" style:justify-single-word="false"/>
      <style:text-properties fo:color="#000000" style:font-name="arial" fo:font-size="12pt" officeooo:paragraph-rsid="0051c7d4" style:font-size-asian="12pt" style:font-size-complex="12pt"/>
    </style:style>
    <style:style style:name="P143" style:family="paragraph" style:parent-style-name="Text_20_body" style:list-style-name="L14">
      <style:paragraph-properties fo:margin-top="0cm" fo:margin-bottom="0cm" loext:contextual-spacing="false" fo:text-align="justify" style:justify-single-word="false"/>
      <style:text-properties fo:color="#000000" style:font-name="arial" fo:font-size="12pt" fo:language="es" fo:country="ES" officeooo:paragraph-rsid="00592d49" style:font-size-asian="12pt" style:font-size-complex="12pt"/>
    </style:style>
    <style:style style:name="P144" style:family="paragraph" style:parent-style-name="Text_20_body">
      <style:paragraph-properties fo:margin-top="0cm" fo:margin-bottom="0cm" loext:contextual-spacing="false"/>
      <style:text-properties fo:color="#000000" style:font-name="arial" fo:font-size="12pt" fo:language="es" fo:country="ES" style:text-underline-style="solid" style:text-underline-width="auto" style:text-underline-color="font-color" style:font-size-asian="12pt" style:font-size-complex="12pt"/>
    </style:style>
    <style:style style:name="P145" style:family="paragraph" style:parent-style-name="Text_20_body" style:list-style-name="L29">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2abde" style:font-size-asian="12pt" style:font-weight-asian="normal" style:font-size-complex="12pt" style:font-weight-complex="normal"/>
    </style:style>
    <style:style style:name="P146" style:family="paragraph" style:parent-style-name="Text_20_body" style:list-style-name="L29">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2dfdf" style:font-size-asian="12pt" style:font-weight-asian="normal" style:font-size-complex="12pt" style:font-weight-complex="normal"/>
    </style:style>
    <style:style style:name="P147" style:family="paragraph" style:parent-style-name="Text_20_body">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2dfdf" style:font-size-asian="12pt" style:font-weight-asian="normal" style:font-size-complex="12pt" style:font-weight-complex="normal"/>
    </style:style>
    <style:style style:name="P148" style:family="paragraph" style:parent-style-name="Text_20_body" style:list-style-name="L30">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2dfdf" style:font-size-asian="12pt" style:font-weight-asian="normal" style:font-size-complex="12pt" style:font-weight-complex="normal"/>
    </style:style>
    <style:style style:name="P149" style:family="paragraph" style:parent-style-name="Text_20_body">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3d5cf" style:font-size-asian="12pt" style:font-weight-asian="normal" style:font-size-complex="12pt" style:font-weight-complex="normal"/>
    </style:style>
    <style:style style:name="P150" style:family="paragraph" style:parent-style-name="Text_20_body">
      <style:paragraph-properties fo:margin-top="0cm" fo:margin-bottom="0cm" loext:contextual-spacing="false" fo:text-align="justify" style:justify-single-word="false"/>
      <style:text-properties fo:color="#000000" style:font-name="arial" fo:font-size="12pt" fo:language="es" fo:country="ES" fo:font-weight="normal" officeooo:rsid="00cf8845" officeooo:paragraph-rsid="00f47606" style:font-size-asian="12pt" style:font-weight-asian="normal" style:font-size-complex="12pt" style:font-weight-complex="normal"/>
    </style:style>
    <style:style style:name="P151" style:family="paragraph" style:parent-style-name="Text_20_body">
      <style:paragraph-properties fo:margin-top="0cm" fo:margin-bottom="0cm" loext:contextual-spacing="false" fo:text-align="justify" style:justify-single-word="false"/>
      <style:text-properties fo:color="#000000" style:font-name="arial" fo:font-size="10.5pt" fo:font-weight="bold" officeooo:rsid="0151b7e4" officeooo:paragraph-rsid="00fdf0cf" style:font-size-asian="12pt" style:font-weight-asian="bold" style:font-size-complex="12pt" style:font-weight-complex="bold"/>
    </style:style>
    <style:style style:name="P152" style:family="paragraph" style:parent-style-name="Text_20_body" style:list-style-name="L14">
      <style:paragraph-properties fo:margin-top="0cm" fo:margin-bottom="0cm" loext:contextual-spacing="false" fo:text-align="justify" style:justify-single-word="false"/>
      <style:text-properties fo:color="#000000" officeooo:paragraph-rsid="00592d49"/>
    </style:style>
    <style:style style:name="P153" style:family="paragraph" style:parent-style-name="Text_20_body" style:list-style-name="L26">
      <style:paragraph-properties fo:margin-top="0cm" fo:margin-bottom="0cm" loext:contextual-spacing="false" fo:text-align="justify" style:justify-single-word="false"/>
      <style:text-properties fo:color="#000000" officeooo:paragraph-rsid="007db80c"/>
    </style:style>
    <style:style style:name="P154" style:family="paragraph" style:parent-style-name="Text_20_body" style:list-style-name="L21">
      <style:paragraph-properties fo:margin-top="0cm" fo:margin-bottom="0cm" loext:contextual-spacing="false"/>
      <style:text-properties fo:color="#000000" officeooo:paragraph-rsid="0073f9d1" fo:background-color="transparent"/>
    </style:style>
    <style:style style:name="P155" style:family="paragraph" style:parent-style-name="Text_20_body" style:list-style-name="L28">
      <style:paragraph-properties fo:margin-top="0cm" fo:margin-bottom="0cm" loext:contextual-spacing="false"/>
      <style:text-properties fo:color="#000000" officeooo:paragraph-rsid="008a50df"/>
    </style:style>
    <style:style style:name="P156" style:family="paragraph" style:parent-style-name="Text_20_body" style:list-style-name="L21">
      <style:paragraph-properties fo:margin-top="0cm" fo:margin-bottom="0cm" loext:contextual-spacing="false"/>
      <style:text-properties officeooo:paragraph-rsid="0073f9d1"/>
    </style:style>
    <style:style style:name="P157" style:family="paragraph" style:parent-style-name="Text_20_body" style:list-style-name="L28">
      <style:paragraph-properties fo:margin-top="0cm" fo:margin-bottom="0cm" loext:contextual-spacing="false"/>
      <style:text-properties officeooo:paragraph-rsid="008a50df"/>
    </style:style>
    <style:style style:name="P158" style:family="paragraph" style:parent-style-name="Text_20_body" style:list-style-name="L32">
      <style:paragraph-properties fo:margin-top="0cm" fo:margin-bottom="0cm" loext:contextual-spacing="false" fo:text-align="justify" style:justify-single-word="false"/>
      <style:text-properties style:font-name="arial" fo:font-size="12pt" style:font-size-asian="12pt" style:font-size-complex="12pt"/>
    </style:style>
    <style:style style:name="P159" style:family="paragraph" style:parent-style-name="Text_20_body" style:list-style-name="L24">
      <style:paragraph-properties fo:margin-top="0cm" fo:margin-bottom="0.046cm" loext:contextual-spacing="false"/>
      <style:text-properties officeooo:paragraph-rsid="00717606"/>
    </style:style>
    <style:style style:name="P160" style:family="paragraph" style:parent-style-name="Text_20_body" style:list-style-name="L24">
      <style:paragraph-properties fo:margin-top="0cm" fo:margin-bottom="0.046cm" loext:contextual-spacing="false"/>
      <style:text-properties fo:color="#000000" officeooo:paragraph-rsid="00717606"/>
    </style:style>
    <style:style style:name="P161" style:family="paragraph" style:parent-style-name="Preformatted_20_Text">
      <style:text-properties fo:color="#000000" style:font-name="arial" fo:font-size="12pt" officeooo:paragraph-rsid="00d9d8a8" style:font-size-asian="12pt" style:font-size-complex="12pt"/>
    </style:style>
    <style:style style:name="P162" style:family="paragraph" style:parent-style-name="Preformatted_20_Text" style:list-style-name="L16">
      <style:paragraph-properties fo:margin-top="0cm" fo:margin-bottom="0cm" loext:contextual-spacing="false"/>
      <style:text-properties officeooo:paragraph-rsid="0111a782"/>
    </style:style>
    <style:style style:name="P163" style:family="paragraph" style:parent-style-name="Preformatted_20_Text" style:list-style-name="L16">
      <style:paragraph-properties fo:margin-top="0cm" fo:margin-bottom="0cm" loext:contextual-spacing="false"/>
      <style:text-properties style:font-name="arial" fo:font-size="12pt" fo:font-weight="normal" officeooo:paragraph-rsid="0111a782" style:font-size-asian="12pt" style:font-weight-asian="normal" style:font-size-complex="12pt" style:font-weight-complex="normal"/>
    </style:style>
    <style:style style:name="P164" style:family="paragraph" style:parent-style-name="Preformatted_20_Text">
      <style:paragraph-properties fo:margin-top="0cm" fo:margin-bottom="0cm" loext:contextual-spacing="false"/>
      <style:text-properties fo:color="#000000" style:font-name="arial" fo:font-size="12pt" fo:language="es" fo:country="ES" style:font-size-asian="12pt" style:font-size-complex="12pt"/>
    </style:style>
    <style:style style:name="P165" style:family="paragraph" style:parent-style-name="Preformatted_20_Text" style:list-style-name="L17">
      <style:paragraph-properties fo:margin-top="0cm" fo:margin-bottom="0cm" loext:contextual-spacing="false"/>
      <style:text-properties fo:color="#000000" style:font-name="arial" fo:font-size="12pt" fo:language="es" fo:country="ES" officeooo:rsid="00ed06fc" officeooo:paragraph-rsid="0111a782" style:font-size-asian="12pt" style:font-size-complex="12pt"/>
    </style:style>
    <style:style style:name="P166" style:family="paragraph" style:parent-style-name="Heading_20_3" style:list-style-name="L7">
      <style:paragraph-properties fo:text-align="justify" style:justify-single-word="false"/>
      <style:text-properties officeooo:paragraph-rsid="00992f35"/>
    </style:style>
    <style:style style:name="P167" style:family="paragraph" style:parent-style-name="Heading_20_3" style:list-style-name="L8">
      <style:paragraph-properties fo:text-align="justify" style:justify-single-word="false"/>
      <style:text-properties officeooo:paragraph-rsid="009a03d8"/>
    </style:style>
    <style:style style:name="P168" style:family="paragraph" style:parent-style-name="Heading_20_4" style:list-style-name="L13"/>
    <style:style style:name="P169" style:family="paragraph" style:parent-style-name="Heading_20_4" style:list-style-name="L14"/>
    <style:style style:name="P170" style:family="paragraph" style:parent-style-name="Heading_20_4" style:list-style-name="L18"/>
    <style:style style:name="P171" style:family="paragraph" style:parent-style-name="Heading_20_4" style:list-style-name="L19"/>
    <style:style style:name="P172" style:family="paragraph" style:parent-style-name="Heading_20_4" style:list-style-name="L20"/>
    <style:style style:name="P173" style:family="paragraph" style:parent-style-name="Heading_20_4" style:list-style-name="L22"/>
    <style:style style:name="P174" style:family="paragraph" style:parent-style-name="Heading_20_4" style:list-style-name="L23"/>
    <style:style style:name="P175" style:family="paragraph" style:parent-style-name="Heading_20_4" style:list-style-name="L25"/>
    <style:style style:name="P176" style:family="paragraph" style:parent-style-name="Heading_20_4" style:list-style-name="L27"/>
    <style:style style:name="T1" style:family="text">
      <style:text-properties style:font-name="arial"/>
    </style:style>
    <style:style style:name="T2" style:family="text">
      <style:text-properties style:font-name="arial" fo:font-size="12pt" fo:language="es" fo:country="ES" style:font-size-asian="12pt" style:font-size-complex="12pt"/>
    </style:style>
    <style:style style:name="T3" style:family="text">
      <style:text-properties style:font-name="arial" fo:font-size="12pt" fo:language="es" fo:country="ES" officeooo:rsid="00717606" style:font-size-asian="12pt" style:font-size-complex="12pt"/>
    </style:style>
    <style:style style:name="T4" style:family="text">
      <style:text-properties style:font-name="arial" fo:font-size="12pt" fo:language="es" fo:country="ES" officeooo:rsid="007db80c" style:font-size-asian="12pt" style:font-size-complex="12pt"/>
    </style:style>
    <style:style style:name="T5" style:family="text">
      <style:text-properties style:font-name="arial" fo:font-size="12pt" fo:language="es" fo:country="ES" officeooo:rsid="008a50df" style:font-size-asian="12pt" style:font-size-complex="12pt"/>
    </style:style>
    <style:style style:name="T6" style:family="text">
      <style:text-properties style:font-name="arial" fo:font-size="12pt" fo:language="es" fo:country="ES" officeooo:rsid="0073f9d1" style:font-size-asian="12pt" style:font-size-complex="12pt"/>
    </style:style>
    <style:style style:name="T7" style:family="text">
      <style:text-properties style:font-name="arial" fo:font-size="12pt" fo:language="es" fo:country="ES" style:text-underline-style="solid" style:text-underline-width="auto" style:text-underline-color="font-color" style:font-size-asian="12pt" style:font-size-complex="12pt"/>
    </style:style>
    <style:style style:name="T8" style:family="text">
      <style:text-properties style:font-name="arial" fo:font-size="12pt" style:font-size-asian="12pt" style:font-size-complex="12pt"/>
    </style:style>
    <style:style style:name="T9" style:family="text">
      <style:text-properties style:font-name="arial" fo:font-size="12pt" officeooo:rsid="00580049" style:font-size-asian="12pt" style:font-size-complex="12pt"/>
    </style:style>
    <style:style style:name="T10" style:family="text">
      <style:text-properties style:font-name="arial" fo:font-size="12pt" officeooo:rsid="009a03d8" style:font-size-asian="12pt" style:font-size-complex="12pt"/>
    </style:style>
    <style:style style:name="T11" style:family="text">
      <style:text-properties style:font-name="arial" fo:font-size="12pt" officeooo:rsid="004ab38a" style:font-size-asian="12pt" style:font-size-complex="12pt"/>
    </style:style>
    <style:style style:name="T12" style:family="text">
      <style:text-properties style:font-name="arial" fo:font-size="12pt" officeooo:rsid="00a8145f" style:font-size-asian="12pt" style:font-size-complex="12pt"/>
    </style:style>
    <style:style style:name="T13" style:family="text">
      <style:text-properties style:font-name="arial" fo:font-size="12pt" officeooo:rsid="00a8bd44" style:font-size-asian="12pt" style:font-size-complex="12pt"/>
    </style:style>
    <style:style style:name="T14" style:family="text">
      <style:text-properties style:font-name="arial" fo:font-size="12pt" officeooo:rsid="00d34896" style:font-size-asian="12pt" style:font-size-complex="12pt"/>
    </style:style>
    <style:style style:name="T15" style:family="text">
      <style:text-properties style:font-name="arial" fo:font-size="12pt" officeooo:rsid="00e71ceb" style:font-size-asian="12pt" style:font-size-complex="12pt"/>
    </style:style>
    <style:style style:name="T16" style:family="text">
      <style:text-properties style:font-name="arial" fo:font-size="12pt" fo:font-weight="bold" officeooo:rsid="00e71ceb" style:font-size-asian="12pt" style:font-weight-asian="bold" style:font-size-complex="12pt" style:font-weight-complex="bold"/>
    </style:style>
    <style:style style:name="T17" style:family="text">
      <style:text-properties style:font-name="arial" officeooo:rsid="000ccc84"/>
    </style:style>
    <style:style style:name="T18" style:family="text">
      <style:text-properties style:font-name="arial" fo:font-weight="bold" officeooo:rsid="00e06496"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ea6ff8" style:font-weight-asian="bold" style:font-weight-complex="bold"/>
    </style:style>
    <style:style style:name="T21" style:family="text">
      <style:text-properties fo:font-weight="bold" officeooo:rsid="00ed5a98" style:font-weight-asian="bold" style:font-weight-complex="bold"/>
    </style:style>
    <style:style style:name="T22" style:family="text">
      <style:text-properties fo:font-weight="bold" fo:background-color="#b3cac7" loext:char-shading-value="0" style:font-weight-asian="bold" style:font-weight-complex="bold"/>
    </style:style>
    <style:style style:name="T23" style:family="text">
      <style:text-properties fo:font-weight="bold" fo:background-color="#ff7b59" loext:char-shading-value="0" style:font-weight-asian="bold" style:font-weight-complex="bold"/>
    </style:style>
    <style:style style:name="T24" style:family="text">
      <style:text-properties fo:font-weight="bold" fo:background-color="#81d41a" loext:char-shading-value="0" style:font-weight-asian="bold" style:font-weight-complex="bold"/>
    </style:style>
    <style:style style:name="T25" style:family="text">
      <style:text-properties fo:font-weight="bold" fo:background-color="#b47804" loext:char-shading-value="0" style:font-weight-asian="bold" style:font-weight-complex="bold"/>
    </style:style>
    <style:style style:name="T26" style:family="text">
      <style:text-properties fo:font-weight="bold" fo:background-color="#b47804" loext:char-shading-value="0" style:font-name-asian="Liberation Mono" style:font-weight-asian="bold" style:font-name-complex="Liberation Mono" style:font-weight-complex="bold"/>
    </style:style>
    <style:style style:name="T27" style:family="text">
      <style:text-properties officeooo:rsid="0008ba28"/>
    </style:style>
    <style:style style:name="T28" style:family="text">
      <style:text-properties officeooo:rsid="000ccc84"/>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background-color="#ffbf00" loext:char-shading-value="0"/>
    </style:style>
    <style:style style:name="T31" style:family="text">
      <style:text-properties officeooo:rsid="001fb016"/>
    </style:style>
    <style:style style:name="T32" style:family="text">
      <style:text-properties officeooo:rsid="003a39f2"/>
    </style:style>
    <style:style style:name="T33" style:family="text">
      <style:text-properties fo:language="es" fo:country="ES"/>
    </style:style>
    <style:style style:name="T34" style:family="text">
      <style:text-properties fo:color="#ff0000" style:font-name="arial" fo:font-size="12pt" fo:font-weight="bold" style:font-size-asian="12pt" style:font-weight-asian="bold" style:font-size-complex="12pt" style:font-weight-complex="bold"/>
    </style:style>
    <style:style style:name="T35" style:family="text">
      <style:text-properties fo:color="#ff0000" style:font-name="arial" fo:font-size="12pt" fo:font-weight="bold" officeooo:rsid="0008ba28" style:font-size-asian="12pt" style:font-weight-asian="bold" style:font-size-complex="12pt" style:font-weight-complex="bold"/>
    </style:style>
    <style:style style:name="T36" style:family="text">
      <style:text-properties fo:font-variant="normal" fo:text-transform="none" fo:color="#000000" style:font-name="arial" fo:font-size="12pt" fo:letter-spacing="normal" fo:language="es" fo:country="ES" fo:font-style="normal" fo:font-weight="normal" officeooo:rsid="00363492" fo:background-color="#d4ea6b" loext:char-shading-value="0"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style:font-name="arial" fo:font-size="12pt" fo:letter-spacing="normal" fo:language="es" fo:country="ES" fo:font-style="italic" fo:font-weight="normal" officeooo:rsid="00615bf8" style:font-size-asian="12pt" style:font-style-asian="italic" style:font-weight-asian="normal" style:font-size-complex="12pt" style:font-style-complex="italic" style:font-weight-complex="normal"/>
    </style:style>
    <style:style style:name="T38" style:family="text">
      <style:text-properties fo:font-variant="normal" fo:text-transform="none" fo:color="#000000" style:font-name="arial" fo:font-size="12pt" fo:letter-spacing="normal" fo:language="es" fo:country="ES" fo:font-style="italic" fo:font-weight="normal" officeooo:rsid="004c4e05" style:font-size-asian="12pt" style:font-style-asian="italic" style:font-weight-asian="normal" style:font-size-complex="12pt" style:font-style-complex="italic" style:font-weight-complex="normal"/>
    </style:style>
    <style:style style:name="T39" style:family="text">
      <style:text-properties fo:font-variant="normal" fo:text-transform="none" fo:color="#000000" style:font-name="arial" fo:font-size="12pt" fo:letter-spacing="normal" fo:language="es" fo:country="ES" fo:font-style="italic" fo:font-weight="normal" officeooo:rsid="009cda45" style:font-size-asian="12pt" style:font-style-asian="italic" style:font-weight-asian="normal" style:font-size-complex="12pt" style:font-style-complex="italic" style:font-weight-complex="normal"/>
    </style:style>
    <style:style style:name="T40" style:family="text">
      <style:text-properties fo:font-variant="normal" fo:text-transform="none" fo:color="#000000" style:font-name="arial" fo:font-size="12pt" fo:letter-spacing="normal" fo:language="es" fo:country="ES" fo:font-style="italic" fo:font-weight="normal" officeooo:rsid="006676a8"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00" style:font-name="arial" fo:font-size="12pt" fo:letter-spacing="normal" fo:language="es" fo:country="ES" fo:font-style="italic" fo:font-weight="normal" officeooo:rsid="00586ba8" style:font-size-asian="12pt" style:font-style-asian="italic" style:font-weight-asian="normal" style:font-size-complex="12pt" style:font-style-complex="italic" style:font-weight-complex="normal"/>
    </style:style>
    <style:style style:name="T42" style:family="text">
      <style:text-properties fo:font-variant="normal" fo:text-transform="none" fo:color="#000000" style:font-name="arial" fo:font-size="12pt" fo:letter-spacing="normal" fo:language="es" fo:country="ES" fo:font-style="italic" fo:font-weight="normal" officeooo:rsid="00abc5c9" style:font-size-asian="12pt" style:font-style-asian="italic" style:font-weight-asian="normal" style:font-size-complex="12pt" style:font-style-complex="italic" style:font-weight-complex="normal"/>
    </style:style>
    <style:style style:name="T43" style:family="text">
      <style:text-properties fo:font-variant="normal" fo:text-transform="none" fo:color="#000000" style:font-name="arial" fo:font-size="12pt" fo:letter-spacing="normal" fo:language="es" fo:country="ES" fo:font-style="italic" fo:font-weight="normal" officeooo:rsid="0059a036" style:font-size-asian="12pt" style:font-style-asian="italic" style:font-weight-asian="normal" style:font-size-complex="12pt" style:font-style-complex="italic" style:font-weight-complex="normal"/>
    </style:style>
    <style:style style:name="T44" style:family="text">
      <style:text-properties fo:font-variant="normal" fo:text-transform="none" fo:color="#000000" style:font-name="arial" fo:font-size="12pt" fo:letter-spacing="normal" fo:language="es" fo:country="ES" fo:font-style="italic" fo:font-weight="normal" officeooo:rsid="0040fa89" style:font-size-asian="12pt" style:font-style-asian="italic" style:font-weight-asian="normal" style:font-size-complex="12pt" style:font-style-complex="italic" style:font-weight-complex="normal"/>
    </style:style>
    <style:style style:name="T45" style:family="text">
      <style:text-properties fo:font-variant="normal" fo:text-transform="none" fo:color="#000000" style:font-name="arial" fo:font-size="12pt" fo:letter-spacing="normal" fo:language="es" fo:country="ES" fo:font-style="italic" fo:font-weight="normal" officeooo:rsid="00461dae" style:font-size-asian="12pt" style:font-style-asian="italic" style:font-weight-asian="normal" style:font-size-complex="12pt" style:font-style-complex="italic" style:font-weight-complex="normal"/>
    </style:style>
    <style:style style:name="T46" style:family="text">
      <style:text-properties fo:font-variant="normal" fo:text-transform="none" fo:color="#000000" style:font-name="arial" fo:font-size="12pt" fo:letter-spacing="normal" fo:language="es" fo:country="ES" fo:font-style="italic" fo:font-weight="normal" officeooo:rsid="0049ddf4" style:font-size-asian="12pt" style:font-style-asian="italic" style:font-weight-asian="normal" style:font-size-complex="12pt" style:font-style-complex="italic" style:font-weight-complex="normal"/>
    </style:style>
    <style:style style:name="T47" style:family="text">
      <style:text-properties fo:font-variant="normal" fo:text-transform="none" fo:color="#000000" style:font-name="arial" fo:font-size="12pt" fo:letter-spacing="normal" fo:language="es" fo:country="ES" fo:font-style="italic" fo:font-weight="normal" officeooo:rsid="00615bf8" fo:background-color="transparent" loext:char-shading-value="0" style:font-size-asian="12pt" style:font-style-asian="italic" style:font-weight-asian="normal" style:font-size-complex="12pt" style:font-style-complex="italic" style:font-weight-complex="normal"/>
    </style:style>
    <style:style style:name="T48" style:family="text">
      <style:text-properties fo:font-variant="normal" fo:text-transform="none" fo:color="#000000" style:font-name="arial" fo:font-size="12pt" fo:letter-spacing="normal" fo:language="es" fo:country="ES" fo:font-style="italic" fo:font-weight="normal" officeooo:rsid="00615bf8" fo:background-color="#ff8000" loext:char-shading-value="0" style:font-size-asian="12pt" style:font-style-asian="italic" style:font-weight-asian="normal" style:font-size-complex="12pt" style:font-style-complex="italic" style:font-weight-complex="normal"/>
    </style:style>
    <style:style style:name="T49" style:family="text">
      <style:text-properties fo:font-variant="normal" fo:text-transform="none" fo:color="#000000" style:font-name="arial" fo:font-size="12pt" fo:letter-spacing="normal" fo:language="es" fo:country="ES" fo:font-style="italic" fo:font-weight="normal" officeooo:rsid="00615bf8" fo:background-color="#ffff00" loext:char-shading-value="0" style:font-size-asian="12pt" style:font-style-asian="italic" style:font-weight-asian="normal" style:font-size-complex="12pt" style:font-style-complex="italic" style:font-weight-complex="normal"/>
    </style:style>
    <style:style style:name="T50" style:family="text">
      <style:text-properties fo:font-variant="normal" fo:text-transform="none" fo:color="#000000" style:font-name="arial" fo:font-size="12pt" fo:letter-spacing="normal" fo:language="es" fo:country="ES" fo:font-style="italic" fo:font-weight="bold" officeooo:rsid="00615bf8" style:font-size-asian="12pt" style:font-style-asian="italic" style:font-weight-asian="bold" style:font-size-complex="12pt" style:font-style-complex="italic" style:font-weight-complex="bold"/>
    </style:style>
    <style:style style:name="T51" style:family="text">
      <style:text-properties fo:font-variant="normal" fo:text-transform="none" fo:color="#000000" style:font-name="arial" fo:font-size="12pt" fo:letter-spacing="normal" fo:language="es" fo:country="ES" fo:font-style="italic" fo:font-weight="bold" officeooo:rsid="006676a8" style:font-size-asian="12pt" style:font-style-asian="italic" style:font-weight-asian="bold" style:font-size-complex="12pt" style:font-style-complex="italic" style:font-weight-complex="bold"/>
    </style:style>
    <style:style style:name="T52" style:family="text">
      <style:text-properties fo:font-variant="normal" fo:text-transform="none" fo:color="#000000" style:font-name="arial" fo:font-size="12pt" fo:letter-spacing="normal" fo:language="es" fo:country="ES" fo:font-style="italic" fo:font-weight="bold" officeooo:rsid="0008ba28" style:font-size-asian="12pt" style:font-style-asian="italic" style:font-weight-asian="bold" style:font-size-complex="12pt" style:font-style-complex="italic" style:font-weight-complex="bold"/>
    </style:style>
    <style:style style:name="T53" style:family="text">
      <style:text-properties fo:font-variant="normal" fo:text-transform="none" fo:color="#000000" style:font-name="arial" fo:letter-spacing="normal" fo:font-style="italic" fo:font-weight="bold" officeooo:rsid="00615bf8" style:font-style-asian="italic" style:font-weight-asian="bold" style:font-style-complex="italic" style:font-weight-complex="bold"/>
    </style:style>
    <style:style style:name="T54" style:family="text">
      <style:text-properties fo:font-variant="normal" fo:text-transform="none" fo:color="#000000" style:font-name="arial" fo:letter-spacing="normal" fo:font-style="italic" fo:font-weight="bold" officeooo:rsid="006676a8" style:font-style-asian="italic" style:font-weight-asian="bold" style:font-style-complex="italic" style:font-weight-complex="bold"/>
    </style:style>
    <style:style style:name="T55" style:family="text">
      <style:text-properties fo:font-variant="normal" fo:text-transform="none" fo:color="#000000" style:font-name="arial" fo:letter-spacing="normal" fo:font-style="italic" fo:font-weight="bold" officeooo:rsid="006676a8" style:font-style-asian="italic" style:font-weight-asian="normal" style:font-style-complex="italic" style:font-weight-complex="normal"/>
    </style:style>
    <style:style style:name="T56" style:family="text">
      <style:text-properties fo:font-variant="normal" fo:text-transform="none" fo:color="#000000" style:font-name="arial" fo:letter-spacing="normal" fo:font-style="italic" fo:font-weight="bold" officeooo:rsid="00615bf8" style:font-style-asian="italic" style:font-weight-asian="normal" style:font-style-complex="italic" style:font-weight-complex="normal"/>
    </style:style>
    <style:style style:name="T57" style:family="text">
      <style:text-properties fo:font-variant="normal" fo:text-transform="none" fo:color="#000000" style:font-name="arial" fo:letter-spacing="normal" fo:font-style="italic" fo:font-weight="normal" officeooo:rsid="006676a8" style:font-style-asian="italic" style:font-weight-asian="normal" style:font-style-complex="italic" style:font-weight-complex="normal"/>
    </style:style>
    <style:style style:name="T58" style:family="text">
      <style:text-properties fo:font-variant="normal" fo:text-transform="none" fo:color="#000000" style:font-name="arial" fo:letter-spacing="normal" fo:font-style="italic" fo:font-weight="normal" officeooo:rsid="006676a8" fo:background-color="#ffff00" loext:char-shading-value="0" style:font-style-asian="italic" style:font-weight-asian="normal" style:font-style-complex="italic" style:font-weight-complex="normal"/>
    </style:style>
    <style:style style:name="T59" style:family="text">
      <style:text-properties fo:font-variant="normal" fo:text-transform="none" fo:color="#000000" style:font-name="arial" fo:letter-spacing="normal" fo:font-style="italic" fo:font-weight="normal" officeooo:rsid="00c1fa14" fo:background-color="#ffff00" loext:char-shading-value="0" style:font-style-asian="italic" style:font-weight-asian="normal" style:font-style-complex="italic" style:font-weight-complex="normal"/>
    </style:style>
    <style:style style:name="T60" style:family="text">
      <style:text-properties fo:font-variant="normal" fo:text-transform="none" fo:color="#000000" style:font-name="arial" fo:letter-spacing="normal" fo:language="es" fo:country="ES" fo:font-style="italic" fo:font-weight="bold" officeooo:rsid="006676a8" style:font-style-asian="italic" style:font-weight-asian="bold" style:font-style-complex="italic" style:font-weight-complex="bold"/>
    </style:style>
    <style:style style:name="T61" style:family="text">
      <style:text-properties fo:font-variant="normal" fo:text-transform="none" fo:color="#000000" style:font-name="arial" fo:letter-spacing="normal" fo:language="es" fo:country="ES" fo:font-style="italic" fo:font-weight="bold" officeooo:rsid="006676a8" fo:background-color="#8e86ae" loext:char-shading-value="0" style:font-style-asian="italic" style:font-weight-asian="bold" style:font-style-complex="italic" style:font-weight-complex="bold"/>
    </style:style>
    <style:style style:name="T62" style:family="text">
      <style:text-properties fo:font-variant="normal" fo:text-transform="none" fo:color="#000000" style:font-name="arial" fo:letter-spacing="normal" fo:language="es" fo:country="ES" fo:font-style="italic" fo:font-weight="normal" officeooo:rsid="006676a8" style:font-style-asian="italic" style:font-weight-asian="normal" style:font-style-complex="italic" style:font-weight-complex="normal"/>
    </style:style>
    <style:style style:name="T63" style:family="text">
      <style:text-properties fo:font-variant="normal" fo:text-transform="none" fo:color="#000000" style:font-name="arial" fo:letter-spacing="normal" fo:language="es" fo:country="ES" fo:font-style="italic" fo:font-weight="normal" officeooo:rsid="00615bf8" style:font-style-asian="italic" style:font-weight-asian="normal" style:font-style-complex="italic" style:font-weight-complex="normal"/>
    </style:style>
    <style:style style:name="T64" style:family="text">
      <style:text-properties fo:font-variant="normal" fo:text-transform="none" fo:color="#000000" style:font-name="arial" fo:letter-spacing="normal" fo:language="es" fo:country="ES" fo:font-style="italic" officeooo:rsid="006676a8" style:font-style-asian="italic" style:font-style-complex="italic"/>
    </style:style>
    <style:style style:name="T65" style:family="text">
      <style:text-properties fo:font-variant="normal" fo:text-transform="none" style:font-name="arial" fo:font-size="12pt" fo:letter-spacing="normal" fo:language="es" fo:country="ES" fo:font-style="italic" fo:font-weight="normal" officeooo:rsid="00615bf8" style:font-size-asian="12pt" style:font-style-asian="italic" style:font-weight-asian="normal" style:font-size-complex="12pt" style:font-style-complex="italic" style:font-weight-complex="normal"/>
    </style:style>
    <style:style style:name="T66" style:family="text">
      <style:text-properties fo:font-variant="normal" fo:text-transform="none" style:font-name="arial" fo:font-size="12pt" fo:letter-spacing="normal" fo:language="es" fo:country="ES" fo:font-style="italic" fo:font-weight="normal" officeooo:rsid="005b6231" style:font-size-asian="12pt" style:font-style-asian="italic" style:font-weight-asian="normal" style:font-size-complex="12pt" style:font-style-complex="italic" style:font-weight-complex="normal"/>
    </style:style>
    <style:style style:name="T67" style:family="text">
      <style:text-properties fo:font-variant="normal" fo:text-transform="none" style:font-name="arial" fo:font-size="12pt" fo:letter-spacing="normal" fo:language="es" fo:country="ES" fo:font-style="italic" fo:font-weight="normal" officeooo:rsid="00b3b62b" style:font-size-asian="12pt" style:font-style-asian="italic" style:font-weight-asian="normal" style:font-size-complex="12pt" style:font-style-complex="italic" style:font-weight-complex="normal"/>
    </style:style>
    <style:style style:name="T68" style:family="text">
      <style:text-properties fo:font-variant="normal" fo:text-transform="none" style:font-name="arial" fo:font-size="12pt" fo:letter-spacing="normal" fo:language="es" fo:country="ES" fo:font-style="italic" fo:font-weight="bold" officeooo:rsid="00615bf8" style:font-size-asian="12pt" style:font-style-asian="italic" style:font-weight-asian="bold" style:font-size-complex="12pt" style:font-style-complex="italic" style:font-weight-complex="bold"/>
    </style:style>
    <style:style style:name="T69" style:family="text">
      <style:text-properties fo:font-variant="normal" fo:text-transform="none" style:font-name="arial" fo:letter-spacing="normal" fo:language="es" fo:country="ES" fo:font-style="italic" fo:font-weight="normal" officeooo:rsid="006676a8" style:font-style-asian="italic" style:font-weight-asian="normal" style:font-style-complex="italic" style:font-weight-complex="normal"/>
    </style:style>
    <style:style style:name="T70" style:family="text">
      <style:text-properties fo:font-variant="normal" fo:text-transform="none" style:font-name="arial" fo:letter-spacing="normal" fo:language="es" fo:country="ES" fo:font-style="italic" fo:font-weight="normal" officeooo:rsid="00cd3a68" style:font-style-asian="italic" style:font-weight-asian="normal" style:font-style-complex="italic" style:font-weight-complex="normal"/>
    </style:style>
    <style:style style:name="T71" style:family="text">
      <style:text-properties fo:font-variant="normal" fo:text-transform="none" style:font-name="arial" fo:letter-spacing="normal" fo:language="es" fo:country="ES" fo:font-style="italic" fo:font-weight="normal" officeooo:rsid="000a2515" style:font-style-asian="italic" style:font-weight-asian="normal" style:font-style-complex="italic" style:font-weight-complex="normal"/>
    </style:style>
    <style:style style:name="T72" style:family="text">
      <style:text-properties fo:font-variant="normal" fo:text-transform="none" style:font-name="arial" fo:letter-spacing="normal" fo:language="es" fo:country="ES" fo:font-style="italic" fo:font-weight="normal" officeooo:rsid="0008ba28" style:font-style-asian="italic" style:font-weight-asian="normal" style:font-style-complex="italic" style:font-weight-complex="normal"/>
    </style:style>
    <style:style style:name="T73" style:family="text">
      <style:text-properties fo:font-variant="normal" fo:text-transform="none" style:font-name="arial" fo:letter-spacing="normal" fo:language="es" fo:country="ES" fo:font-style="italic" fo:font-weight="normal" officeooo:rsid="00cf8845" style:font-style-asian="italic" style:font-weight-asian="normal" style:font-style-complex="italic" style:font-weight-complex="normal"/>
    </style:style>
    <style:style style:name="T74" style:family="text">
      <style:text-properties fo:font-variant="normal" fo:text-transform="none" style:font-name="arial" fo:letter-spacing="normal" fo:language="es" fo:country="ES" fo:font-style="italic" fo:font-weight="normal" officeooo:rsid="00f47606" style:font-style-asian="italic" style:font-weight-asian="normal" style:font-style-complex="italic" style:font-weight-complex="normal"/>
    </style:style>
    <style:style style:name="T75" style:family="text">
      <style:text-properties fo:font-variant="normal" fo:text-transform="none" style:font-name="arial" fo:letter-spacing="normal" fo:language="es" fo:country="ES" fo:font-style="italic" fo:font-weight="bold" officeooo:rsid="00cf8845" style:font-style-asian="italic" style:font-weight-asian="bold" style:font-style-complex="italic" style:font-weight-complex="bold"/>
    </style:style>
    <style:style style:name="T76" style:family="text">
      <style:text-properties fo:font-variant="normal" fo:text-transform="none" style:font-name="arial" fo:letter-spacing="normal" fo:language="es" fo:country="ES" fo:font-style="normal" fo:font-weight="bold" officeooo:rsid="000a2515" style:font-style-asian="normal" style:font-weight-asian="bold" style:font-style-complex="normal" style:font-weight-complex="bold"/>
    </style:style>
    <style:style style:name="T77" style:family="text">
      <style:text-properties fo:font-variant="normal" fo:text-transform="none" style:font-name="arial" fo:letter-spacing="normal" fo:font-style="italic" fo:font-weight="normal" officeooo:rsid="006676a8" style:font-style-asian="italic" style:font-weight-asian="normal" style:font-style-complex="italic" style:font-weight-complex="normal"/>
    </style:style>
    <style:style style:name="T78" style:family="text">
      <style:text-properties fo:font-variant="normal" fo:text-transform="none" fo:color="#acb20c" style:font-name="arial" fo:letter-spacing="normal" fo:language="es" fo:country="ES" fo:font-style="italic" fo:font-weight="bold" officeooo:rsid="000a2515" style:font-style-asian="italic" style:font-weight-asian="bold" style:font-style-complex="italic" style:font-weight-complex="bold"/>
    </style:style>
    <style:style style:name="T79" style:family="text">
      <style:text-properties fo:font-variant="normal" fo:text-transform="none" fo:color="#00a933" style:font-name="arial" fo:letter-spacing="normal" fo:language="es" fo:country="ES" fo:font-style="italic" fo:font-weight="bold" officeooo:rsid="0008ba28" style:font-style-asian="italic" style:font-weight-asian="bold" style:font-style-complex="italic" style:font-weight-complex="bold"/>
    </style:style>
    <style:style style:name="T80" style:family="text">
      <style:text-properties fo:font-variant="normal" fo:text-transform="none" fo:color="#800080" style:font-name="arial" fo:letter-spacing="normal" fo:language="es" fo:country="ES" fo:font-style="italic" fo:font-weight="bold" officeooo:rsid="0008ba28" style:font-style-asian="italic" style:font-weight-asian="bold" style:font-style-complex="italic" style:font-weight-complex="bold"/>
    </style:style>
    <style:style style:name="T81" style:family="text">
      <style:text-properties fo:color="#000000"/>
    </style:style>
    <style:style style:name="T82" style:family="text">
      <style:text-properties fo:color="#000000" style:font-name="arial"/>
    </style:style>
    <style:style style:name="T83" style:family="text">
      <style:text-properties fo:color="#000000" style:font-name="arial" fo:font-size="12pt" fo:language="es" fo:country="ES" style:font-size-asian="12pt" style:font-size-complex="12pt"/>
    </style:style>
    <style:style style:name="T84" style:family="text">
      <style:text-properties fo:color="#000000" style:font-name="arial" fo:font-size="12pt" fo:language="es" fo:country="ES" officeooo:rsid="00586ba8" style:font-size-asian="12pt" style:font-size-complex="12pt"/>
    </style:style>
    <style:style style:name="T85" style:family="text">
      <style:text-properties fo:color="#000000" style:font-name="arial" fo:font-size="12pt" fo:language="es" fo:country="ES" officeooo:rsid="005b1bb2" style:font-size-asian="12pt" style:font-size-complex="12pt"/>
    </style:style>
    <style:style style:name="T86" style:family="text">
      <style:text-properties fo:color="#000000" style:font-name="arial" fo:font-size="12pt" fo:language="es" fo:country="ES" officeooo:rsid="00644847" style:font-size-asian="12pt" style:font-size-complex="12pt"/>
    </style:style>
    <style:style style:name="T87" style:family="text">
      <style:text-properties fo:color="#000000" style:font-name="arial" fo:font-size="12pt" fo:language="es" fo:country="ES" officeooo:rsid="00717606" style:font-size-asian="12pt" style:font-size-complex="12pt"/>
    </style:style>
    <style:style style:name="T88" style:family="text">
      <style:text-properties fo:color="#000000" style:font-name="arial" fo:font-size="12pt" fo:language="es" fo:country="ES" officeooo:rsid="007d6d8b" style:font-size-asian="12pt" style:font-size-complex="12pt"/>
    </style:style>
    <style:style style:name="T89" style:family="text">
      <style:text-properties fo:color="#000000" style:font-name="arial" fo:font-size="12pt" fo:language="es" fo:country="ES" officeooo:rsid="0088f0c2" style:font-size-asian="12pt" style:font-size-complex="12pt"/>
    </style:style>
    <style:style style:name="T90" style:family="text">
      <style:text-properties fo:color="#000000" style:font-name="arial" fo:font-size="12pt" fo:language="es" fo:country="ES" officeooo:rsid="00b8cc91" style:font-size-asian="12pt" style:font-size-complex="12pt"/>
    </style:style>
    <style:style style:name="T91" style:family="text">
      <style:text-properties fo:color="#000000" style:font-name="arial" fo:font-size="12pt" fo:language="es" fo:country="ES" officeooo:rsid="00414909" style:font-size-asian="12pt" style:font-size-complex="12pt"/>
    </style:style>
    <style:style style:name="T92" style:family="text">
      <style:text-properties fo:color="#000000" style:font-name="arial" fo:font-size="12pt" fo:language="es" fo:country="ES" officeooo:rsid="00456628" style:font-size-asian="12pt" style:font-size-complex="12pt"/>
    </style:style>
    <style:style style:name="T93" style:family="text">
      <style:text-properties fo:color="#000000" style:font-name="arial" fo:font-size="12pt" fo:language="es" fo:country="ES" officeooo:rsid="00cd2e13" style:font-size-asian="12pt" style:font-size-complex="12pt"/>
    </style:style>
    <style:style style:name="T94" style:family="text">
      <style:text-properties fo:color="#000000" style:font-name="arial" fo:font-size="12pt" fo:language="es" fo:country="ES" officeooo:rsid="00e06496" style:font-size-asian="12pt" style:font-size-complex="12pt"/>
    </style:style>
    <style:style style:name="T95" style:family="text">
      <style:text-properties fo:color="#000000" style:font-name="arial" fo:font-size="12pt" fo:language="es" fo:country="ES" style:text-underline-style="solid" style:text-underline-width="auto" style:text-underline-color="font-color" style:font-size-asian="12pt" style:font-size-complex="12pt"/>
    </style:style>
    <style:style style:name="T96" style:family="text">
      <style:text-properties fo:color="#000000" style:font-name="arial" fo:font-size="12pt" fo:language="es" fo:country="ES" fo:font-weight="bold" style:font-size-asian="12pt" style:font-weight-asian="bold" style:font-size-complex="12pt" style:font-weight-complex="bold"/>
    </style:style>
    <style:style style:name="T97" style:family="text">
      <style:text-properties fo:color="#000000" style:font-name="arial" fo:font-size="12pt" fo:language="es" fo:country="ES" fo:font-weight="bold" officeooo:rsid="00cf8845" style:font-size-asian="12pt" style:font-weight-asian="bold" style:font-size-complex="12pt" style:font-weight-complex="bold"/>
    </style:style>
    <style:style style:name="T98" style:family="text">
      <style:text-properties fo:color="#000000" style:font-name="arial" fo:font-size="12pt" fo:language="es" fo:country="ES" fo:font-weight="bold" officeooo:rsid="00e9f702" style:font-size-asian="12pt" style:font-weight-asian="bold" style:font-size-complex="12pt" style:font-weight-complex="bold"/>
    </style:style>
    <style:style style:name="T99" style:family="text">
      <style:text-properties fo:color="#000000" style:font-name="arial" fo:font-size="12pt" fo:language="es" fo:country="ES" fo:font-weight="bold" officeooo:rsid="00e29b6b" style:font-size-asian="12pt" style:font-weight-asian="bold" style:font-size-complex="12pt" style:font-weight-complex="bold"/>
    </style:style>
    <style:style style:name="T100" style:family="text">
      <style:text-properties fo:color="#000000" style:font-name="arial" fo:font-size="12pt" fo:language="es" fo:country="ES" fo:font-weight="bold" officeooo:rsid="00ea6ff8" style:font-size-asian="12pt" style:font-weight-asian="bold" style:font-size-complex="12pt" style:font-weight-complex="bold"/>
    </style:style>
    <style:style style:name="T101" style:family="text">
      <style:text-properties fo:color="#000000" style:font-name="arial" fo:font-size="12pt" fo:language="es" fo:country="ES" fo:font-weight="bold" officeooo:rsid="00f3d5cf" style:font-size-asian="12pt" style:font-weight-asian="bold" style:font-size-complex="12pt" style:font-weight-complex="bold"/>
    </style:style>
    <style:style style:name="T102" style:family="text">
      <style:text-properties fo:color="#000000" style:font-name="arial" fo:font-size="12pt" fo:language="es" fo:country="ES" fo:background-color="transparent" loext:char-shading-value="0" style:font-size-asian="12pt" style:font-size-complex="12pt"/>
    </style:style>
    <style:style style:name="T103" style:family="text">
      <style:text-properties fo:color="#000000" style:font-name="arial" fo:font-size="12pt" fo:language="es" fo:country="ES" fo:font-style="italic" style:font-size-asian="12pt" style:font-style-asian="italic" style:font-size-complex="12pt" style:font-style-complex="italic"/>
    </style:style>
    <style:style style:name="T104" style:family="text">
      <style:text-properties fo:color="#000000" style:font-name="arial" fo:font-size="12pt" fo:language="es" fo:country="ES" fo:font-style="italic" fo:font-weight="bold" style:font-size-asian="12pt" style:font-style-asian="italic" style:font-weight-asian="bold" style:font-size-complex="12pt" style:font-style-complex="italic" style:font-weight-complex="bold"/>
    </style:style>
    <style:style style:name="T105" style:family="text">
      <style:text-properties fo:color="#000000" style:font-name="arial" fo:font-size="12pt" fo:language="es" fo:country="ES" style:text-underline-style="none" fo:font-weight="bold" officeooo:rsid="002ee386" style:font-size-asian="12pt" style:font-weight-asian="bold" style:font-size-complex="12pt" style:font-weight-complex="bold"/>
    </style:style>
    <style:style style:name="T106" style:family="text">
      <style:text-properties fo:color="#000000" style:font-name="arial" fo:font-size="12pt" fo:language="es" fo:country="ES" style:text-underline-style="none" fo:font-weight="bold" officeooo:rsid="008fed89" style:font-size-asian="12pt" style:font-weight-asian="bold" style:font-size-complex="12pt" style:font-weight-complex="bold"/>
    </style:style>
    <style:style style:name="T107" style:family="text">
      <style:text-properties fo:color="#000000" style:font-name="arial" fo:font-size="12pt" fo:language="es" fo:country="ES" style:text-underline-style="none" fo:font-weight="bold" officeooo:rsid="00943bcf" style:font-size-asian="12pt" style:font-weight-asian="bold" style:font-size-complex="12pt" style:font-weight-complex="bold"/>
    </style:style>
    <style:style style:name="T108" style:family="text">
      <style:text-properties fo:color="#000000" style:font-name="arial" fo:font-size="12pt" fo:language="es" fo:country="ES" style:text-underline-style="none" fo:font-weight="bold" officeooo:rsid="00992f35" style:font-size-asian="12pt" style:font-weight-asian="bold" style:font-size-complex="12pt" style:font-weight-complex="bold"/>
    </style:style>
    <style:style style:name="T109" style:family="text">
      <style:text-properties fo:color="#000000" style:font-name="arial" fo:font-size="12pt" fo:language="es" fo:country="ES" style:text-underline-style="none" fo:font-weight="bold" officeooo:rsid="009a03d8" style:font-size-asian="12pt" style:font-weight-asian="bold" style:font-size-complex="12pt" style:font-weight-complex="bold"/>
    </style:style>
    <style:style style:name="T110" style:family="text">
      <style:text-properties fo:color="#000000" style:font-name="arial" fo:font-size="12pt" fo:language="es" fo:country="ES" style:text-underline-style="none" fo:font-weight="bold" officeooo:rsid="01107271" style:font-size-asian="12pt" style:font-weight-asian="bold" style:font-size-complex="12pt" style:font-weight-complex="bold"/>
    </style:style>
    <style:style style:name="T111" style:family="text">
      <style:text-properties fo:color="#000000" style:font-name="arial" fo:font-size="12pt" fo:language="es" fo:country="ES" fo:font-weight="normal" officeooo:rsid="00ea6ff8" style:font-size-asian="12pt" style:font-weight-asian="normal" style:font-size-complex="12pt" style:font-weight-complex="normal"/>
    </style:style>
    <style:style style:name="T112" style:family="text">
      <style:text-properties fo:color="#000000" style:font-name="arial" fo:font-size="12pt" fo:language="es" fo:country="ES" fo:font-weight="normal" officeooo:rsid="00ee5786" style:font-size-asian="12pt" style:font-weight-asian="normal" style:font-size-complex="12pt" style:font-weight-complex="normal"/>
    </style:style>
    <style:style style:name="T113" style:family="text">
      <style:text-properties fo:color="#000000" style:font-name="arial" fo:font-size="12pt" style:font-size-asian="12pt" style:font-size-complex="12pt"/>
    </style:style>
    <style:style style:name="T114" style:family="text">
      <style:text-properties fo:color="#000000" style:font-name="arial" fo:font-size="12pt" officeooo:rsid="009cda45" style:font-size-asian="12pt" style:font-size-complex="12pt"/>
    </style:style>
    <style:style style:name="T115" style:family="text">
      <style:text-properties fo:color="#000000" style:font-name="arial" fo:font-size="12pt" officeooo:rsid="0051c7d4" style:font-size-asian="12pt" style:font-size-complex="12pt"/>
    </style:style>
    <style:style style:name="T116" style:family="text">
      <style:text-properties fo:color="#000000" style:font-name="arial" fo:font-size="12pt" officeooo:rsid="0050057a" style:font-size-asian="12pt" style:font-size-complex="12pt"/>
    </style:style>
    <style:style style:name="T117" style:family="text">
      <style:text-properties fo:color="#000000" style:font-name="arial" fo:font-size="12pt" officeooo:rsid="00532643" style:font-size-asian="12pt" style:font-size-complex="12pt"/>
    </style:style>
    <style:style style:name="T118" style:family="text">
      <style:text-properties fo:color="#000000" style:font-name="arial" fo:font-size="12pt" officeooo:rsid="0008ba28" style:font-size-asian="12pt" style:font-size-complex="12pt"/>
    </style:style>
    <style:style style:name="T119" style:family="text">
      <style:text-properties fo:color="#000000" style:font-name="arial" fo:font-size="12pt" officeooo:rsid="003e20f2" style:font-size-asian="12pt" style:font-size-complex="12pt"/>
    </style:style>
    <style:style style:name="T120" style:family="text">
      <style:text-properties fo:color="#000000" style:font-name="arial" fo:font-size="12pt" officeooo:rsid="00349018" style:font-size-asian="12pt" style:font-size-complex="12pt"/>
    </style:style>
    <style:style style:name="T121" style:family="text">
      <style:text-properties fo:color="#000000" style:font-name="arial" fo:font-size="12pt" officeooo:rsid="003b1f2d" style:font-size-asian="12pt" style:font-size-complex="12pt"/>
    </style:style>
    <style:style style:name="T122" style:family="text">
      <style:text-properties fo:color="#000000" style:font-name="arial" fo:font-size="12pt" officeooo:rsid="003e5b82" style:font-size-asian="12pt" style:font-size-complex="12pt"/>
    </style:style>
    <style:style style:name="T123" style:family="text">
      <style:text-properties fo:color="#000000" style:font-name="arial" fo:font-size="12pt" officeooo:rsid="003f8e9e" style:font-size-asian="12pt" style:font-size-complex="12pt"/>
    </style:style>
    <style:style style:name="T124" style:family="text">
      <style:text-properties fo:color="#000000" style:font-name="arial" fo:font-size="12pt" officeooo:rsid="0094fd84" style:font-size-asian="12pt" style:font-size-complex="12pt"/>
    </style:style>
    <style:style style:name="T125" style:family="text">
      <style:text-properties fo:color="#000000" style:font-name="arial" fo:font-size="12pt" officeooo:rsid="004a2689" style:font-size-asian="12pt" style:font-size-complex="12pt"/>
    </style:style>
    <style:style style:name="T126" style:family="text">
      <style:text-properties fo:color="#000000" style:font-name="arial" fo:font-size="12pt" officeooo:rsid="00a300ee" style:font-size-asian="12pt" style:font-size-complex="12pt"/>
    </style:style>
    <style:style style:name="T127" style:family="text">
      <style:text-properties fo:color="#000000" style:font-name="arial" fo:font-size="12pt" officeooo:rsid="00e41415" style:font-size-asian="12pt" style:font-size-complex="12pt"/>
    </style:style>
    <style:style style:name="T128" style:family="text">
      <style:text-properties fo:color="#000000" style:font-name="arial" fo:font-size="12pt" officeooo:rsid="00e539db" style:font-size-asian="12pt" style:font-size-complex="12pt"/>
    </style:style>
    <style:style style:name="T129" style:family="text">
      <style:text-properties fo:color="#000000" style:font-name="arial" fo:font-size="12pt" fo:font-weight="bold" style:font-size-asian="12pt" style:font-weight-asian="bold" style:font-size-complex="12pt" style:font-weight-complex="bold"/>
    </style:style>
    <style:style style:name="T130" style:family="text">
      <style:text-properties fo:color="#000000" style:font-name="arial" fo:font-size="12pt" fo:font-weight="bold" officeooo:rsid="0008ba28" style:font-size-asian="12pt" style:font-weight-asian="bold" style:font-size-complex="12pt" style:font-weight-complex="bold"/>
    </style:style>
    <style:style style:name="T131" style:family="text">
      <style:text-properties fo:color="#000000" style:font-name="arial" fo:font-size="12pt" fo:font-weight="bold" fo:background-color="#ff7b59" loext:char-shading-value="0" style:font-size-asian="12pt" style:font-weight-asian="bold" style:font-size-complex="12pt" style:font-weight-complex="bold"/>
    </style:style>
    <style:style style:name="T132" style:family="text">
      <style:text-properties fo:color="#000000" style:font-name="arial" fo:font-size="12pt" fo:font-weight="bold" officeooo:rsid="00bd8f03" fo:background-color="transparent" loext:char-shading-value="0" style:font-size-asian="12pt" style:font-weight-asian="bold" style:font-size-complex="12pt" style:font-weight-complex="bold"/>
    </style:style>
    <style:style style:name="T133" style:family="text">
      <style:text-properties fo:color="#000000" style:font-name="arial" fo:font-size="12pt" fo:font-weight="bold" officeooo:rsid="003ec1fb" fo:background-color="transparent" loext:char-shading-value="0" style:font-size-asian="12pt" style:font-weight-asian="bold" style:font-size-complex="12pt" style:font-weight-complex="bold"/>
    </style:style>
    <style:style style:name="T134" style:family="text">
      <style:text-properties fo:color="#000000" style:font-name="arial" fo:font-size="12pt" style:text-underline-style="solid" style:text-underline-width="auto" style:text-underline-color="font-color" style:font-size-asian="12pt" style:font-size-complex="12pt"/>
    </style:style>
    <style:style style:name="T135" style:family="text">
      <style:text-properties fo:color="#000000" style:font-name="arial" fo:font-size="12pt" style:text-underline-style="solid" style:text-underline-width="auto" style:text-underline-color="font-color" officeooo:rsid="005b6231" style:font-size-asian="12pt" style:font-size-complex="12pt"/>
    </style:style>
    <style:style style:name="T136" style:family="text">
      <style:text-properties fo:color="#000000" style:font-name="arial" fo:font-size="12pt" style:text-underline-style="solid" style:text-underline-width="auto" style:text-underline-color="font-color" officeooo:rsid="003f8e9e" fo:background-color="transparent" loext:char-shading-value="0" style:font-size-asian="12pt" style:font-size-complex="12pt"/>
    </style:style>
    <style:style style:name="T137" style:family="text">
      <style:text-properties fo:color="#000000" style:font-name="arial" fo:font-size="12pt" fo:background-color="#ff8000" loext:char-shading-value="0" style:font-size-asian="12pt" style:font-size-complex="12pt"/>
    </style:style>
    <style:style style:name="T138" style:family="text">
      <style:text-properties fo:color="#000000" style:font-name="arial" fo:font-size="12pt" fo:background-color="transparent" loext:char-shading-value="0" style:font-size-asian="12pt" style:font-size-complex="12pt"/>
    </style:style>
    <style:style style:name="T139" style:family="text">
      <style:text-properties fo:color="#000000" style:font-name="arial" fo:font-size="12pt" officeooo:rsid="003ec1fb" fo:background-color="transparent" loext:char-shading-value="0" style:font-size-asian="12pt" style:font-size-complex="12pt"/>
    </style:style>
    <style:style style:name="T140" style:family="text">
      <style:text-properties fo:color="#000000" style:font-name="arial" fo:font-size="12pt" officeooo:rsid="003e5b82" fo:background-color="transparent" loext:char-shading-value="0" style:font-size-asian="12pt" style:font-size-complex="12pt"/>
    </style:style>
    <style:style style:name="T141" style:family="text">
      <style:text-properties fo:color="#000000" style:font-name="arial" fo:font-size="12pt" officeooo:rsid="003f8e9e" fo:background-color="transparent" loext:char-shading-value="0" style:font-size-asian="12pt" style:font-size-complex="12pt"/>
    </style:style>
    <style:style style:name="T142" style:family="text">
      <style:text-properties fo:color="#000000" style:font-name="arial" fo:font-size="12pt" officeooo:rsid="003ec1fb" fo:background-color="#ffff00" loext:char-shading-value="0" style:font-size-asian="12pt" style:font-size-complex="12pt"/>
    </style:style>
    <style:style style:name="T143" style:family="text">
      <style:text-properties fo:color="#000000" style:font-name="arial" fo:font-size="12pt" officeooo:rsid="003f8e9e" fo:background-color="#ffff00" loext:char-shading-value="0" style:font-size-asian="12pt" style:font-size-complex="12pt"/>
    </style:style>
    <style:style style:name="T144"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145" style:family="text">
      <style:text-properties fo:color="#000000" style:font-name="arial" fo:font-size="12pt" fo:font-style="italic" style:font-size-asian="12pt" style:font-style-asian="italic" style:font-size-complex="12pt" style:font-style-complex="italic"/>
    </style:style>
    <style:style style:name="T146" style:family="text">
      <style:text-properties fo:color="#000000" style:font-name="arial" fo:font-size="12pt" fo:font-style="italic" officeooo:rsid="000a2515" style:font-size-asian="12pt" style:font-style-asian="italic" style:font-size-complex="12pt" style:font-style-complex="italic"/>
    </style:style>
    <style:style style:name="T147" style:family="text">
      <style:text-properties fo:color="#000000" style:font-name="arial" fo:font-size="12pt" fo:font-style="italic" officeooo:rsid="0008ba28" style:font-size-asian="12pt" style:font-style-asian="italic" style:font-size-complex="12pt" style:font-style-complex="italic"/>
    </style:style>
    <style:style style:name="T148" style:family="text">
      <style:text-properties fo:color="#000000" style:font-name="arial" fo:font-size="12pt" style:text-underline-style="none" style:font-size-asian="12pt" style:font-size-complex="12pt"/>
    </style:style>
    <style:style style:name="T149" style:family="text">
      <style:text-properties fo:color="#000000" style:font-name="arial" fo:font-style="italic" fo:font-weight="bold" officeooo:rsid="00615bf8" style:font-style-asian="italic" style:font-weight-asian="normal" style:font-style-complex="italic" style:font-weight-complex="normal"/>
    </style:style>
    <style:style style:name="T150" style:family="text">
      <style:text-properties fo:color="#000000" style:font-name="arial" fo:font-style="italic" fo:font-weight="bold" style:font-style-asian="italic" style:font-weight-asian="bold" style:font-style-complex="italic" style:font-weight-complex="bold"/>
    </style:style>
    <style:style style:name="T151" style:family="text">
      <style:text-properties fo:color="#000000" style:font-name="arial" fo:font-style="italic" fo:font-weight="bold" officeooo:rsid="00615bf8" style:font-style-asian="italic" style:font-weight-asian="bold" style:font-style-complex="italic" style:font-weight-complex="bold"/>
    </style:style>
    <style:style style:name="T152" style:family="text">
      <style:text-properties fo:color="#000000" style:font-name="arial" fo:font-style="italic" fo:font-weight="bold" officeooo:rsid="00284e51" style:font-style-asian="italic" style:font-weight-asian="bold" style:font-style-complex="italic" style:font-weight-complex="bold"/>
    </style:style>
    <style:style style:name="T153" style:family="text">
      <style:text-properties fo:color="#000000" style:font-name="arial" fo:font-style="italic" fo:font-weight="bold" officeooo:rsid="0008ba28" fo:background-color="transparent" loext:char-shading-value="0" style:font-style-asian="italic" style:font-weight-asian="bold" style:font-style-complex="italic" style:font-weight-complex="bold"/>
    </style:style>
    <style:style style:name="T154" style:family="text">
      <style:text-properties fo:color="#000000" style:font-name="arial" fo:font-style="italic" fo:font-weight="bold" officeooo:rsid="00b6f8b8" fo:background-color="transparent" loext:char-shading-value="0" style:font-style-asian="italic" style:font-weight-asian="bold" style:font-style-complex="italic" style:font-weight-complex="bold"/>
    </style:style>
    <style:style style:name="T155" style:family="text">
      <style:text-properties fo:color="#000000" style:font-name="arial" fo:font-style="italic" style:font-style-asian="italic" style:font-weight-asian="normal" style:font-style-complex="italic" style:font-weight-complex="normal"/>
    </style:style>
    <style:style style:name="T156" style:family="text">
      <style:text-properties fo:color="#000000" style:font-name="arial" fo:font-style="italic" officeooo:rsid="00615bf8" style:font-style-asian="italic" style:font-weight-asian="normal" style:font-style-complex="italic" style:font-weight-complex="normal"/>
    </style:style>
    <style:style style:name="T157" style:family="text">
      <style:text-properties fo:color="#000000" style:font-name="arial" fo:font-style="italic" officeooo:rsid="0062b247" style:font-style-asian="italic" style:font-weight-asian="normal" style:font-style-complex="italic" style:font-weight-complex="normal"/>
    </style:style>
    <style:style style:name="T158" style:family="text">
      <style:text-properties fo:color="#000000" style:font-name="arial" fo:font-style="italic" fo:background-color="#d4ea6b" loext:char-shading-value="0" style:font-style-asian="italic" style:font-weight-asian="normal" style:font-style-complex="italic" style:font-weight-complex="normal"/>
    </style:style>
    <style:style style:name="T159" style:family="text">
      <style:text-properties fo:color="#000000" style:font-name="arial" fo:font-style="italic" officeooo:rsid="0062b247" fo:background-color="#d4ea6b" loext:char-shading-value="0" style:font-style-asian="italic" style:font-weight-asian="normal" style:font-style-complex="italic" style:font-weight-complex="normal"/>
    </style:style>
    <style:style style:name="T160" style:family="text">
      <style:text-properties fo:color="#000000" style:font-name="arial" fo:font-style="italic" fo:font-weight="normal" officeooo:rsid="0008ba28" fo:background-color="transparent" loext:char-shading-value="0" style:font-style-asian="italic" style:font-weight-asian="normal" style:font-style-complex="italic" style:font-weight-complex="normal"/>
    </style:style>
    <style:style style:name="T161" style:family="text">
      <style:text-properties fo:color="#000000" style:font-name="arial" fo:font-style="italic" fo:font-weight="normal" officeooo:rsid="00b6f8b8" fo:background-color="transparent" loext:char-shading-value="0" style:font-style-asian="italic" style:font-weight-asian="normal" style:font-style-complex="italic" style:font-weight-complex="normal"/>
    </style:style>
    <style:style style:name="T162" style:family="text">
      <style:text-properties fo:color="#000000" style:font-name="arial" fo:font-style="italic" fo:font-weight="normal" officeooo:rsid="00b7e92e" fo:background-color="transparent" loext:char-shading-value="0" style:font-style-asian="italic" style:font-weight-asian="normal" style:font-style-complex="italic" style:font-weight-complex="normal"/>
    </style:style>
    <style:style style:name="T163" style:family="text">
      <style:text-properties fo:color="#000000" style:font-name="arial" fo:font-style="italic" fo:font-weight="normal" officeooo:rsid="00f4e6d9" fo:background-color="transparent" loext:char-shading-value="0" style:font-style-asian="italic" style:font-weight-asian="normal" style:font-style-complex="italic" style:font-weight-complex="normal"/>
    </style:style>
    <style:style style:name="T164" style:family="text">
      <style:text-properties fo:color="#000000" style:font-name="arial" fo:font-style="italic" fo:font-weight="normal" officeooo:rsid="00f9835a" fo:background-color="transparent" loext:char-shading-value="0" style:font-style-asian="italic" style:font-weight-asian="normal" style:font-style-complex="italic" style:font-weight-complex="normal"/>
    </style:style>
    <style:style style:name="T165" style:family="text">
      <style:text-properties fo:color="#000000" style:font-name="arial" fo:font-style="italic" style:text-underline-style="solid" style:text-underline-width="auto" style:text-underline-color="font-color" fo:font-weight="normal" officeooo:rsid="00b7e92e" fo:background-color="transparent" loext:char-shading-value="0" style:font-style-asian="italic" style:font-weight-asian="normal" style:font-style-complex="italic" style:font-weight-complex="normal"/>
    </style:style>
    <style:style style:name="T166" style:family="text">
      <style:text-properties fo:color="#000000" style:font-name="arial" officeooo:rsid="00561bdc"/>
    </style:style>
    <style:style style:name="T167" style:family="text">
      <style:text-properties fo:color="#000000" style:font-name="arial" fo:font-weight="bold" style:font-weight-asian="bold" style:font-weight-complex="bold"/>
    </style:style>
    <style:style style:name="T168" style:family="text">
      <style:text-properties fo:color="#000000" style:font-name="arial" fo:font-weight="bold" fo:background-color="#b3cac7" loext:char-shading-value="0" style:font-weight-asian="bold" style:font-weight-complex="bold"/>
    </style:style>
    <style:style style:name="T169" style:family="text">
      <style:text-properties fo:color="#000000" style:font-name="arial" fo:font-weight="bold" fo:background-color="#f10d0c" loext:char-shading-value="0" style:font-weight-asian="bold" style:font-weight-complex="bold"/>
    </style:style>
    <style:style style:name="T170" style:family="text">
      <style:text-properties fo:color="#000000" style:font-name="arial" fo:font-weight="bold" officeooo:rsid="001fb016" fo:background-color="#f10d0c" loext:char-shading-value="0" style:font-weight-asian="bold" style:font-weight-complex="bold"/>
    </style:style>
    <style:style style:name="T171" style:family="text">
      <style:text-properties fo:color="#000000" style:font-name="arial" officeooo:rsid="00a4d36f"/>
    </style:style>
    <style:style style:name="T172" style:family="text">
      <style:text-properties fo:color="#000000" style:font-name="arial" officeooo:rsid="000fe770"/>
    </style:style>
    <style:style style:name="T173" style:family="text">
      <style:text-properties fo:color="#000000" style:font-name="arial" officeooo:rsid="0016fd02"/>
    </style:style>
    <style:style style:name="T174" style:family="text">
      <style:text-properties fo:color="#000000" style:font-name="arial" fo:background-color="#f10d0c" loext:char-shading-value="0"/>
    </style:style>
    <style:style style:name="T175" style:family="text">
      <style:text-properties fo:color="#000000" style:font-name="arial" officeooo:rsid="001fb016" fo:background-color="#f10d0c" loext:char-shading-value="0"/>
    </style:style>
    <style:style style:name="T176" style:family="text">
      <style:text-properties fo:color="#000000" style:font-name="arial" officeooo:rsid="002148ff" fo:background-color="#f10d0c" loext:char-shading-value="0"/>
    </style:style>
    <style:style style:name="T177" style:family="text">
      <style:text-properties fo:color="#000000" style:font-name="arial" officeooo:rsid="002019a7"/>
    </style:style>
    <style:style style:name="T178" style:family="text">
      <style:text-properties fo:color="#000000" style:font-name="arial" officeooo:rsid="0027a3b0"/>
    </style:style>
    <style:style style:name="T179" style:family="text">
      <style:text-properties fo:color="#000000" style:font-name="arial" officeooo:rsid="0025ea14"/>
    </style:style>
    <style:style style:name="T180" style:family="text">
      <style:text-properties fo:color="#000000" style:font-name="arial" fo:language="es" fo:country="ES" style:text-underline-style="none" officeooo:rsid="008fed89"/>
    </style:style>
    <style:style style:name="T181" style:family="text">
      <style:text-properties fo:color="#000000" style:font-name="arial" fo:language="es" fo:country="ES" style:text-underline-style="none" officeooo:rsid="01105e59"/>
    </style:style>
    <style:style style:name="T182" style:family="text">
      <style:text-properties fo:color="#000000" fo:font-size="12pt" fo:font-weight="bold" officeooo:rsid="00349018" style:font-size-asian="12pt" style:font-weight-asian="bold" style:font-size-complex="12pt" style:font-weight-complex="bold"/>
    </style:style>
    <style:style style:name="T183" style:family="text">
      <style:text-properties fo:color="#000000" fo:font-size="12pt" fo:font-weight="bold" officeooo:rsid="00349018" fo:background-color="#b47804" loext:char-shading-value="0" style:font-size-asian="12pt" style:font-weight-asian="bold" style:font-size-complex="12pt" style:font-weight-complex="bold"/>
    </style:style>
    <style:style style:name="T184" style:family="text">
      <style:text-properties fo:color="#000000" fo:font-size="12pt" fo:font-weight="bold" officeooo:rsid="003e5b82" fo:background-color="transparent" loext:char-shading-value="0" style:font-size-asian="12pt" style:font-weight-asian="bold" style:font-size-complex="12pt" style:font-weight-complex="bold"/>
    </style:style>
    <style:style style:name="T185" style:family="text">
      <style:text-properties fo:color="#000000" fo:font-size="12pt" style:font-size-asian="12pt" style:font-size-complex="12pt"/>
    </style:style>
    <style:style style:name="T186" style:family="text">
      <style:text-properties fo:color="#000000" fo:font-size="12pt" officeooo:rsid="00349018" style:font-size-asian="12pt" style:font-size-complex="12pt"/>
    </style:style>
    <style:style style:name="T187" style:family="text">
      <style:text-properties fo:color="#000000" fo:font-size="12pt" officeooo:rsid="003e5b82" style:font-size-asian="12pt" style:font-size-complex="12pt"/>
    </style:style>
    <style:style style:name="T188" style:family="text">
      <style:text-properties fo:color="#000000" fo:font-size="12pt" officeooo:rsid="003e5b82" fo:background-color="transparent" loext:char-shading-value="0" style:font-size-asian="12pt" style:font-size-complex="12pt"/>
    </style:style>
    <style:style style:name="T189" style:family="text">
      <style:text-properties fo:color="#000000" fo:font-size="12pt" officeooo:rsid="003f8e9e" fo:background-color="transparent" loext:char-shading-value="0" style:font-size-asian="12pt" style:font-size-complex="12pt"/>
    </style:style>
    <style:style style:name="T190" style:family="text">
      <style:text-properties fo:color="#000000" fo:font-weight="bold" style:font-weight-asian="bold" style:font-weight-complex="bold"/>
    </style:style>
    <style:style style:name="T191" style:family="text">
      <style:text-properties fo:color="#000000" fo:font-weight="bold" fo:background-color="transparent" loext:char-shading-value="0" style:font-weight-asian="bold" style:font-weight-complex="bold"/>
    </style:style>
    <style:style style:name="T192" style:family="text">
      <style:text-properties fo:color="#000000" fo:font-weight="bold" fo:background-color="#81d41a" loext:char-shading-value="0" style:font-weight-asian="bold" style:font-weight-complex="bold"/>
    </style:style>
    <style:style style:name="T193" style:family="text">
      <style:text-properties fo:color="#000000" officeooo:rsid="001d4c3e"/>
    </style:style>
    <style:style style:name="T194" style:family="text">
      <style:text-properties fo:color="#000000" fo:background-color="transparent" loext:char-shading-value="0"/>
    </style:style>
    <style:style style:name="T195" style:family="text">
      <style:text-properties fo:color="#000000" officeooo:rsid="00337da4"/>
    </style:style>
    <style:style style:name="T196" style:family="text">
      <style:text-properties fo:color="#000000" style:font-weight-asian="normal" style:font-weight-complex="normal"/>
    </style:style>
    <style:style style:name="T197" style:family="text">
      <style:text-properties fo:color="#000000" officeooo:rsid="008fed89"/>
    </style:style>
    <style:style style:name="T198" style:family="text">
      <style:text-properties fo:color="#000000" fo:language="es" fo:country="ES" officeooo:rsid="00ea6ff8"/>
    </style:style>
    <style:style style:name="T199" style:family="text">
      <style:text-properties fo:color="#000000" fo:language="es" fo:country="ES" officeooo:rsid="00f0543b"/>
    </style:style>
    <style:style style:name="T200" style:family="text">
      <style:text-properties fo:color="#000000" fo:language="es" fo:country="ES" officeooo:rsid="0113a716"/>
    </style:style>
    <style:style style:name="T201" style:family="text">
      <style:text-properties officeooo:rsid="00b4329d"/>
    </style:style>
    <style:style style:name="T202" style:family="text">
      <style:text-properties fo:background-color="#ffff00" loext:char-shading-value="0"/>
    </style:style>
    <style:style style:name="T203" style:family="text">
      <style:text-properties officeooo:rsid="00c3f4ed" fo:background-color="#ffff00" loext:char-shading-value="0"/>
    </style:style>
    <style:style style:name="T204" style:family="text">
      <style:text-properties officeooo:rsid="00cd7ada" fo:background-color="#ffff00" loext:char-shading-value="0"/>
    </style:style>
    <style:style style:name="T205" style:family="text">
      <style:text-properties officeooo:rsid="00c72a66"/>
    </style:style>
    <style:style style:name="T206" style:family="text">
      <style:text-properties officeooo:rsid="00c8ce4e"/>
    </style:style>
    <style:style style:name="T207" style:family="text">
      <style:text-properties officeooo:rsid="00d438b2"/>
    </style:style>
    <style:style style:name="T208" style:family="text">
      <style:text-properties fo:color="#800080" style:font-name="arial" fo:font-size="12pt" fo:font-style="italic" fo:font-weight="bold" officeooo:rsid="0008ba28" style:font-size-asian="12pt" style:font-style-asian="italic" style:font-weight-asian="bold" style:font-size-complex="12pt" style:font-style-complex="italic" style:font-weight-complex="bold"/>
    </style:style>
    <style:style style:name="T209" style:family="text">
      <style:text-properties fo:color="#00a933" style:font-name="arial" fo:font-size="12pt" fo:font-weight="bold" officeooo:rsid="0008ba28" style:font-size-asian="12pt" style:font-weight-asian="bold" style:font-size-complex="12pt" style:font-weight-complex="bold"/>
    </style:style>
    <style:style style:name="T210" style:family="text">
      <style:text-properties fo:color="#acb20c" style:font-name="arial" fo:font-size="12pt" fo:font-style="italic" fo:font-weight="bold" officeooo:rsid="000a2515" style:font-size-asian="12pt" style:font-style-asian="italic" style:font-weight-asian="bold" style:font-size-complex="12pt" style:font-style-complex="italic" style:font-weight-complex="bold"/>
    </style:style>
    <style:style style:name="T211" style:family="text">
      <style:text-properties officeooo:rsid="00ea6ff8"/>
    </style:style>
    <style:style style:name="T212" style:family="text">
      <style:text-properties officeooo:rsid="00ed5a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cedimientos almacenados</text:p>
      <text:p text:style-name="P9"/>
      <text:p text:style-name="P24">Los procedimientos almacenados y funciones son nuevas funcionalidades de la versión de MySQL 5.0. Un procedimiento almacenado es un conjunto de comandos SQL que pueden almacenarse en el servidor. Una vez que se hace, los clientes no necesitan relanzar los comandos individuales pero pueden en su lugar referirse al procedimiento almacenado. </text:p>
      <text:p text:style-name="P31">Algunas situaciones en que los procedimientos almacenados pueden ser particularmente útiles: </text:p>
      <text:list xml:id="list1387656433" text:style-name="L1">
        <text:list-item>
          <text:p text:style-name="P111">Cuando múltiples aplicaciones cliente se escriben en distintos lenguajes o funcionan en distintas plataformas, pero necesitan realizar la misma operación en la base de datos.</text:p>
        </text:list-item>
        <text:list-item>
          <text:p text:style-name="P118"><text:span text:style-name="T1">Cuando la seguridad es muy importante. Los bancos, por ejemplo, usan procedimientos almacenados para todas las </text:span><text:span text:style-name="T17">operaciones</text:span><text:span text:style-name="T1"> comunes. Esto proporciona un entorno seguro y consistente, y los procedimientos pueden asegurar que cada operación se loguea apropiadamente. En tal entorno, las aplicaciones y los usuarios no obtendrían ningún acceso directo a las tablas de la base de datos, </text:span><text:span text:style-name="T17">solo</text:span><text:span text:style-name="T1"> pueden ejec</text:span><text:span text:style-name="T17">ut</text:span><text:span text:style-name="T1">ar algunos procedimientos almacenados.</text:span></text:p>
        </text:list-item>
      </text:list>
      <text:p text:style-name="P31">Los procedimientos almacenados pueden mejorar el rendimiento ya que se necesita enviar menos información entre el servidor y el cliente. El intercambio que hay es que aumenta la carga del servidor de la base de datos ya que la mayoría del trabajo se realiza en la parte del servidor y no en el cliente. Considere esto si muchas máquinas cliente (como servidores Web) se sirven a <text:span text:style-name="T28">solo</text:span> uno o pocos servidores de bases de datos. </text:p>
      <text:p text:style-name="P31">Los procedimientos almacenados le permiten tener bibliotecas o funciones en el servidor de base de datos. Esta característica es compartida por los lenguajes de programación modernos que permiten este diseño interno, por ejemplo, usando clases. Usando estas características del lenguaje de programación cliente es beneficioso para el programador incluso fuera del entorno de la base de datos.</text:p>
      <text:p text:style-name="P114">Tipos de procedimientos almacenados</text:p>
      <text:list xml:id="list4109948964" text:style-name="L2">
        <text:list-item>
          <text:p text:style-name="P131"><text:span text:style-name="T113">Procedimientos almacenados definidos </text:span><text:span text:style-name="T129">por el usuario</text:span><text:span text:style-name="T113">: </text:span><text:span text:style-name="T127">s</text:span><text:span text:style-name="T113">on procedimientos definidos por el usuario que </text:span><text:span text:style-name="T134">se deben llamar explícitamente</text:span><text:span text:style-name="T148">.</text:span></text:p>
        </text:list-item>
        <text:list-item>
          <text:p text:style-name="P132"><text:span text:style-name="T129">Triggers</text:span><text:span text:style-name="T113">: </text:span><text:span text:style-name="T127">s</text:span><text:span text:style-name="T113">on procedimientos definidos por el usuario que se ejecutan automáticamente cuando </text:span><text:span text:style-name="T134">se modifica</text:span><text:span text:style-name="T113"> un dato en una tabla.</text:span></text:p>
        </text:list-item>
        <text:list-item>
          <text:p text:style-name="P132"><text:span text:style-name="T129">Procedimientos del sistema</text:span><text:span text:style-name="T113">: </text:span><text:span text:style-name="T128">p</text:span><text:span text:style-name="T113">rocedimientos suministrados por el sistema.</text:span></text:p>
        </text:list-item>
        <text:list-item>
          <text:p text:style-name="P132"><text:span text:style-name="T129">Procedimientos extendidos</text:span><text:span text:style-name="T113">: </text:span><text:span text:style-name="T128">p</text:span><text:span text:style-name="T113">rocedimientos que hacen llamadas al sistema operativo y ejecutan tareas a ese nivel.</text:span></text:p>
        </text:list-item>
      </text:list>
      <text:p text:style-name="P141"/>
      <text:p text:style-name="P83"><text:span text:style-name="T113">En el presente documento se especificarán los procedimientos almacenados definidos </text:span><text:span text:style-name="T129">por el usuario</text:span></text:p>
      <text:h text:style-name="Heading_20_3" text:outline-level="3"><text:soft-page-break/><text:span text:style-name="T81">Sintaxis </text:span><text:span text:style-name="T197">para crear un procedimiento almacenado</text:span></text:h>
      <text:p text:style-name="P161"/>
      <text:p text:style-name="P61"><text:span text:style-name="Source_20_Text"><text:span text:style-name="T76">CREATE PROCEDURE</text:span></text:span><text:span text:style-name="Source_20_Text"><text:span text:style-name="T71"> n</text:span></text:span><text:span text:style-name="Source_20_Text"><text:span text:style-name="T72">ombre</text:span></text:span><text:span text:style-name="Source_20_Text"><text:span text:style-name="T71"> ([</text:span></text:span><text:span text:style-name="Source_20_Text"><text:span text:style-name="T80">parámetros</text:span></text:span><text:span text:style-name="Source_20_Text"><text:span text:style-name="T72"> </text:span></text:span><text:span text:style-name="Source_20_Text"><text:span text:style-name="T71">[ ,...]])</text:span></text:span></text:p>
      <text:p text:style-name="P61"><text:span text:style-name="Source_20_Text"><text:span text:style-name="T71"><text:s text:c="4"/>[</text:span></text:span><text:span text:style-name="Source_20_Text"><text:span text:style-name="T79">características</text:span></text:span><text:span text:style-name="Source_20_Text"><text:span text:style-name="T71"> ...] </text:span></text:span></text:p>
      <text:p text:style-name="P61"><text:span text:style-name="Source_20_Text"><text:span text:style-name="T78">cuerpo_procedimiento</text:span></text:span></text:p>
      <text:p text:style-name="P14"/>
      <text:p text:style-name="P85"><text:span text:style-name="Source_20_Text"><text:span text:style-name="T208">parámetros</text:span></text:span><text:span text:style-name="T113">:</text:span></text:p>
      <text:p text:style-name="P85"><text:span text:style-name="T113"><text:s text:c="4"/>[ IN | OUT | INOUT ] </text:span><text:span text:style-name="Source_20_Text"><text:span text:style-name="T147">nombre_</text:span></text:span><text:span text:style-name="Source_20_Text"><text:span text:style-name="T145">param</text:span></text:span><text:span text:style-name="Source_20_Text"><text:span text:style-name="T147">etro</text:span></text:span><text:span text:style-name="T113"> </text:span><text:span text:style-name="Source_20_Text"><text:span text:style-name="T34">t</text:span></text:span><text:span text:style-name="Source_20_Text"><text:span text:style-name="T35">ipo</text:span></text:span></text:p>
      <text:p text:style-name="P87"/>
      <text:p text:style-name="P101"><text:span text:style-name="Source_20_Text"><text:span text:style-name="T35">tipo</text:span></text:span><text:span text:style-name="Source_20_Text"><text:span text:style-name="T130">:</text:span></text:span></text:p>
      <text:p text:style-name="P101"><text:span text:style-name="T113"><text:s text:c="4"/></text:span><text:span text:style-name="T118">Cualquier tipo de dato válido de </text:span><text:span text:style-name="Source_20_Text"><text:span text:style-name="T113">MySQL.</text:span></text:span></text:p>
      <text:p text:style-name="P87"/>
      <text:p text:style-name="P85"><text:span text:style-name="Source_20_Text"><text:span text:style-name="T209">características</text:span></text:span><text:span text:style-name="T113">:</text:span></text:p>
      <text:p text:style-name="P87"><text:s text:c="2"/><text:span text:style-name="T27">Sentencias de SQL que dan seguridad al procedimiento</text:span></text:p>
      <text:p text:style-name="P87"><text:s text:c="2"/>| <text:span text:style-name="T24">[NOT] DETERMINISTIC</text:span></text:p>
      <text:p text:style-name="P87"><text:s text:c="2"/>| { <text:span text:style-name="T25">CONTAINS SQL</text:span> | <text:span text:style-name="T25">NO SQL</text:span> | <text:span text:style-name="T26">READS SQL DATA</text:span> | <text:span text:style-name="T26">MODIFIES SQL DATA</text:span> }</text:p>
      <text:p text:style-name="P87"><text:s text:c="2"/>| <text:span text:style-name="T22">SQL SECURITY { DEFINER | INVOKER }</text:span></text:p>
      <text:p text:style-name="P85"><text:span text:style-name="T113"><text:s text:c="2"/>| </text:span><text:span text:style-name="Source_20_Text"><text:span text:style-name="T182">COMMENT</text:span></text:span><text:span text:style-name="T113"> '</text:span><text:span text:style-name="T119">detalle de </text:span><text:span text:style-name="Source_20_Text"><text:span text:style-name="T119">lo que hace el procedimiento</text:span></text:span><text:span text:style-name="T113">'</text:span></text:p>
      <text:p text:style-name="P87"/>
      <text:p text:style-name="P85"><text:span text:style-name="Source_20_Text"><text:span text:style-name="T210">cuerpo_procedimiento</text:span></text:span><text:span text:style-name="Source_20_Text"><text:span text:style-name="T146">:</text:span></text:span></text:p>
      <text:p text:style-name="P91"><text:span text:style-name="T185"><text:s text:c="4"/></text:span><text:span text:style-name="Source_20_Text"><text:span text:style-name="T113">procedimientos almacenados o comandos SQL válidos</text:span></text:span></text:p>
      <text:h text:style-name="P93" text:outline-level="2">Procedimientos almacenados y las <text:span text:style-name="T30">tablas de permisos</text:span></text:h>
      <text:p text:style-name="P78"/>
      <text:p text:style-name="P15"><text:span text:style-name="T82">Los procedimientos almacenados requieren la tabla </text:span><text:span text:style-name="Source_20_Text"><text:span text:style-name="T167">proc</text:span></text:span><text:span text:style-name="T82"> en la base de datos </text:span><text:span text:style-name="Source_20_Text"><text:span text:style-name="T82">mysql</text:span></text:span><text:span text:style-name="T82">. Esta tabla se crea durante la </text:span><text:span text:style-name="T172">instalación</text:span><text:span text:style-name="T82"> de MySQL 5.0. Si está actualizando a MySQL 5.0 desde una versión anterior, asegúrese de actualizar sus tablas de permisos para asegurar que la tabla </text:span><text:span text:style-name="Source_20_Text"><text:span text:style-name="T167">proc</text:span></text:span><text:span text:style-name="T82"> existe. </text:span></text:p>
      <text:p text:style-name="P31">Desde <text:span text:style-name="T23">MySQL 5.0.3</text:span>, el sistema de permisos se ha modificado para tener en cuenta los procedimientos almacenados como sigue:</text:p>
      <text:list xml:id="list2095280461" text:style-name="L3">
        <text:list-item>
          <text:p text:style-name="P119"><text:span text:style-name="T82">El permiso </text:span><text:span text:style-name="Source_20_Text"><text:span text:style-name="T167">CREATE ROUTINE</text:span></text:span><text:span text:style-name="T82"> se necesita para crear procedimientos almacenados.</text:span></text:p>
        </text:list-item>
        <text:list-item>
          <text:p text:style-name="P120"><text:span text:style-name="T82">El permiso </text:span><text:span text:style-name="Source_20_Text"><text:span text:style-name="T167">ALTER ROUTINE</text:span></text:span><text:span text:style-name="T82"> se necesita para alterar o borrar procedimientos almacenados. Este permiso se da automáticamente al creador de una rutina. </text:span></text:p>
        </text:list-item>
        <text:list-item>
          <text:p text:style-name="P120"><text:span text:style-name="T82">El permiso </text:span><text:span text:style-name="Source_20_Text"><text:span text:style-name="T167">EXECUTE</text:span></text:span><text:span text:style-name="T82"> se requiere para </text:span><text:span text:style-name="T173">ejecutar</text:span><text:span text:style-name="T82"> procedimientos almacenados. Sin embargo, este permiso se da automáticamente al creador de la rutina. También, la característica </text:span><text:span text:style-name="Source_20_Text"><text:span text:style-name="T168">SQL SECURITY</text:span></text:span><text:span text:style-name="T82"> por defecto para una rutina es </text:span><text:span text:style-name="Source_20_Text"><text:span text:style-name="T168">DEFINER</text:span></text:span><text:span text:style-name="T82">, lo que permite a los usuarios que tienen acceso a la base de datos ejecutar la rutina asociada.</text:span></text:p>
        </text:list-item>
      </text:list>
      <text:p text:style-name="P6"><text:span text:style-name="T81">Un procedimiento se invoca usando un comando </text:span><text:span text:style-name="Source_20_Text"><text:span text:style-name="T190">CALL</text:span></text:span><text:span text:style-name="T81">, y </text:span><text:span text:style-name="T193">solo</text:span><text:span text:style-name="T81"> puede pasar valores usando variables de salida.</text:span></text:p>
      <text:p text:style-name="P10"/>
      <text:p text:style-name="P24"><text:soft-page-break/>Desde <text:span text:style-name="T23">MySQL 5.0.1</text:span>, los procedimientos <text:span text:style-name="T31">almacenados</text:span> <text:span text:style-name="T29">se asocian con una base de datos</text:span>. Esto tiene varias implicaciones: </text:p>
      <text:list xml:id="list131100467" text:style-name="L4">
        <text:list-item>
          <text:p text:style-name="P121"><text:span text:style-name="T174">Cua</text:span><text:span text:style-name="T175">n</text:span><text:span text:style-name="T174">do se invoca, se realiza implícitamente </text:span><text:span text:style-name="Source_20_Text"><text:span text:style-name="T169">USE </text:span></text:span><text:span text:style-name="Source_20_Text"><text:span text:style-name="T170">nombre_bd</text:span></text:span><text:span text:style-name="T174"> (y se deshace cuando acaba la rutina). <text:s/></text:span><text:span text:style-name="T176">N</text:span><text:span text:style-name="T174">o se permite dentro de</text:span><text:span text:style-name="T176">l </text:span><text:span text:style-name="T174">procedimiento almacenado.</text:span></text:p>
        </text:list-item>
        <text:list-item>
          <text:p text:style-name="P122"><text:span text:style-name="T82">Puede calificar los nombres de </text:span><text:span text:style-name="T177">procedimientos</text:span><text:span text:style-name="T82"> con el nombre de la base de datos. Esto puede usarse para referirse a una rutina que no esté en la base de datos actual. Por ejemplo, para invocar </text:span><text:span text:style-name="T178">al </text:span><text:span text:style-name="T82">procedimiento almacenado </text:span><text:span text:style-name="Source_20_Text"><text:span text:style-name="T82">p, </text:span></text:span><text:span text:style-name="Source_20_Text"><text:span text:style-name="T178">y suponiendo que </text:span></text:span><text:span text:style-name="T82">se asocia con la base de datos </text:span><text:span text:style-name="Source_20_Text"><text:span text:style-name="T82">test</text:span></text:span><text:span text:style-name="T82">, </text:span><text:span text:style-name="T178">se </text:span><text:span text:style-name="T82">puede </text:span><text:span text:style-name="T178">definir</text:span><text:span text:style-name="T82"> </text:span><text:span text:style-name="Source_20_Text"><text:span text:style-name="T167">CALL test.p()</text:span></text:span><text:span text:style-name="Source_20_Text"><text:span text:style-name="T82">.</text:span></text:span></text:p>
        </text:list-item>
        <text:list-item>
          <text:p text:style-name="P112">Cuando se borra una base de datos, todos los procedimientos almacenados asociados con ella también se borran. </text:p>
        </text:list-item>
      </text:list>
      <text:p text:style-name="P15"><text:span text:style-name="T82">(En </text:span><text:span text:style-name="T131">MySQL 5.0.0</text:span><text:span text:style-name="T82">, los procedimientos almacenados son globales y no asociados con una base de datos. Heredan la base de datos por defecto del llamador. Si se ejecuta </text:span><text:span text:style-name="Source_20_Text"><text:span text:style-name="T167">USE</text:span></text:span><text:span text:style-name="Source_20_Text"><text:span text:style-name="T82"> </text:span></text:span><text:span text:style-name="Source_20_Text"><text:span text:style-name="T152">nombre_</text:span></text:span><text:span text:style-name="Emphasis"><text:span text:style-name="Source_20_Text"><text:span text:style-name="T150">db</text:span></text:span></text:span><text:span text:style-name="T82">, la base de datos por defecto original se restaura a la salida de la rutina.) </text:span></text:p>
      <text:p text:style-name="P15"><text:span text:style-name="T82">MySQL soporta el uso de comandos regulares </text:span><text:span text:style-name="Source_20_Text"><text:span text:style-name="T82">SELECT </text:span></text:span><text:span text:style-name="T82">dentro de los procedimientos almacenados. El conjunto de resultados de estas consultas se envía </text:span><text:span text:style-name="T179">directamente</text:span><text:span text:style-name="T82"> al cliente. </text:span><text:span text:style-name="T174">Comandos </text:span><text:span text:style-name="Source_20_Text"><text:span text:style-name="T174">SELECT</text:span></text:span><text:span text:style-name="T174"> múltiples generan varios conjuntos de resultados, así que el cliente debe usar una biblioteca cliente de MySQL que soporte conjuntos de resultados múltiples. Esto significa que el cliente debe usar una biblioteca cliente de MySQL como mínimos desde 4.1. </text:span></text:p>
      <text:p text:style-name="P10"/>
      <text:p text:style-name="P7"><text:span text:style-name="T81">La lista de parámetros entre paréntesis debe estar siempre presente. Si no hay parámetros, se debe usar una lista de parámetros vacía </text:span><text:span text:style-name="Source_20_Text"><text:span text:style-name="T81">()</text:span></text:span><text:span text:style-name="T81">. Cada parámetro es un parámetro </text:span><text:span text:style-name="Source_20_Text"><text:span text:style-name="T153">IN</text:span></text:span><text:span text:style-name="T81"> por defecto. Para especificar otro tipo de parámetro, use la palabra clave </text:span><text:span text:style-name="Source_20_Text"><text:span text:style-name="T191">OUT</text:span></text:span><text:span text:style-name="T81"> o </text:span><text:span text:style-name="Source_20_Text"><text:span text:style-name="T191">INOUT</text:span></text:span><text:span text:style-name="T194"> a</text:span><text:span text:style-name="T81">ntes del nombre del parámetro.</text:span></text:p>
      <text:p text:style-name="P11"/>
      <text:list xml:id="list3472292469" text:style-name="L5">
        <text:list-item>
          <text:p text:style-name="P104"><text:span text:style-name="T81">parámetro </text:span><text:span text:style-name="Source_20_Text"><text:span text:style-name="T153">IN</text:span></text:span><text:span text:style-name="Source_20_Text"><text:span text:style-name="T160">: </text:span></text:span><text:span text:style-name="Source_20_Text"><text:span text:style-name="T162">parámetro de entrada.</text:span></text:span></text:p>
          <text:list>
            <text:list-item>
              <text:p text:style-name="P105"><text:span text:style-name="Source_20_Text"><text:span text:style-name="T162">Es el modo por defecto.</text:span></text:span></text:p>
            </text:list-item>
            <text:list-item>
              <text:p text:style-name="P105"><text:span text:style-name="Source_20_Text"><text:span text:style-name="T163">S</text:span></text:span><text:span text:style-name="Source_20_Text"><text:span text:style-name="T162">ignifica que se debe pasar un parámetro al procedimiento almacenado.</text:span></text:span></text:p>
            </text:list-item>
            <text:list-item>
              <text:p text:style-name="P105"><text:span text:style-name="Source_20_Text"><text:span text:style-name="T163">E</text:span></text:span><text:span text:style-name="Source_20_Text"><text:span text:style-name="T162">s protegido por lo que la modificación dentro del procedimiento </text:span></text:span><text:span text:style-name="Source_20_Text"><text:span text:style-name="T165">no modificará</text:span></text:span><text:span text:style-name="Source_20_Text"><text:span text:style-name="T162"> la variable por fuera del mismo.</text:span></text:span></text:p>
            </text:list-item>
            <text:list-item>
              <text:p text:style-name="P105"><text:span text:style-name="Source_20_Text"><text:span text:style-name="T162">Se crea una copia del parámetro en el procedimiento.</text:span></text:span></text:p>
            </text:list-item>
          </text:list>
        </text:list-item>
        <text:list-item>
          <text:p text:style-name="P106"><text:span text:style-name="Source_20_Text"><text:span text:style-name="T160">parámetro </text:span></text:span><text:span text:style-name="Source_20_Text"><text:span text:style-name="T154">OUT</text:span></text:span><text:span text:style-name="Source_20_Text"><text:span text:style-name="T161">: </text:span></text:span><text:span text:style-name="Source_20_Text"><text:span text:style-name="T162">parámetro de salida.</text:span></text:span></text:p>
          <text:list>
            <text:list-item>
              <text:p text:style-name="P107"><text:span text:style-name="Source_20_Text"><text:span text:style-name="T162">Si el parámetro es modificado se </text:span></text:span><text:span text:style-name="Source_20_Text"><text:span text:style-name="T165">modifica afuera</text:span></text:span><text:span text:style-name="Source_20_Text"><text:span text:style-name="T162"> del procedimiento.</text:span></text:span></text:p>
            </text:list-item>
            <text:list-item>
              <text:p text:style-name="P108"><text:span text:style-name="Source_20_Text"><text:span text:style-name="T162">El valor es pasado al programa que llamo el procedimiento al final de la ejecución.</text:span></text:span></text:p>
            </text:list-item>
            <text:list-item>
              <text:p text:style-name="P108"><text:span text:style-name="Source_20_Text"><text:span text:style-name="T162">El procedimiento </text:span></text:span><text:span text:style-name="Source_20_Text"><text:span text:style-name="T165">No puede acceder</text:span></text:span><text:span text:style-name="Source_20_Text"><text:span text:style-name="T162"> al valor inicial del parámetro.</text:span></text:span></text:p>
            </text:list-item>
          </text:list>
        </text:list-item>
        <text:list-item>
          <text:p text:style-name="P106"><text:span text:style-name="Source_20_Text"><text:span text:style-name="T160">parámetro </text:span></text:span><text:span text:style-name="Source_20_Text"><text:span text:style-name="T153">IN</text:span></text:span><text:span text:style-name="Source_20_Text"><text:span text:style-name="T154">OUT</text:span></text:span><text:span text:style-name="Source_20_Text"><text:span text:style-name="T161">: </text:span></text:span><text:span text:style-name="Source_20_Text"><text:span text:style-name="T162">parámetro de entrada y salida.</text:span></text:span></text:p>
          <text:list>
            <text:list-item>
              <text:p text:style-name="P109"><text:span text:style-name="Source_20_Text"><text:span text:style-name="T162">Es una combinación de IN y OUT.</text:span></text:span></text:p>
            </text:list-item>
            <text:list-item>
              <text:p text:style-name="P109"><text:span text:style-name="Source_20_Text"><text:span text:style-name="T162">El valor </text:span></text:span><text:span text:style-name="Source_20_Text"><text:span text:style-name="T164">inicial </text:span></text:span><text:span text:style-name="Source_20_Text"><text:span text:style-name="T162">puede ser </text:span></text:span><text:span text:style-name="Source_20_Text"><text:span text:style-name="T165">accedido</text:span></text:span><text:span text:style-name="Source_20_Text"><text:span text:style-name="T162"> y </text:span></text:span><text:span text:style-name="Source_20_Text"><text:span text:style-name="T165">modificado</text:span></text:span><text:span text:style-name="Source_20_Text"><text:span text:style-name="T162"> dentro del procedimiento.</text:span></text:span></text:p>
            </text:list-item>
          </text:list>
        </text:list-item>
      </text:list>
      <text:p text:style-name="P11"/>
      <text:p text:style-name="P7"><text:span text:style-name="T81">Un procedimiento se considera </text:span><text:span text:style-name="T190">“determinista” </text:span><text:span text:style-name="T81">si siempre produce el mismo resultado para los mismos parámetros de entrada, y </text:span><text:span text:style-name="T190">“no determinista” </text:span><text:span text:style-name="T81">en cualquier otro caso. Si no se </text:span><text:span text:style-name="T195">escribe,</text:span><text:span text:style-name="T81"> por defecto es </text:span><text:span text:style-name="Source_20_Text"><text:span text:style-name="T192">NOT DETERMINISTIC</text:span></text:span><text:span text:style-name="T81">.</text:span></text:p>
      <text:p text:style-name="P11"/>
      <text:p text:style-name="P12"><text:soft-page-break/>Varias características proporcionan información sobre la naturaleza de los datos usados por <text:span text:style-name="T32">el procedimiento</text:span>. </text:p>
      <text:list xml:id="list2783425741" text:style-name="L6">
        <text:list-item>
          <text:p text:style-name="P110"><text:span text:style-name="Source_20_Text"><text:span text:style-name="T183">CONTAINS SQL</text:span></text:span><text:span text:style-name="T120"> indica que no contiene comandos que leen o escriben datos. </text:span><text:span text:style-name="T121">Es el <text:s/></text:span><text:span text:style-name="T120">valor por defecto.</text:span></text:p>
        </text:list-item>
        <text:list-item>
          <text:p text:style-name="P110"><text:span text:style-name="Source_20_Text"><text:span text:style-name="T183">NO SQL</text:span></text:span><text:span text:style-name="T120"> indica que </text:span><text:span text:style-name="T121">el procedimiento </text:span><text:span text:style-name="T120">no contiene comandos SQL. </text:span></text:p>
        </text:list-item>
        <text:list-item>
          <text:p text:style-name="P110"><text:span text:style-name="Source_20_Text"><text:span text:style-name="T183">READS SQL DATA</text:span></text:span><text:span text:style-name="T120"> indica que </text:span><text:span text:style-name="T121">el procedimiento</text:span><text:span text:style-name="T120"> contiene comandos que leen datos, pero no comandos que escriben datos. </text:span></text:p>
        </text:list-item>
        <text:list-item>
          <text:p text:style-name="P110"><text:span text:style-name="Source_20_Text"><text:span text:style-name="T183">MODIFIES SQL DATA</text:span></text:span><text:span text:style-name="T120"> indica que </text:span><text:span text:style-name="T121">el procedimiento</text:span><text:span text:style-name="T120"> contiene comandos que pueden escribir datos.</text:span></text:p>
        </text:list-item>
      </text:list>
      <text:p text:style-name="P12"/>
      <text:p text:style-name="P1"><text:span text:style-name="T120">La cláusula </text:span><text:span text:style-name="Source_20_Text"><text:span text:style-name="T182">COMMENT</text:span></text:span><text:span text:style-name="T120"> es una extensión de MySQL, y puede usarse para describir el procedimiento almacenado. Esta información se muestra con los comandos </text:span><text:span text:style-name="Source_20_Text"><text:span text:style-name="T186">SHOW CREATE PROCEDURE</text:span></text:span><text:span text:style-name="Source_20_Text"><text:span text:style-name="T120">.</text:span></text:span></text:p>
      <text:p text:style-name="P1"><text:span text:style-name="Source_20_Text"><text:span text:style-name="T120"/></text:span></text:p>
      <text:p text:style-name="P20"><text:span text:style-name="Source_20_Text"><text:span text:style-name="T122">Los procedimientos almacenados no pueden usar </text:span></text:span><text:span text:style-name="Source_20_Text"><text:span text:style-name="T187">LOAD DATA INFILE</text:span></text:span><text:span text:style-name="Source_20_Text"><text:span text:style-name="T122">. </text:span></text:span></text:p>
      <text:p text:style-name="P3"><text:span text:style-name="Source_20_Text"><text:span text:style-name="T132">C</text:span></text:span><text:span text:style-name="Source_20_Text"><text:span text:style-name="T133">omando </text:span></text:span><text:span text:style-name="Source_20_Text"><text:span text:style-name="T132">delimiter</text:span></text:span></text:p>
      <text:p text:style-name="P3"><text:span text:style-name="Source_20_Text"><text:span text:style-name="T142"/></text:span></text:p>
      <text:p text:style-name="P2"><text:span text:style-name="Source_20_Text"><text:span text:style-name="T139">C</text:span></text:span><text:span text:style-name="Source_20_Text"><text:span text:style-name="T140">omando </text:span></text:span><text:span text:style-name="Source_20_Text"><text:span text:style-name="T184">delimiter</text:span></text:span><text:span text:style-name="Source_20_Text"><text:span text:style-name="T140"> </text:span></text:span><text:span text:style-name="Source_20_Text"><text:span text:style-name="T141">permite</text:span></text:span><text:span text:style-name="Source_20_Text"><text:span text:style-name="T140"> cambiar el delimitador del comando de </text:span></text:span><text:span text:style-name="Source_20_Text"><text:span text:style-name="T184">;</text:span></text:span><text:span text:style-name="Source_20_Text"><text:span text:style-name="T140"> a</text:span></text:span><text:span text:style-name="Source_20_Text"><text:span text:style-name="T141">l definido.</text:span></text:span></text:p>
      <text:p text:style-name="P2"><text:span text:style-name="Source_20_Text"><text:span text:style-name="T141"/></text:span></text:p>
      <text:p text:style-name="P4"><text:span text:style-name="Source_20_Text"><text:span text:style-name="T136">Ejemplo</text:span></text:span><text:span text:style-name="Source_20_Text"><text:span text:style-name="T141">: </text:span></text:span></text:p>
      <text:p text:style-name="P4"><text:span text:style-name="Source_20_Text"><text:span text:style-name="T141">delimiter </text:span></text:span><text:span text:style-name="Source_20_Text"><text:span text:style-name="T188">//</text:span></text:span><text:span text:style-name="Source_20_Text"><text:span text:style-name="T140"> -- </text:span></text:span><text:span text:style-name="Source_20_Text"><text:span text:style-name="T141">Esto cambiará el delimitador ; por //</text:span></text:span></text:p>
      <text:p text:style-name="P2"><text:span text:style-name="Source_20_Text"><text:span text:style-name="T141"/></text:span></text:p>
      <text:p text:style-name="P2"><text:span text:style-name="Source_20_Text"><text:span text:style-name="T141">Al usar el comando </text:span></text:span><text:span text:style-name="Source_20_Text"><text:span text:style-name="T189">delimiter</text:span></text:span><text:span text:style-name="Source_20_Text"><text:span text:style-name="T141">, debe evitar el uso de la antibarra ('</text:span></text:span><text:span text:style-name="Source_20_Text"><text:span text:style-name="T189">\</text:span></text:span><text:span text:style-name="Source_20_Text"><text:span text:style-name="T141">') ya que es el carácter de escape de MySQL.</text:span></text:span></text:p>
      <text:p text:style-name="P2"><text:span text:style-name="Source_20_Text"><text:span text:style-name="T143"/></text:span></text:p>
      <text:h text:style-name="Heading_20_3" text:outline-level="3"><text:span text:style-name="Source_20_Text"><text:span text:style-name="T105">Sintaxis </text:span></text:span><text:span text:style-name="Source_20_Text"><text:span text:style-name="T106">para modificar un procedimiento almacenado</text:span></text:span></text:h>
      <text:p text:style-name="P56"><text:span text:style-name="Source_20_Text"><text:span text:style-name="T50">ALTER PROCEDURE</text:span></text:span><text:span text:style-name="Source_20_Text"><text:span text:style-name="T37"> </text:span></text:span><text:span text:style-name="Source_20_Text"><text:span text:style-name="T44">nombre_procedimiento</text:span></text:span><text:span text:style-name="Source_20_Text"><text:span text:style-name="T37"> </text:span></text:span></text:p>
      <text:p text:style-name="P56"><text:span text:style-name="Source_20_Text"><text:span text:style-name="T52">[características …]</text:span></text:span></text:p>
      <text:p text:style-name="P56"><text:span text:style-name="Source_20_Text"><text:span text:style-name="T44"/></text:span></text:p>
      <text:p text:style-name="P56"><text:span text:style-name="Source_20_Text"><text:span text:style-name="T52">características:</text:span></text:span></text:p>
      <text:p text:style-name="P48"><text:span text:style-name="Source_20_Text"><text:span text:style-name="T63">{ CONTAINS SQL | NO SQL | READS SQL DATA | MODIFIES SQL DATA }</text:span></text:span></text:p>
      <text:p text:style-name="P48"><text:span text:style-name="Source_20_Text"><text:span text:style-name="T63">| SQL SECURITY { DEFINER | INVOKER }</text:span></text:span></text:p>
      <text:p text:style-name="P56"><text:span text:style-name="Source_20_Text"><text:span text:style-name="T37">| COMMENT '</text:span></text:span><text:span text:style-name="Source_20_Text"><text:span text:style-name="T44">detalle de lo que realiza el procedimiento</text:span></text:span><text:span text:style-name="Source_20_Text"><text:span text:style-name="T37">'</text:span></text:span></text:p>
      <text:p text:style-name="P88"/>
      <text:p text:style-name="P19"><text:span text:style-name="T83">Este comando puede usarse para cambiar las características de un procedimiento almacenad</text:span><text:span text:style-name="T91">o</text:span><text:span text:style-name="T83">. Debe tener el permiso </text:span><text:span text:style-name="Source_20_Text"><text:span text:style-name="T104">ALTER ROUTINE</text:span></text:span><text:span text:style-name="T83"> para </text:span><text:span text:style-name="T91">el procedimiento </text:span><text:span text:style-name="T83">desde MySQL 5.0.3. </text:span><text:span text:style-name="T92">El</text:span><text:span text:style-name="T83"> permiso se otorga automáticamente al creador del </text:span><text:span text:style-name="T91">procedimiento</text:span><text:span text:style-name="T83">. Si está activado el logueo binario, necesitará el permiso </text:span><text:span text:style-name="Source_20_Text"><text:span text:style-name="T104">SUPER</text:span></text:span><text:span text:style-name="Source_20_Text"><text:span text:style-name="T83">.</text:span></text:span></text:p>
      <text:h text:style-name="P96" text:outline-level="3"><text:span text:style-name="Source_20_Text"><text:span text:style-name="T105">Sintaxis </text:span></text:span><text:span text:style-name="Source_20_Text"><text:span text:style-name="T106">para </text:span></text:span><text:span text:style-name="Source_20_Text"><text:span text:style-name="T107">eliminar</text:span></text:span><text:span text:style-name="Source_20_Text"><text:span text:style-name="T106"> un procedimiento almacenado</text:span></text:span><text:span text:style-name="Source_20_Text"><text:span text:style-name="T123"> </text:span></text:span></text:h>
      <text:p text:style-name="P62"><text:span text:style-name="Source_20_Text"><text:span text:style-name="T50">DROP </text:span></text:span><text:span text:style-name="Source_20_Text"><text:span text:style-name="T37">PROCEDURE [</text:span></text:span><text:span text:style-name="Source_20_Text"><text:span text:style-name="T50">IF EXISTS</text:span></text:span><text:span text:style-name="Source_20_Text"><text:span text:style-name="T37">] </text:span></text:span><text:span text:style-name="Source_20_Text"><text:span text:style-name="T45">nombre_procedimiento</text:span></text:span></text:p>
      <text:p text:style-name="P15"><text:soft-page-break/><text:span text:style-name="T113">Este comando se usa para borrar un procedimiento almacenado. Esto es, la rutina especificada se borra del servidor. Debe tener el permiso </text:span><text:span text:style-name="Source_20_Text"><text:span text:style-name="T144">ALTER ROUTINE</text:span></text:span><text:span text:style-name="T113"> para las rutinas desde MySQL 5.0.3. Este permiso se otorga automáticamente al creador de la rutina. </text:span></text:p>
      <text:p text:style-name="P15"><text:span text:style-name="T113">La cláusula </text:span><text:span text:style-name="Source_20_Text"><text:span text:style-name="T129">IF EXISTS</text:span></text:span><text:span text:style-name="T113"> es una extensión de MySQL . Evita que ocurra un error si </text:span><text:span text:style-name="T124">el</text:span><text:span text:style-name="T113"> procedimiento no existe. Se genera una advertencia que puede verse con </text:span><text:span text:style-name="Source_20_Text"><text:span text:style-name="T113">SHOW WARNINGS</text:span></text:span><text:span text:style-name="T113">. </text:span></text:p>
      <text:p text:style-name="P82"><text:span text:style-name="Source_20_Text"><text:span text:style-name="T105">Procedimientos del sistema para </text:span></text:span><text:span text:style-name="Source_20_Text"><text:span text:style-name="T180">procedimiento</text:span></text:span><text:span text:style-name="Source_20_Text"><text:span text:style-name="T181">s</text:span></text:span><text:span text:style-name="Source_20_Text"><text:span text:style-name="T180"> almacenado</text:span></text:span><text:span text:style-name="Source_20_Text"><text:span text:style-name="T181">s</text:span></text:span></text:p>
      <text:list xml:id="list502371094" text:style-name="L7">
        <text:list-item>
          <text:h text:style-name="P166" text:outline-level="3"><text:span text:style-name="Source_20_Text"><text:span text:style-name="T110">V</text:span></text:span><text:span text:style-name="Source_20_Text"><text:span text:style-name="T108">er</text:span></text:span><text:span text:style-name="Source_20_Text"><text:span text:style-name="T106"> un procedimiento almacenado</text:span></text:span><text:span text:style-name="Source_20_Text"><text:span text:style-name="T123"> </text:span></text:span></text:h>
        </text:list-item>
      </text:list>
      <text:p text:style-name="P63"><text:span text:style-name="Source_20_Text"><text:span text:style-name="T50">SHOW</text:span></text:span><text:span text:style-name="Source_20_Text"><text:span text:style-name="T37"> CREATE PROCEDURE </text:span></text:span><text:span text:style-name="Source_20_Text"><text:span text:style-name="T46">nombre_procedimiento</text:span></text:span></text:p>
      <text:p text:style-name="P15"><text:span text:style-name="T113">Este comando es una extensión de MySQL. Similar a </text:span><text:span text:style-name="Source_20_Text"><text:span text:style-name="T113">SHOW CREATE TABLE</text:span></text:span><text:span text:style-name="T113">, retorna la cadena exacta que puede usarse para recrear </text:span><text:span text:style-name="T125">el procedimiento </text:span><text:span text:style-name="T113">nombrad</text:span><text:span text:style-name="T125">o</text:span><text:span text:style-name="T113">. </text:span></text:p>
      <text:list xml:id="list2521349682" text:style-name="L8">
        <text:list-item>
          <text:h text:style-name="P167" text:outline-level="3"><text:span text:style-name="Source_20_Text"><text:span text:style-name="T110">V</text:span></text:span><text:span text:style-name="Source_20_Text"><text:span text:style-name="T108">er</text:span></text:span><text:span text:style-name="Source_20_Text"><text:span text:style-name="T106"> </text:span></text:span><text:span text:style-name="Source_20_Text"><text:span text:style-name="T109">las características de </text:span></text:span><text:span text:style-name="Source_20_Text"><text:span text:style-name="T106">un </text:span></text:span><text:span text:style-name="Source_20_Text"><text:span text:style-name="T109">o los </text:span></text:span><text:span text:style-name="Source_20_Text"><text:span text:style-name="T106">procedimiento</text:span></text:span><text:span text:style-name="Source_20_Text"><text:span text:style-name="T109">s</text:span></text:span><text:span text:style-name="Source_20_Text"><text:span text:style-name="T106"> almacenado</text:span></text:span><text:span text:style-name="Source_20_Text"><text:span text:style-name="T109">s</text:span></text:span></text:h>
        </text:list-item>
      </text:list>
      <text:p text:style-name="P64"><text:span text:style-name="Source_20_Text"><text:span text:style-name="T50">SHOW</text:span></text:span><text:span text:style-name="Source_20_Text"><text:span text:style-name="T37"> PROCEDURE STATUS </text:span></text:span><text:span text:style-name="Source_20_Text"><text:span text:style-name="T49">[LIKE 'pattern']</text:span></text:span></text:p>
      <text:p text:style-name="P33"><text:span text:style-name="T8">Este comando es una extensión de MySQL . Retorna </text:span><text:span text:style-name="T10">las </text:span><text:span text:style-name="T8">características de </text:span><text:span text:style-name="T11">los procedimientos</text:span><text:span text:style-name="T8">, como el nombre de la base de datos, nombre, tipo, creador y fechas de creación y modificación. Si no se especifica un patrón, lista la información para todos los procedimientos almacenados, en función del comando que use. </text:span></text:p>
      <text:h text:style-name="P95" text:outline-level="3"><text:span text:style-name="Source_20_Text"><text:span text:style-name="T113">La sentencia CALL</text:span></text:span></text:h>
      <text:p text:style-name="P65"><text:span text:style-name="Source_20_Text"><text:span text:style-name="T50">CALL </text:span></text:span><text:span text:style-name="Source_20_Text"><text:span text:style-name="T38">nombre_procedimiento </text:span></text:span><text:span text:style-name="Source_20_Text"><text:span text:style-name="T37">([</text:span></text:span><text:span text:style-name="Source_20_Text"><text:span text:style-name="T39">parámetros</text:span></text:span><text:span text:style-name="Source_20_Text"><text:span text:style-name="T37">[,...]])</text:span></text:span></text:p>
      <text:p text:style-name="P15"><text:span text:style-name="T114">I</text:span><text:span text:style-name="T113">nvoca un procedimiento definido préviamente con </text:span><text:span text:style-name="Source_20_Text"><text:span text:style-name="T113">CREATE PROCEDURE</text:span></text:span><text:span text:style-name="T113">.</text:span></text:p>
      <text:list xml:id="list3700928122" text:style-name="L9">
        <text:list-item>
          <text:p text:style-name="P133"><text:span text:style-name="Source_20_Text"><text:span text:style-name="T113">CALL</text:span></text:span><text:span text:style-name="T113"> puede pasar valores usando parámetros declarados como </text:span><text:span text:style-name="Source_20_Text"><text:span text:style-name="T129">OUT</text:span></text:span><text:span text:style-name="T113"> o </text:span><text:span text:style-name="Source_20_Text"><text:span text:style-name="T129">INOUT</text:span></text:span><text:span text:style-name="T113">.</text:span></text:p>
        </text:list-item>
        <text:list-item>
          <text:p text:style-name="P133"><text:span text:style-name="T113">“</text:span><text:span text:style-name="T114">R</text:span><text:span text:style-name="T113">etorna” el número de registros afectados, que con un programa cliente puede obtenerse a nivel SQL llamando la función </text:span><text:span text:style-name="Source_20_Text"><text:span text:style-name="T113">ROW_COUNT()</text:span></text:span><text:span text:style-name="T113"> y desde C llamando la función de la API C </text:span><text:span text:style-name="Source_20_Text"><text:span text:style-name="T113">mysql_affected_rows()</text:span></text:span><text:span text:style-name="T113">. </text:span></text:p>
        </text:list-item>
      </text:list>
      <text:h text:style-name="P94" text:outline-level="3"><text:span text:style-name="T113">Sentencia compuesta </text:span><text:span text:style-name="Source_20_Text"><text:span text:style-name="T113">BEGIN ... END</text:span></text:span></text:h>
      <text:p text:style-name="P57"><text:span text:style-name="Source_20_Text"><text:span text:style-name="T37">[etiqueta_inicio:] </text:span></text:span><text:span text:style-name="Source_20_Text"><text:span text:style-name="T50">BEGIN</text:span></text:span></text:p>
      <text:p text:style-name="P57"><text:span text:style-name="Source_20_Text"><text:span text:style-name="T37"><text:s text:c="2"/></text:span></text:span><text:span text:style-name="Source_20_Text"><text:span text:style-name="T47"><text:s text:c="2"/></text:span></text:span><text:span text:style-name="Source_20_Text"><text:span text:style-name="T48">[lista_sentencias]</text:span></text:span></text:p>
      <text:p text:style-name="P57"><text:span text:style-name="Source_20_Text"><text:span text:style-name="T50">END</text:span></text:span><text:span text:style-name="Source_20_Text"><text:span text:style-name="T37"> [etiqueta_fin]</text:span></text:span></text:p>
      <text:p text:style-name="P86"/>
      <text:p text:style-name="P16"><text:soft-page-break/><text:span text:style-name="T113">La sintaxis </text:span><text:span text:style-name="Source_20_Text"><text:span text:style-name="T129">BEGIN</text:span></text:span><text:span text:style-name="Source_20_Text"><text:span text:style-name="T113"> ... </text:span></text:span><text:span text:style-name="Source_20_Text"><text:span text:style-name="T129">END</text:span></text:span><text:span text:style-name="T113"> se utiliza para escribir </text:span><text:span text:style-name="T134">sentencias compuestas</text:span><text:span text:style-name="T113"> que pueden aparecer en el interior de procedimientos almacenados y </text:span><text:span text:style-name="T129">triggers</text:span><text:span text:style-name="T113">. Una sentencia compuesta puede contener múltiples sentencias, encerradas por las palabras </text:span><text:span text:style-name="Source_20_Text"><text:span text:style-name="T113">BEGIN</text:span></text:span><text:span text:style-name="T113"> y </text:span><text:span text:style-name="Source_20_Text"><text:span text:style-name="T113">END</text:span></text:span><text:span text:style-name="T113">.</text:span></text:p>
      <text:p text:style-name="P17"><text:span text:style-name="Emphasis"><text:span text:style-name="Source_20_Text"><text:span text:style-name="T137">lista_sentencias</text:span></text:span></text:span><text:span text:style-name="Emphasis"><text:span text:style-name="Source_20_Text"><text:span text:style-name="T138">:</text:span></text:span></text:span></text:p>
      <text:list xml:id="list2436209033" text:style-name="L10">
        <text:list-item>
          <text:p text:style-name="P142">es una lista de una o más sentencias. </text:p>
        </text:list-item>
        <text:list-item>
          <text:p text:style-name="P134"><text:span text:style-name="T115">c</text:span><text:span text:style-name="T113">ada sentencia debe terminar con un punto y com</text:span><text:span text:style-name="T116">a</text:span><text:span text:style-name="T113"> (</text:span><text:span text:style-name="Source_20_Text"><text:span text:style-name="T129">;</text:span></text:span><text:span text:style-name="T113">) delimitador de sentencias.</text:span></text:p>
        </text:list-item>
        <text:list-item>
          <text:p text:style-name="P135"><text:span text:style-name="T115">e</text:span><text:span text:style-name="T113">s opcional, lo que significa que la sentencia compuesta vacía (</text:span><text:span text:style-name="Source_20_Text"><text:span text:style-name="T113">BEGIN END</text:span></text:span><text:span text:style-name="T113"> es correcta.</text:span></text:p>
        </text:list-item>
        <text:list-item>
          <text:p text:style-name="P135"><text:span text:style-name="T117">e</text:span><text:span text:style-name="T113">l uso de múltiples sentencias requiere que el cliente pueda enviar cadenas de sentencias que contengan el delimitador </text:span><text:span text:style-name="Source_20_Text"><text:span text:style-name="T129">;</text:span></text:span><text:span text:style-name="T113">. </text:span><text:span text:style-name="T117">En este caso usaremos </text:span><text:span text:style-name="T113">el comando </text:span><text:span text:style-name="Source_20_Text"><text:span text:style-name="T129">delimiter</text:span></text:span><text:span text:style-name="T113">.</text:span></text:p>
        </text:list-item>
      </text:list>
      <text:p text:style-name="P80"/>
      <text:p text:style-name="P34"><text:span text:style-name="T126">C</text:span><text:span text:style-name="T113">omando compuesto:</text:span></text:p>
      <text:list xml:id="list1230036907" text:style-name="L11">
        <text:list-item>
          <text:p text:style-name="P127"><text:span text:style-name="T126">P</text:span><text:span text:style-name="T113">uede etiquetarse. </text:span></text:p>
        </text:list-item>
        <text:list-item>
          <text:p text:style-name="P126"><text:span text:style-name="T138">No se puede poner </text:span><text:span text:style-name="Emphasis"><text:span text:style-name="Source_20_Text"><text:span text:style-name="T138">end_label</text:span></text:span></text:span><text:span text:style-name="T138"> a no ser que también esté presente </text:span><text:span text:style-name="Emphasis"><text:span text:style-name="Source_20_Text"><text:span text:style-name="T138">begin_label</text:span></text:span></text:span><text:span text:style-name="T138"> , y si ambos están, deben ser iguales.</text:span></text:p>
        </text:list-item>
      </text:list>
      <text:h text:style-name="P97" text:outline-level="3"><text:span text:style-name="T81">Sentencia </text:span><text:span text:style-name="Source_20_Text"><text:span text:style-name="T82">DECLARE</text:span></text:span></text:h>
      <text:p text:style-name="P21"><text:bookmark text:name="id2908791"/><text:span text:style-name="T82">El comando </text:span><text:span text:style-name="Source_20_Text"><text:span text:style-name="T82">DECLARE</text:span></text:span><text:span text:style-name="T82"> se usa para definir: </text:span></text:p>
      <text:list xml:id="list1949110021" text:style-name="L12">
        <text:list-item>
          <text:p text:style-name="P113"><text:span text:style-name="T19">variables locales</text:span>, </text:p>
        </text:list-item>
        <text:list-item>
          <text:p text:style-name="P113">condiciones,</text:p>
        </text:list-item>
        <text:list-item>
          <text:p text:style-name="P123"><text:span text:style-name="T82">handlers </text:span><text:span text:style-name="T171">y</text:span></text:p>
        </text:list-item>
        <text:list-item>
          <text:p text:style-name="P113">cursores.</text:p>
        </text:list-item>
      </text:list>
      <text:p text:style-name="P15"><text:span text:style-name="Source_20_Text"><text:span text:style-name="T82">DECLARE</text:span></text:span><text:span text:style-name="T82"> puede usarse </text:span><text:span text:style-name="T166">solo</text:span><text:span text:style-name="T82"> dentro de comandos compuestos </text:span><text:span text:style-name="Source_20_Text"><text:span text:style-name="T167">BEGIN</text:span></text:span><text:span text:style-name="Source_20_Text"><text:span text:style-name="T82"> ... </text:span></text:span><text:span text:style-name="Source_20_Text"><text:span text:style-name="T167">END</text:span></text:span><text:span text:style-name="T82"> y deben ser su inicio, antes de cualquier otro comando. </text:span></text:p>
      <text:p text:style-name="P32">Los <text:span text:style-name="T19">cursores</text:span> deben declararse antes de declarar los <text:span text:style-name="T19">handlers</text:span>, y las variables y condiciones deben declararse antes de declarar los cursores o handlers.</text:p>
      <text:h text:style-name="P98" text:outline-level="3">Variables en procedimientos almacenados</text:h>
      <text:p text:style-name="P23"><text:span text:style-name="T8">Pu</text:span><text:span text:style-name="T9">e</text:span><text:span text:style-name="T8">de declarar y usar una variable dentro de un </text:span><text:span text:style-name="T13">procedimiento</text:span><text:span text:style-name="T12"> almacenado</text:span><text:span text:style-name="T8">.</text:span></text:p>
      <text:list xml:id="list1510167141" text:style-name="L13">
        <text:list-item>
          <text:h text:style-name="P168" text:outline-level="4"><text:span text:style-name="T83">Declarar variables locales con </text:span><text:span text:style-name="Source_20_Text"><text:span text:style-name="T83">DECLARE</text:span></text:span></text:h>
        </text:list-item>
      </text:list>
      <text:p text:style-name="P58"><text:span text:style-name="Source_20_Text"><text:span text:style-name="T50">DECLARE </text:span></text:span><text:span text:style-name="Source_20_Text"><text:span text:style-name="T37">var_</text:span></text:span><text:span text:style-name="Source_20_Text"><text:span text:style-name="T41">nombre</text:span></text:span><text:span text:style-name="Source_20_Text"><text:span text:style-name="T37">[,...] type [</text:span></text:span><text:span text:style-name="Source_20_Text"><text:span text:style-name="T50">DEFAULT</text:span></text:span><text:span text:style-name="Source_20_Text"><text:span text:style-name="T37"> val</text:span></text:span><text:span text:style-name="Source_20_Text"><text:span text:style-name="T42">or</text:span></text:span><text:span text:style-name="Source_20_Text"><text:span text:style-name="T37">]</text:span></text:span></text:p>
      <text:p text:style-name="P26"/>
      <text:p text:style-name="P18"><text:span text:style-name="T83">Este comando se usa para declarar </text:span><text:span text:style-name="T95">variables locales</text:span><text:span text:style-name="T83">:</text:span></text:p>
      <text:list xml:id="list1725876299" text:style-name="L14">
        <text:list-item>
          <text:list>
            <text:list-item>
              <text:p text:style-name="P136"><text:soft-page-break/><text:span text:style-name="Source_20_Text"><text:span text:style-name="T96">DEFAULT</text:span></text:span><text:span text:style-name="Source_20_Text"><text:span text:style-name="T83">: </text:span></text:span><text:span text:style-name="Source_20_Text"><text:span text:style-name="T84">permite </text:span></text:span><text:span text:style-name="T83">proporcionar un valor por defecto para la variable. Si </text:span><text:span text:style-name="T84">no </text:span><text:span text:style-name="T83">está presente, el valor inicial es </text:span><text:span text:style-name="Source_20_Text"><text:span text:style-name="T103">NULL</text:span></text:span><text:span text:style-name="T83">. </text:span></text:p>
            </text:list-item>
            <text:list-item>
              <text:p text:style-name="P152"><text:span text:style-name="T2">El </text:span><text:span text:style-name="T7">valor</text:span><text:span text:style-name="T2"> puede especificarse como expresión, no necesita ser una constante. </text:span></text:p>
            </text:list-item>
            <text:list-item>
              <text:p text:style-name="P137"><text:span text:style-name="T83">La </text:span><text:span text:style-name="T95">visibilidad</text:span><text:span text:style-name="T83"> es dentro del bloque </text:span><text:span text:style-name="Source_20_Text"><text:span text:style-name="T96">BEGIN</text:span></text:span><text:span text:style-name="Source_20_Text"><text:span text:style-name="T83"> ... </text:span></text:span><text:span text:style-name="Source_20_Text"><text:span text:style-name="T96">END</text:span></text:span><text:span text:style-name="T83"> donde está declarado. </text:span></text:p>
            </text:list-item>
            <text:list-item>
              <text:p text:style-name="P143">Puede usarse en bloques anidados excepto aquéllos que declaren una variable con el mismo nombre.</text:p>
            </text:list-item>
          </text:list>
        </text:list-item>
        <text:list-item>
          <text:h text:style-name="P169" text:outline-level="4"><text:span text:style-name="T83">Sentencia </text:span><text:span text:style-name="Source_20_Text"><text:span text:style-name="T83">SET</text:span></text:span><text:span text:style-name="T83"> para variables</text:span></text:h>
        </text:list-item>
      </text:list>
      <text:p text:style-name="P66"><text:span text:style-name="Source_20_Text"><text:span text:style-name="T50">SET</text:span></text:span><text:span text:style-name="Source_20_Text"><text:span text:style-name="T37"> var_n</text:span></text:span><text:span text:style-name="Source_20_Text"><text:span text:style-name="T43">ombre</text:span></text:span><text:span text:style-name="Source_20_Text"><text:span text:style-name="T37"> = expr</text:span></text:span><text:span text:style-name="Source_20_Text"><text:span text:style-name="T43">esión</text:span></text:span><text:span text:style-name="Source_20_Text"><text:span text:style-name="T37"> [, var_</text:span></text:span><text:span text:style-name="Source_20_Text"><text:span text:style-name="T43">nombre</text:span></text:span><text:span text:style-name="Source_20_Text"><text:span text:style-name="T37"> = expr</text:span></text:span><text:span text:style-name="Source_20_Text"><text:span text:style-name="T43">esión</text:span></text:span><text:span text:style-name="Source_20_Text"><text:span text:style-name="T37">] ...</text:span></text:span></text:p>
      <text:p text:style-name="P25">Las variables referenciadas pueden ser las declaradas dentro de una rutina, o variables de servidor globales. </text:p>
      <text:list xml:id="list2480328091" text:style-name="L15">
        <text:list-item>
          <text:p text:style-name="P124"><text:span text:style-name="T85">S</text:span><text:span text:style-name="T83">intaxis </text:span><text:span text:style-name="Source_20_Text"><text:span text:style-name="T83">SET a=x, b=y</text:span></text:span></text:p>
        </text:list-item>
        <text:list-item>
          <text:p text:style-name="P124"><text:span text:style-name="T93">D</text:span><text:span text:style-name="T83">istintos tipos de variables (variables declaradas local y globalmente y variables de sesión del servidor) pueden mezclarse.</text:span></text:p>
        </text:list-item>
      </text:list>
      <text:p text:style-name="P92"><text:span text:style-name="T98">Tipos de </text:span><text:span text:style-name="T99">Variables</text:span></text:p>
      <text:p text:style-name="P73"><text:span text:style-name="T211">Pueden crear y usar variables </text:span><text:span text:style-name="T20">locales</text:span><text:span text:style-name="T211">. En MySQL las variables se pueden declarar de dos formas distintas para variar el alcance de las mismas.</text:span></text:p>
      <text:list xml:id="list1533649152" text:style-name="L16">
        <text:list-item>
          <text:p text:style-name="P162"><text:span text:style-name="T111">Variables </text:span><text:span text:style-name="T100">de Sesión</text:span><text:span text:style-name="T111">: </text:span><text:span text:style-name="T112">su alcance dura</text:span><text:span text:style-name="T111"> toda la sesión en que se consulta la base de datos. Es decir que es accesible en todo momento hasta que finalice la conexión a la DB.</text:span></text:p>
          <text:list>
            <text:list-item>
              <text:p text:style-name="P163"><text:span text:style-name="T198">inicializar </text:span><text:span text:style-name="T199">con </text:span><text:span text:style-name="T198">set.</text:span></text:p>
            </text:list-item>
            <text:list-item>
              <text:p text:style-name="P163"><text:span text:style-name="T198">utiliza</text:span><text:span text:style-name="T199">r</text:span><text:span text:style-name="T198"> @ antes del nombre.</text:span></text:p>
            </text:list-item>
            <text:list-item>
              <text:p text:style-name="P163"><text:span text:style-name="T198">se puede acceder por fuera del </text:span><text:span text:style-name="T200">procedimiento.</text:span></text:p>
            </text:list-item>
          </text:list>
        </text:list-item>
        <text:list-item>
          <text:p text:style-name="P162"><text:span text:style-name="T111">Variables </text:span><text:span text:style-name="T100">de procedimiento</text:span><text:span text:style-name="T111">:</text:span></text:p>
        </text:list-item>
      </text:list>
      <text:list xml:id="list3562349620" text:style-name="L17">
        <text:list-item>
          <text:list>
            <text:list-item>
              <text:p text:style-name="P165"><text:span text:style-name="T212">crearla </text:span>usando <text:span text:style-name="T19">DECLARE</text:span>.</text:p>
            </text:list-item>
            <text:list-item>
              <text:p text:style-name="P165">actualizar su valor <text:span text:style-name="T212">usando </text:span><text:span text:style-name="T21">SET</text:span>.</text:p>
            </text:list-item>
            <text:list-item>
              <text:p text:style-name="P115"><text:span text:style-name="T94">asignar el valor de una consulta usando </text:span><text:span text:style-name="T18">INTO</text:span><text:span text:style-name="T94">.</text:span></text:p>
            </text:list-item>
          </text:list>
        </text:list-item>
      </text:list>
      <text:h text:style-name="P100" text:outline-level="4"><text:span text:style-name="T83">La sentencia </text:span><text:span text:style-name="Source_20_Text"><text:span text:style-name="T83">SELECT ... INTO</text:span></text:span></text:h>
      <text:p text:style-name="P59"><text:span text:style-name="Source_20_Text"><text:span text:style-name="T68">SELECT</text:span></text:span><text:span text:style-name="Source_20_Text"><text:span text:style-name="T65"> col_</text:span></text:span><text:span text:style-name="Source_20_Text"><text:span text:style-name="T66">nombre </text:span></text:span><text:span text:style-name="Source_20_Text"><text:span text:style-name="T65">[,...] </text:span></text:span></text:p>
      <text:p text:style-name="P59"><text:span text:style-name="Source_20_Text"><text:span text:style-name="T68">INTO</text:span></text:span><text:span text:style-name="Source_20_Text"><text:span text:style-name="T65"> var_</text:span></text:span><text:span text:style-name="Source_20_Text"><text:span text:style-name="T66">nombre </text:span></text:span><text:span text:style-name="Source_20_Text"><text:span text:style-name="T65">[,...] </text:span></text:span><text:span text:style-name="Source_20_Text"><text:span text:style-name="T67">tabla_</text:span></text:span><text:span text:style-name="Source_20_Text"><text:span text:style-name="T65">expr</text:span></text:span><text:span text:style-name="Source_20_Text"><text:span text:style-name="T66">esi</text:span></text:span><text:span text:style-name="Source_20_Text"><text:span text:style-name="T67">ón</text:span></text:span></text:p>
      <text:p text:style-name="P79"/>
      <text:p text:style-name="Text_20_body"><text:span text:style-name="T113">Esta sintaxis </text:span><text:span text:style-name="Source_20_Text"><text:span text:style-name="T113">SELECT</text:span></text:span><text:span text:style-name="T113"> almacena columnas seleccionadas directamente en variables. Por lo tanto, </text:span><text:span text:style-name="T135">solo</text:span><text:span text:style-name="T134"> un registro puede retornarse</text:span><text:span text:style-name="T113">. </text:span></text:p>
      <text:p text:style-name="P76"><text:span text:style-name="T29">Ejemplo</text:span>:</text:p>
      <text:p text:style-name="P76"/>
      <text:p text:style-name="P75">SELECT id,data </text:p>
      <text:p text:style-name="P75">INTO x,y </text:p>
      <text:p text:style-name="P75">FROM test.t1 </text:p>
      <text:p text:style-name="P75"><text:soft-page-break/>LIMIT 1;</text:p>
      <text:p text:style-name="P77">-- <text:span text:style-name="T201">Lo que devuelva (id y data) se guardara en (x e y).</text:span></text:p>
      <text:p text:style-name="P75"/>
      <text:h text:style-name="P99" text:outline-level="3">Constructores de control de flujo</text:h>
      <text:p text:style-name="List_20_Heading"><text:span text:style-name="Source_20_Text"><text:span text:style-name="T113"/></text:span></text:p>
      <text:p text:style-name="P15"><text:span text:style-name="T113">Estos constructores pueden contener un comando simple, o un bloque de comandos usando el </text:span><text:span text:style-name="T134">comando compuesto</text:span><text:span text:style-name="T113"> </text:span><text:span text:style-name="Source_20_Text"><text:span text:style-name="T129">BEGIN</text:span></text:span><text:span text:style-name="Source_20_Text"><text:span text:style-name="T113"> ... </text:span></text:span><text:span text:style-name="Source_20_Text"><text:span text:style-name="T129">END</text:span></text:span><text:span text:style-name="T113">. Los constructores pueden estar anidados.</text:span></text:p>
      <text:p text:style-name="Text_20_body"><text:span text:style-name="T34">Los bucles </text:span><text:span text:style-name="Source_20_Text"><text:span text:style-name="T34">FOR</text:span></text:span><text:span text:style-name="T34"> no están soportados.</text:span></text:p>
      <text:list xml:id="list2086231171" text:style-name="L18">
        <text:list-item>
          <text:h text:style-name="P170" text:outline-level="4"><text:span text:style-name="T83">Sentencia </text:span><text:span text:style-name="Source_20_Text"><text:span text:style-name="T83">IF</text:span></text:span><text:span text:style-name="T113"> <text:s/></text:span></text:h>
        </text:list-item>
      </text:list>
      <text:p text:style-name="P37"><text:span text:style-name="T190">IF </text:span><text:span text:style-name="Source_20_Text"><text:span text:style-name="T155">condi</text:span></text:span><text:span text:style-name="Source_20_Text"><text:span text:style-name="T156">ción</text:span></text:span><text:span text:style-name="Source_20_Text"><text:span text:style-name="T157">1</text:span></text:span><text:span text:style-name="T196"> </text:span><text:span text:style-name="T190">THEN</text:span><text:span text:style-name="T196"> </text:span><text:span text:style-name="Source_20_Text"><text:span text:style-name="T158">list</text:span></text:span><text:span text:style-name="Source_20_Text"><text:span text:style-name="T159">a_sentencias</text:span></text:span><text:span text:style-name="T196"> <text:s text:c="2"/></text:span></text:p>
      <text:p text:style-name="P38"><text:span text:style-name="T196">[</text:span><text:span text:style-name="T190">ELSEIF</text:span><text:span text:style-name="T196"> </text:span><text:span text:style-name="Source_20_Text"><text:span text:style-name="T155">condi</text:span></text:span><text:span text:style-name="Source_20_Text"><text:span text:style-name="T156">ción</text:span></text:span><text:span text:style-name="Source_20_Text"><text:span text:style-name="T157">2</text:span></text:span><text:span text:style-name="T196"> </text:span><text:span text:style-name="T190">THEN</text:span><text:span text:style-name="T196"> </text:span><text:span text:style-name="Source_20_Text"><text:span text:style-name="T155">list</text:span></text:span><text:span text:style-name="Source_20_Text"><text:span text:style-name="T157">a_sentencias</text:span></text:span><text:span text:style-name="T196">] ...</text:span></text:p>
      <text:p text:style-name="P38"><text:span text:style-name="T196">[</text:span><text:span text:style-name="T190">ELSE</text:span><text:span text:style-name="T196"> </text:span><text:span text:style-name="Source_20_Text"><text:span text:style-name="T155">list</text:span></text:span><text:span text:style-name="Source_20_Text"><text:span text:style-name="T157">a_sentencias</text:span></text:span><text:span text:style-name="T196">]</text:span></text:p>
      <text:p text:style-name="P40">END IF</text:p>
      <text:p text:style-name="P84"><text:span text:style-name="Source_20_Text"><text:span text:style-name="T83"/></text:span></text:p>
      <text:p text:style-name="P22"><text:span text:style-name="Source_20_Text"><text:span text:style-name="T36">lista_sentencias</text:span></text:span><text:span text:style-name="T102"> </text:span><text:span text:style-name="T83">puede consistir en varios comandos.</text:span></text:p>
      <text:list xml:id="list1824173225" text:style-name="L19">
        <text:list-item>
          <text:h text:style-name="P171" text:outline-level="4"><text:span text:style-name="T86">S</text:span><text:span text:style-name="T83">entencia </text:span><text:span text:style-name="Source_20_Text"><text:span text:style-name="T83">CASE</text:span></text:span></text:h>
        </text:list-item>
      </text:list>
      <text:p text:style-name="P50"><text:span text:style-name="Source_20_Text"><text:span text:style-name="T96">CASE</text:span></text:span><text:span text:style-name="Source_20_Text"><text:span text:style-name="T83"> case_value</text:span></text:span></text:p>
      <text:p text:style-name="P50"><text:span text:style-name="Source_20_Text"><text:span text:style-name="T83"><text:s text:c="4"/></text:span></text:span><text:span text:style-name="Source_20_Text"><text:span text:style-name="T96">WHEN</text:span></text:span><text:span text:style-name="Source_20_Text"><text:span text:style-name="T83"> when_value </text:span></text:span><text:span text:style-name="Source_20_Text"><text:span text:style-name="T96">THEN</text:span></text:span><text:span text:style-name="Source_20_Text"><text:span text:style-name="T83"> statement_list</text:span></text:span></text:p>
      <text:p text:style-name="P50"><text:span text:style-name="Source_20_Text"><text:span text:style-name="T83"><text:s text:c="3"/>[</text:span></text:span><text:span text:style-name="Source_20_Text"><text:span text:style-name="T96">WHEN</text:span></text:span><text:span text:style-name="Source_20_Text"><text:span text:style-name="T83"> when_value </text:span></text:span><text:span text:style-name="Source_20_Text"><text:span text:style-name="T96">THEN</text:span></text:span><text:span text:style-name="Source_20_Text"><text:span text:style-name="T83"> statement_list] ...</text:span></text:span></text:p>
      <text:p text:style-name="P50"><text:span text:style-name="Source_20_Text"><text:span text:style-name="T83"><text:s text:c="4"/>[</text:span></text:span><text:span text:style-name="Source_20_Text"><text:span text:style-name="T96">ELSE</text:span></text:span><text:span text:style-name="Source_20_Text"><text:span text:style-name="T83"> statement_list]</text:span></text:span></text:p>
      <text:p text:style-name="P41"><text:span text:style-name="Source_20_Text"><text:span text:style-name="T53">END CASE</text:span></text:span></text:p>
      <text:p text:style-name="P35"><text:span text:style-name="Source_20_Text"><text:span text:style-name="T56"/></text:span></text:p>
      <text:p text:style-name="P35"><text:span text:style-name="Source_20_Text"><text:span text:style-name="T55">o:</text:span></text:span><text:span text:style-name="Source_20_Text"><text:span text:style-name="T56"> </text:span></text:span></text:p>
      <text:p text:style-name="P41"><text:span text:style-name="Source_20_Text"><text:span text:style-name="T56"/></text:span></text:p>
      <text:p text:style-name="P41"><text:span text:style-name="Source_20_Text"><text:span text:style-name="T53">CASE</text:span></text:span></text:p>
      <text:p text:style-name="P39"><text:span text:style-name="Source_20_Text"><text:span text:style-name="T149"><text:s text:c="3"/></text:span></text:span><text:span text:style-name="Source_20_Text"><text:span text:style-name="T156"><text:s/></text:span></text:span><text:span text:style-name="Source_20_Text"><text:span text:style-name="T151">WHEN</text:span></text:span><text:span text:style-name="Source_20_Text"><text:span text:style-name="T156"> search_condition </text:span></text:span><text:span text:style-name="Source_20_Text"><text:span text:style-name="T151">THEN</text:span></text:span><text:span text:style-name="Source_20_Text"><text:span text:style-name="T156"> statement_list</text:span></text:span></text:p>
      <text:p text:style-name="P39"><text:span text:style-name="Source_20_Text"><text:span text:style-name="T156"><text:s text:c="4"/>[</text:span></text:span><text:span text:style-name="Source_20_Text"><text:span text:style-name="T151">WHEN</text:span></text:span><text:span text:style-name="Source_20_Text"><text:span text:style-name="T156"> search_condition </text:span></text:span><text:span text:style-name="Source_20_Text"><text:span text:style-name="T151">THEN</text:span></text:span><text:span text:style-name="Source_20_Text"><text:span text:style-name="T156"> statement_list] ...</text:span></text:span></text:p>
      <text:p text:style-name="P39"><text:span text:style-name="Source_20_Text"><text:span text:style-name="T156">[</text:span></text:span><text:span text:style-name="Source_20_Text"><text:span text:style-name="T151">ELSE</text:span></text:span><text:span text:style-name="Source_20_Text"><text:span text:style-name="T156"> statement_list]</text:span></text:span></text:p>
      <text:p text:style-name="P39"><text:span text:style-name="Source_20_Text"><text:span text:style-name="T151">END CASE</text:span></text:span></text:p>
      <text:p text:style-name="P84"><text:span text:style-name="Source_20_Text"><text:span text:style-name="T83"/></text:span></text:p>
      <text:p text:style-name="Text_20_body"><text:span text:style-name="T83">El comando </text:span><text:span text:style-name="Source_20_Text"><text:span text:style-name="T83">CASE</text:span></text:span><text:span text:style-name="T83"> no puede tener una cláusula </text:span><text:span text:style-name="Source_20_Text"><text:span text:style-name="T83">ELSE NULL</text:span></text:span><text:span text:style-name="T83"> y termina con </text:span><text:span text:style-name="Source_20_Text"><text:span text:style-name="T83">END CASE.</text:span></text:span></text:p>
      <text:list xml:id="list1489333222" text:style-name="L20">
        <text:list-item>
          <text:h text:style-name="P172" text:outline-level="4"><text:span text:style-name="T83">Sentencia </text:span><text:span text:style-name="Source_20_Text"><text:span text:style-name="T83">LOOP</text:span></text:span></text:h>
        </text:list-item>
      </text:list>
      <text:p text:style-name="P51"><text:span text:style-name="Source_20_Text"><text:span text:style-name="T40">[begin_label:] </text:span></text:span><text:span text:style-name="Source_20_Text"><text:span text:style-name="T51">LOOP</text:span></text:span></text:p>
      <text:p text:style-name="P42"><text:span text:style-name="Source_20_Text"><text:span text:style-name="T57"><text:s text:c="4"/>statement_list</text:span></text:span></text:p>
      <text:p text:style-name="P42"><text:span text:style-name="Source_20_Text"><text:span text:style-name="T54">END LOOP</text:span></text:span><text:span text:style-name="Source_20_Text"><text:span text:style-name="T57"> [end_label]</text:span></text:span></text:p>
      <text:p text:style-name="P89"/>
      <text:p text:style-name="P15"><text:span text:style-name="T90">statement_list</text:span><text:span text:style-name="T83"> se repite hasta que acaba el bucle, usualmente con un comando </text:span><text:span text:style-name="Source_20_Text"><text:span text:style-name="T96">LEAVE</text:span></text:span><text:span text:style-name="T83">.</text:span></text:p>
      <text:list xml:id="list864323512" text:style-name="L21">
        <text:list-item>
          <text:p text:style-name="P154"><text:span text:style-name="T6">P</text:span><text:span text:style-name="T2">uede etiquetarse. </text:span></text:p>
        </text:list-item>
        <text:list-item>
          <text:p text:style-name="P156"><text:soft-page-break/><text:span text:style-name="Emphasis"><text:span text:style-name="Source_20_Text"><text:span text:style-name="T102">end_label</text:span></text:span></text:span><text:span text:style-name="T102"> no puede darse hasta que esté presente </text:span><text:span text:style-name="Emphasis"><text:span text:style-name="Source_20_Text"><text:span text:style-name="T102">begin_label</text:span></text:span></text:span><text:span text:style-name="T102"> , y si ambos lo están, deben ser el mismo.</text:span></text:p>
        </text:list-item>
      </text:list>
      <text:list xml:id="list563966338" text:style-name="L22">
        <text:list-item>
          <text:list>
            <text:list-item>
              <text:h text:style-name="P173" text:outline-level="4"><text:span text:style-name="T83">Sentencia </text:span><text:span text:style-name="Source_20_Text"><text:span text:style-name="T83">LEAVE</text:span></text:span></text:h>
            </text:list-item>
          </text:list>
        </text:list-item>
      </text:list>
      <text:p text:style-name="P52"><text:span text:style-name="Source_20_Text"><text:span text:style-name="T51">LEAVE</text:span></text:span><text:span text:style-name="Source_20_Text"><text:span text:style-name="T40"> label</text:span></text:span></text:p>
      <text:p text:style-name="P68"><text:span text:style-name="Source_20_Text"><text:span text:style-name="T83"/></text:span></text:p>
      <text:p text:style-name="Text_20_body"><text:span text:style-name="T83">Este comando se usa para abandonar cualquier control de flujo etiquetado. Puede usarse con </text:span><text:span text:style-name="Source_20_Text"><text:span text:style-name="T96">BEGIN</text:span></text:span><text:span text:style-name="Source_20_Text"><text:span text:style-name="T83"> ... </text:span></text:span><text:span text:style-name="Source_20_Text"><text:span text:style-name="T96">END</text:span></text:span><text:span text:style-name="T83"> o bucles. </text:span></text:p>
      <text:list xml:id="list2857566054" text:style-name="L23">
        <text:list-item>
          <text:list>
            <text:list-item>
              <text:h text:style-name="P174" text:outline-level="4"><text:span text:style-name="T83">La setencia </text:span><text:span text:style-name="Source_20_Text"><text:span text:style-name="T83">ITERATE</text:span></text:span></text:h>
            </text:list-item>
          </text:list>
        </text:list-item>
      </text:list>
      <text:p text:style-name="P53"><text:span text:style-name="Source_20_Text"><text:span text:style-name="T51">ITERATE</text:span></text:span><text:span text:style-name="Source_20_Text"><text:span text:style-name="T40"> label</text:span></text:span></text:p>
      <text:p text:style-name="P69"/>
      <text:list xml:id="list4145660633" text:style-name="L24">
        <text:list-item>
          <text:p text:style-name="P159"><text:span text:style-name="T87">Solo</text:span><text:span text:style-name="T83"> puede aparecer en comandos </text:span><text:span text:style-name="Source_20_Text"><text:span text:style-name="T83">LOOP</text:span></text:span><text:span text:style-name="T83">, </text:span><text:span text:style-name="Source_20_Text"><text:span text:style-name="T83">REPEAT</text:span></text:span><text:span text:style-name="T83">, y </text:span><text:span text:style-name="Source_20_Text"><text:span text:style-name="T83">WHILE</text:span></text:span><text:span text:style-name="T83"> .</text:span></text:p>
        </text:list-item>
        <text:list-item>
          <text:p text:style-name="P160"><text:span text:style-name="T3">S</text:span><text:span text:style-name="T2">ignifica “vuelve a hacer el bucle.” </text:span></text:p>
        </text:list-item>
      </text:list>
      <text:p text:style-name="P28"/>
      <text:p text:style-name="P25"><text:span text:style-name="T29">Por ejemplo</text:span>: </text:p>
      <text:p text:style-name="P44"><text:span text:style-name="Source_20_Text"><text:span text:style-name="T60">CREATE PROCEDURE doiterate (p1 INT)</text:span></text:span></text:p>
      <text:p text:style-name="P44"><text:span text:style-name="Source_20_Text"><text:span text:style-name="T60"><text:s text:c="2"/>BEGIN </text:span></text:span><text:span text:style-name="Source_20_Text"><text:span text:style-name="T61">label1</text:span></text:span><text:span text:style-name="Source_20_Text"><text:span text:style-name="T60">: LOOP</text:span></text:span></text:p>
      <text:p text:style-name="P44"><text:span text:style-name="Source_20_Text"><text:span text:style-name="T60"><text:s text:c="3"/></text:span></text:span><text:span text:style-name="Source_20_Text"><text:span text:style-name="T62"><text:s/>SET p1 = p1 + 1;</text:span></text:span></text:p>
      <text:p text:style-name="P44"><text:span text:style-name="Source_20_Text"><text:span text:style-name="T62"><text:s text:c="4"/><text:tab/>IF p1 &lt; 10 THEN ITERATE label1;</text:span></text:span></text:p>
      <text:p text:style-name="P44"><text:span text:style-name="Source_20_Text"><text:span text:style-name="T62"><text:tab/>END IF;</text:span></text:span></text:p>
      <text:p text:style-name="P44"><text:span text:style-name="Source_20_Text"><text:span text:style-name="T60"><text:s text:c="2"/>LEAVE </text:span></text:span><text:span text:style-name="Source_20_Text"><text:span text:style-name="T61">label1</text:span></text:span><text:span text:style-name="Source_20_Text"><text:span text:style-name="T60">;</text:span></text:span></text:p>
      <text:p text:style-name="P44"><text:span text:style-name="Source_20_Text"><text:span text:style-name="T60">END LOOP </text:span></text:span><text:span text:style-name="Source_20_Text"><text:span text:style-name="T61">label1</text:span></text:span><text:span text:style-name="Source_20_Text"><text:span text:style-name="T60">;</text:span></text:span></text:p>
      <text:p text:style-name="P43"><text:span text:style-name="Source_20_Text"><text:span text:style-name="T54"><text:s/></text:span></text:span><text:span text:style-name="Source_20_Text"><text:span text:style-name="T57"><text:s/>SET </text:span></text:span><text:span text:style-name="Source_20_Text"><text:span text:style-name="T58">@x</text:span></text:span><text:span text:style-name="Source_20_Text"><text:span text:style-name="T57"> = p1;</text:span></text:span><text:span text:style-name="Source_20_Text"><text:span text:style-name="T58"> -- </text:span></text:span><text:span text:style-name="Source_20_Text"><text:span text:style-name="T59">declara una variable para poder contener el datos de entrada.</text:span></text:span></text:p>
      <text:p text:style-name="P43"><text:span text:style-name="Source_20_Text"><text:span text:style-name="T54">END</text:span></text:span></text:p>
      <text:p text:style-name="P90"/>
      <text:list xml:id="list1267087473" text:style-name="L25">
        <text:list-item>
          <text:h text:style-name="P175" text:outline-level="4"><text:span text:style-name="T83">Sentencia </text:span><text:span text:style-name="Source_20_Text"><text:span text:style-name="T83">REPEAT</text:span></text:span></text:h>
        </text:list-item>
      </text:list>
      <text:p text:style-name="P45"><text:span text:style-name="Source_20_Text"><text:span text:style-name="T62">[begin_label:] </text:span></text:span><text:span text:style-name="Source_20_Text"><text:span text:style-name="T60">REPEAT</text:span></text:span></text:p>
      <text:p text:style-name="P45"><text:span text:style-name="Source_20_Text"><text:span text:style-name="T62">statement_list</text:span></text:span></text:p>
      <text:p text:style-name="P54"><text:span text:style-name="Source_20_Text"><text:span text:style-name="T51">UNTIL</text:span></text:span><text:span text:style-name="Source_20_Text"><text:span text:style-name="T40"> search_condition</text:span></text:span></text:p>
      <text:p text:style-name="P45"><text:span text:style-name="Source_20_Text"><text:span text:style-name="T60">END REPEAT</text:span></text:span><text:span text:style-name="Source_20_Text"><text:span text:style-name="T62"> [end_label]</text:span></text:span></text:p>
      <text:p text:style-name="P86"/>
      <text:list xml:id="list1080393157" text:style-name="L26">
        <text:list-item>
          <text:p text:style-name="P138"><text:span text:style-name="T83">El/</text:span><text:span text:style-name="T88">los </text:span><text:span text:style-name="T83">comando/s se repite hasta que la condición </text:span><text:span text:style-name="Emphasis"><text:span text:style-name="Source_20_Text"><text:span text:style-name="T83">search_condition</text:span></text:span></text:span><text:span text:style-name="T83"> es cierta. </text:span></text:p>
        </text:list-item>
        <text:list-item>
          <text:p text:style-name="P153"><text:span text:style-name="T4">P</text:span><text:span text:style-name="T2">uede etiquetarse. </text:span></text:p>
        </text:list-item>
        <text:list-item>
          <text:p text:style-name="P139"><text:span text:style-name="Emphasis"><text:span text:style-name="Source_20_Text"><text:span text:style-name="T83">end_label</text:span></text:span></text:span><text:span text:style-name="T83"> no puede darse a no ser que </text:span><text:span text:style-name="Emphasis"><text:span text:style-name="Source_20_Text"><text:span text:style-name="T83">begin_label</text:span></text:span></text:span><text:span text:style-name="T83"> esté presente, y si lo están, deben ser el mismo. </text:span></text:p>
        </text:list-item>
      </text:list>
      <text:p text:style-name="P144"/>
      <text:p text:style-name="P25"><text:span text:style-name="T29">Por ejemplo</text:span>: </text:p>
      <text:p text:style-name="P70">delimiter //</text:p>
      <text:p text:style-name="P74"><text:soft-page-break/></text:p>
      <text:p text:style-name="P71">CREATE PROCEDURE dorepeat (p1 INT)</text:p>
      <text:p text:style-name="P71"><text:tab/>BEGIN</text:p>
      <text:p text:style-name="P70"><text:tab/><text:tab/>SET @x = 0; <text:span text:style-name="T202">-- </text:span><text:span text:style-name="T203">declara una variable </text:span><text:span text:style-name="T204">global???</text:span><text:span text:style-name="T203">.</text:span></text:p>
      <text:p text:style-name="P72"><text:tab/><text:tab/>REPEAT SET @x = @x + 1; <text:span text:style-name="T202">-- </text:span><text:span text:style-name="T203">asigna la variable declarada.</text:span></text:p>
      <text:p text:style-name="P71"><text:tab/><text:tab/><text:tab/>UNTIL @x &gt; p1</text:p>
      <text:p text:style-name="P71"><text:s text:c="4"/><text:tab/><text:tab/>END REPEAT;</text:p>
      <text:p text:style-name="P74"><text:s text:c="4"/><text:tab/><text:span text:style-name="T33">END</text:span></text:p>
      <text:p text:style-name="P70">//</text:p>
      <text:p text:style-name="P70"/>
      <text:p text:style-name="P70">CALL dorepeat(1000)// -- <text:span text:style-name="T206">llama al procedimiento pasándole el valor 1000.</text:span></text:p>
      <text:p text:style-name="P70">SELECT <text:span text:style-name="T202">@x</text:span>// -- <text:span text:style-name="T205">muestra el valor de la variable x, una vez ejecutado el procedimiento.</text:span></text:p>
      <text:p text:style-name="P70"/>
      <text:list xml:id="list3622163782" text:style-name="L27">
        <text:list-item>
          <text:h text:style-name="P176" text:outline-level="4"><text:span text:style-name="T83">Sentencia </text:span><text:span text:style-name="Source_20_Text"><text:span text:style-name="T83">WHILE</text:span></text:span></text:h>
        </text:list-item>
      </text:list>
      <text:p text:style-name="P55"><text:span text:style-name="Source_20_Text"><text:span text:style-name="T40"><text:s/>[begin_label:] </text:span></text:span><text:span text:style-name="Source_20_Text"><text:span text:style-name="T51">WHILE</text:span></text:span><text:span text:style-name="Source_20_Text"><text:span text:style-name="T40"> </text:span></text:span></text:p>
      <text:p text:style-name="P55"><text:span text:style-name="Source_20_Text"><text:span text:style-name="T40"><text:tab/>search_condition </text:span></text:span><text:span text:style-name="Source_20_Text"><text:span text:style-name="T51">DO</text:span></text:span></text:p>
      <text:p text:style-name="P46"><text:span text:style-name="Source_20_Text"><text:span text:style-name="T62"><text:s text:c="3"/>statement_list</text:span></text:span></text:p>
      <text:p text:style-name="P46"><text:span text:style-name="Source_20_Text"><text:span text:style-name="T60">END WHILE </text:span></text:span><text:span text:style-name="Source_20_Text"><text:span text:style-name="T62">[end_label]</text:span></text:span></text:p>
      <text:p text:style-name="P88"/>
      <text:list xml:id="list2166430781" text:style-name="L28">
        <text:list-item>
          <text:p text:style-name="P157"><text:span text:style-name="T83">El/</text:span><text:span text:style-name="T89">los </text:span><text:span text:style-name="T83">comado/s se repite mientras la condición </text:span><text:span text:style-name="Emphasis"><text:span text:style-name="Source_20_Text"><text:span text:style-name="T83">search_condition</text:span></text:span></text:span><text:span text:style-name="T83"> es cierta.</text:span></text:p>
        </text:list-item>
        <text:list-item>
          <text:p text:style-name="P155"><text:span text:style-name="T5">P</text:span><text:span text:style-name="T2">uede etiquetarse. </text:span></text:p>
        </text:list-item>
        <text:list-item>
          <text:p text:style-name="P157"><text:span text:style-name="Emphasis"><text:span text:style-name="Source_20_Text"><text:span text:style-name="T83">end_label</text:span></text:span></text:span><text:span text:style-name="T83"> no puede darse a no ser que </text:span><text:span text:style-name="Emphasis"><text:span text:style-name="Source_20_Text"><text:span text:style-name="T83">begin_label</text:span></text:span></text:span><text:span text:style-name="T83"> también esté presente, y si lo están, deben ser el mismo. </text:span></text:p>
        </text:list-item>
      </text:list>
      <text:p text:style-name="P27"><text:span text:style-name="T29">Por ejemplo</text:span>: </text:p>
      <text:p text:style-name="P60"><text:span text:style-name="Source_20_Text"><text:span text:style-name="T69">CREATE PROCEDURE dowhile()</text:span></text:span></text:p>
      <text:p text:style-name="P60"><text:span text:style-name="Source_20_Text"><text:span text:style-name="T69"><text:tab/>BEGIN</text:span></text:span></text:p>
      <text:p text:style-name="P60"><text:span text:style-name="Source_20_Text"><text:span text:style-name="T62"><text:tab/><text:tab/>DECLARE v1 INT DEFAULT 5; -- </text:span></text:span><text:span text:style-name="Source_20_Text"><text:span text:style-name="T70">declara una variable local.</text:span></text:span></text:p>
      <text:p text:style-name="P47"><text:span text:style-name="Source_20_Text"><text:span text:style-name="T62"><text:s/><text:tab/><text:tab/></text:span></text:span><text:span text:style-name="Source_20_Text"><text:span text:style-name="T60">WHILE v1 &gt; 0 DO</text:span></text:span></text:p>
      <text:p text:style-name="P49"><text:span text:style-name="Source_20_Text"><text:span text:style-name="T64"><text:s/><text:tab/><text:tab/>...</text:span></text:span></text:p>
      <text:p text:style-name="P47"><text:span text:style-name="Source_20_Text"><text:span text:style-name="T60"><text:s text:c="3"/><text:tab/><text:tab/>SET v1 = v1 - 1;</text:span></text:span></text:p>
      <text:p text:style-name="P49"><text:span text:style-name="Source_20_Text"><text:span text:style-name="T64"><text:s text:c="2"/><text:tab/><text:tab/>END WHILE;</text:span></text:span></text:p>
      <text:p text:style-name="P67"><text:span text:style-name="Source_20_Text"><text:span text:style-name="T77"><text:tab/>END</text:span></text:span></text:p>
      <text:p text:style-name="P29">Sentencias válidas e inválidas</text:p>
      <text:p text:style-name="P30">Un procedimiento almacenado puede:</text:p>
      <text:list xml:id="list347274719" text:style-name="L29">
        <text:list-item>
          <text:p text:style-name="P145">Seleccionar y modificar datos.</text:p>
        </text:list-item>
        <text:list-item>
          <text:p text:style-name="P145">Crear tablas temporales y permanentes.</text:p>
        </text:list-item>
        <text:list-item>
          <text:p text:style-name="P146">Llamar otros procedimientos almacenados.</text:p>
        </text:list-item>
        <text:list-item>
          <text:p text:style-name="P146">Referenciar objetos de bases de datos.</text:p>
        </text:list-item>
      </text:list>
      <text:p text:style-name="P147"/>
      <text:p text:style-name="P147">Un procedimiento almacenado no puede ejecutar:</text:p>
      <text:list xml:id="list1112315471" text:style-name="L30">
        <text:list-item>
          <text:p text:style-name="P148">use database</text:p>
        </text:list-item>
        <text:list-item>
          <text:p text:style-name="P148"><text:soft-page-break/>create view</text:p>
        </text:list-item>
        <text:list-item>
          <text:p text:style-name="P148">create default</text:p>
        </text:list-item>
        <text:list-item>
          <text:p text:style-name="P148">create rule</text:p>
        </text:list-item>
        <text:list-item>
          <text:p text:style-name="P148">create procedure</text:p>
        </text:list-item>
        <text:list-item>
          <text:p text:style-name="P148">create trigger</text:p>
        </text:list-item>
      </text:list>
      <text:p text:style-name="P147"/>
      <text:p text:style-name="P81"><text:span text:style-name="T101">P</text:span><text:span text:style-name="T97">ermisos</text:span></text:p>
      <text:p text:style-name="P149"/>
      <text:p text:style-name="P149">Para permitir que otros usen un procedimiento almacenado, el propietario debe dar los respectivos permisos.</text:p>
      <text:p text:style-name="P150">Sintaxis simplificada:</text:p>
      <text:p text:style-name="P36"><text:span text:style-name="Source_20_Text"><text:span text:style-name="T75">GRANT</text:span></text:span><text:span text:style-name="Source_20_Text"><text:span text:style-name="T73"> EXECUTE ON PROCEDURE procedure_n</text:span></text:span><text:span text:style-name="Source_20_Text"><text:span text:style-name="T74">ombre </text:span></text:span><text:span text:style-name="Source_20_Text"><text:span text:style-name="T73">TO user_n</text:span></text:span><text:span text:style-name="Source_20_Text"><text:span text:style-name="T74">ombre</text:span></text:span></text:p>
      <text:p text:style-name="P150"/>
      <text:p text:style-name="P116">Estructura básica para realizar un procedimiento almacenado</text:p>
      <text:list xml:id="list3716305692" text:style-name="L31">
        <text:list-item>
          <text:p text:style-name="P117">La estructura general para crear un PROCEDURE es:</text:p>
        </text:list-item>
      </text:list>
      <text:list xml:id="list3825080666" text:style-name="L32">
        <text:list-item>
          <text:list>
            <text:list-item>
              <text:p text:style-name="P158">Usar la palabra reservada <text:span text:style-name="T19">DELIMITER</text:span> seguida de una combinación de caracteres que sepas que no aparecerá en el interior del PROCEDURE.</text:p>
            </text:list-item>
            <text:list-item>
              <text:p text:style-name="P140"><text:span text:style-name="T8">Crear el procedimiento almacenado con el comando </text:span><text:span text:style-name="Strong_20_Emphasis"><text:span text:style-name="T8">CREATE PROCEDURE</text:span></text:span><text:span text:style-name="T8"> seguido de </text:span><text:span text:style-name="T14">su</text:span><text:span text:style-name="T8"> nombre.</text:span></text:p>
            </text:list-item>
            <text:list-item>
              <text:p text:style-name="P158"><text:span text:style-name="T207">Escribir la i</text:span>nstrucción <text:span text:style-name="T19">BEGIN</text:span> para indicar que empieza el código SQL del procedimiento.</text:p>
            </text:list-item>
            <text:list-item>
              <text:p text:style-name="P158"><text:span text:style-name="T19">Código SQL</text:span> que <text:span text:style-name="T207">se debe</text:span> ejecut<text:span text:style-name="T207">ar</text:span> cuando se llame a la rutina.</text:p>
            </text:list-item>
            <text:list-item>
              <text:p text:style-name="P128">Cerrar el código con la cláusula <text:span text:style-name="T19">END</text:span> seguida de los caracteres definidos con el comando DECLARE.</text:p>
            </text:list-item>
            <text:list-item>
              <text:p text:style-name="P129">Para que se ejecute el procedimiento, deberá llamar mediante la clausula <text:span text:style-name="T19">CALL</text:span>.</text:p>
            </text:list-item>
            <text:list-item>
              <text:p text:style-name="P125"><text:span text:style-name="T15">Si queremos mostrar el resultado deberemos usar </text:span><text:span text:style-name="T16">SELECT</text:span><text:span text:style-name="T15">.</text:span></text:p>
            </text:list-item>
          </text:list>
        </text:list-item>
      </text:list>
      <text:p text:style-name="P130"/>
      <text:p text:style-name="P1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22:42:12.978980163</meta:creation-date>
    <dc:date>2019-09-12T20:07:29.298921098</dc:date>
    <meta:editing-duration>P8DT6H37M17S</meta:editing-duration>
    <meta:editing-cycles>351</meta:editing-cycles>
    <meta:generator>LibreOffice/6.2.6.2$Linux_X86_64 LibreOffice_project/20$Build-2</meta:generator>
    <meta:document-statistic meta:table-count="0" meta:image-count="0" meta:object-count="0" meta:page-count="11" meta:paragraph-count="256" meta:word-count="2679" meta:character-count="16986" meta:non-whitespace-character-count="14487"/>
  </office:meta>
</office:document-meta>
</file>